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64cm"/>
    </style:style>
    <style:style style:name="co2" style:family="table-column">
      <style:table-column-properties fo:break-before="auto" style:column-width="8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6.499cm" svg:y="40.742cm">
            <draw:object draw:notify-on-update-of-ranges="Hoja1.A2:Hoja1.A102 Hoja1.B1:Hoja1.B1 Hoja1.B2:Hoja1.B102 Hoja1.A2:Hoja1.A102 Hoja1.C1:Hoja1.C1 Hoja1.C2:Hoja1.C102 Hoja1.A2:Hoja1.A102 Hoja1.D1:Hoja1.D1 Hoja1.D2:Hoja1.D102 Hoja1.A2:Hoja1.A102 Hoja1.E1:Hoja1.E1 Hoja1.E2:Hoja1.E102 Hoja1.A2:Hoja1.A102 Hoja1.F1:Hoja1.F1 Hoja1.F2:Hoja1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FP: Tasa de Falsos Positivos (1 – Especificidad)</text:p>
          </table:table-cell>
          <table:table-cell office:value-type="string" calcext:value-type="string">
            <text:p>TVP: Tasa de Verdaderos Positivos (Sensibilidad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2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$A2]^0.1" office:value-type="float" office:value="0" calcext:value-type="float">
            <text:p>0,00</text:p>
          </table:table-cell>
          <table:table-cell table:style-name="ce1" table:formula="of:=[.$A2]^0.4" office:value-type="float" office:value="0" calcext:value-type="float">
            <text:p>0,00</text:p>
          </table:table-cell>
          <table:table-cell table:style-name="ce1" table:formula="of:=[.$A2]^0.6" office:value-type="float" office:value="0" calcext:value-type="float">
            <text:p>0,00</text:p>
          </table:table-cell>
        </table:table-row>
        <table:table-row table:style-name="ro1">
          <table:table-cell table:style-name="ce1" table:formula="of:=[.A2]+0.01" office:value-type="float" office:value="0.01" calcext:value-type="float">
            <text:p>0,01</text:p>
          </table:table-cell>
          <table:table-cell table:style-name="ce1" table:formula="of:=[.A3]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formula="of:=[.$A3]^0.1" office:value-type="float" office:value="0.630957344480193" calcext:value-type="float">
            <text:p>0,63</text:p>
          </table:table-cell>
          <table:table-cell table:style-name="ce1" table:formula="of:=[.$A3]^0.4" office:value-type="float" office:value="0.158489319246111" calcext:value-type="float">
            <text:p>0,16</text:p>
          </table:table-cell>
          <table:table-cell table:style-name="ce1" table:formula="of:=[.$A3]^0.6" office:value-type="float" office:value="0.0630957344480193" calcext:value-type="float">
            <text:p>0,06</text:p>
          </table:table-cell>
        </table:table-row>
        <table:table-row table:style-name="ro1">
          <table:table-cell table:style-name="ce1" table:formula="of:=[.A3]+0.01" office:value-type="float" office:value="0.02" calcext:value-type="float">
            <text:p>0,02</text:p>
          </table:table-cell>
          <table:table-cell table:style-name="ce1" table:formula="of:=[.A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formula="of:=[.$A4]^0.1" office:value-type="float" office:value="0.676243337806241" calcext:value-type="float">
            <text:p>0,68</text:p>
          </table:table-cell>
          <table:table-cell table:style-name="ce1" table:formula="of:=[.$A4]^0.4" office:value-type="float" office:value="0.209127910518255" calcext:value-type="float">
            <text:p>0,21</text:p>
          </table:table-cell>
          <table:table-cell table:style-name="ce1" table:formula="of:=[.$A4]^0.6" office:value-type="float" office:value="0.0956352499790037" calcext:value-type="float">
            <text:p>0,10</text:p>
          </table:table-cell>
        </table:table-row>
        <table:table-row table:style-name="ro1">
          <table:table-cell table:style-name="ce1" table:formula="of:=[.A4]+0.01" office:value-type="float" office:value="0.03" calcext:value-type="float">
            <text:p>0,03</text:p>
          </table:table-cell>
          <table:table-cell table:style-name="ce1" table:formula="of:=[.A5]"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table:formula="of:=[.$A5]^0.1" office:value-type="float" office:value="0.704226114001237" calcext:value-type="float">
            <text:p>0,70</text:p>
          </table:table-cell>
          <table:table-cell table:style-name="ce1" table:formula="of:=[.$A5]^0.4" office:value-type="float" office:value="0.245950948584936" calcext:value-type="float">
            <text:p>0,25</text:p>
          </table:table-cell>
          <table:table-cell table:style-name="ce1" table:formula="of:=[.$A5]^0.6" office:value-type="float" office:value="0.121975540946693" calcext:value-type="float">
            <text:p>0,12</text:p>
          </table:table-cell>
        </table:table-row>
        <table:table-row table:style-name="ro1">
          <table:table-cell table:style-name="ce1" table:formula="of:=[.A5]+0.01" office:value-type="float" office:value="0.04" calcext:value-type="float">
            <text:p>0,04</text:p>
          </table:table-cell>
          <table:table-cell table:style-name="ce1" table:formula="of:=[.A6]"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formula="of:=[.$A6]^0.1" office:value-type="float" office:value="0.724779663677696" calcext:value-type="float">
            <text:p>0,72</text:p>
          </table:table-cell>
          <table:table-cell table:style-name="ce1" table:formula="of:=[.$A6]^0.4" office:value-type="float" office:value="0.275945932292243" calcext:value-type="float">
            <text:p>0,28</text:p>
          </table:table-cell>
          <table:table-cell table:style-name="ce1" table:formula="of:=[.$A6]^0.6" office:value-type="float" office:value="0.144955932735539" calcext:value-type="float">
            <text:p>0,14</text:p>
          </table:table-cell>
        </table:table-row>
        <table:table-row table:style-name="ro1">
          <table:table-cell table:style-name="ce1" table:formula="of:=[.A6]+0.01" office:value-type="float" office:value="0.05" calcext:value-type="float">
            <text:p>0,05</text:p>
          </table:table-cell>
          <table:table-cell table:style-name="ce1" table:formula="of:=[.A7]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formula="of:=[.$A7]^0.1" office:value-type="float" office:value="0.741134449106948" calcext:value-type="float">
            <text:p>0,74</text:p>
          </table:table-cell>
          <table:table-cell table:style-name="ce1" table:formula="of:=[.$A7]^0.4" office:value-type="float" office:value="0.301708816827258" calcext:value-type="float">
            <text:p>0,30</text:p>
          </table:table-cell>
          <table:table-cell table:style-name="ce1" table:formula="of:=[.$A7]^0.6" office:value-type="float" office:value="0.165722700866999" calcext:value-type="float">
            <text:p>0,17</text:p>
          </table:table-cell>
        </table:table-row>
        <table:table-row table:style-name="ro1">
          <table:table-cell table:style-name="ce1" table:formula="of:=[.A7]+0.01" office:value-type="float" office:value="0.06" calcext:value-type="float">
            <text:p>0,06</text:p>
          </table:table-cell>
          <table:table-cell table:style-name="ce1" table:formula="of:=[.A8]"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table:formula="of:=[.$A8]^0.1" office:value-type="float" office:value="0.754770860611584" calcext:value-type="float">
            <text:p>0,75</text:p>
          </table:table-cell>
          <table:table-cell table:style-name="ce1" table:formula="of:=[.$A8]^0.4" office:value-type="float" office:value="0.324534222319921" calcext:value-type="float">
            <text:p>0,32</text:p>
          </table:table-cell>
          <table:table-cell table:style-name="ce1" table:formula="of:=[.$A8]^0.6" office:value-type="float" office:value="0.184880348121971" calcext:value-type="float">
            <text:p>0,18</text:p>
          </table:table-cell>
        </table:table-row>
        <table:table-row table:style-name="ro1">
          <table:table-cell table:style-name="ce1" table:formula="of:=[.A8]+0.01" office:value-type="float" office:value="0.07" calcext:value-type="float">
            <text:p>0,07</text:p>
          </table:table-cell>
          <table:table-cell table:style-name="ce1" table:formula="of:=[.A9]"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table:formula="of:=[.$A9]^0.1" office:value-type="float" office:value="0.766495843264134" calcext:value-type="float">
            <text:p>0,77</text:p>
          </table:table-cell>
          <table:table-cell table:style-name="ce1" table:formula="of:=[.$A9]^0.4" office:value-type="float" office:value="0.345174906598008" calcext:value-type="float">
            <text:p>0,35</text:p>
          </table:table-cell>
          <table:table-cell table:style-name="ce1" table:formula="of:=[.$A9]^0.6" office:value-type="float" office:value="0.202795738224164" calcext:value-type="float">
            <text:p>0,20</text:p>
          </table:table-cell>
        </table:table-row>
        <table:table-row table:style-name="ro1">
          <table:table-cell table:style-name="ce1" table:formula="of:=[.A9]+0.01" office:value-type="float" office:value="0.08" calcext:value-type="float">
            <text:p>0,08</text:p>
          </table:table-cell>
          <table:table-cell table:style-name="ce1" table:formula="of:=[.A10]"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formula="of:=[.$A10]^0.1" office:value-type="float" office:value="0.776799609715734" calcext:value-type="float">
            <text:p>0,78</text:p>
          </table:table-cell>
          <table:table-cell table:style-name="ce1" table:formula="of:=[.$A10]^0.4" office:value-type="float" office:value="0.364112840605216" calcext:value-type="float">
            <text:p>0,36</text:p>
          </table:table-cell>
          <table:table-cell table:style-name="ce1" table:formula="of:=[.$A10]^0.6" office:value-type="float" office:value="0.219712108661224" calcext:value-type="float">
            <text:p>0,22</text:p>
          </table:table-cell>
        </table:table-row>
        <table:table-row table:style-name="ro1">
          <table:table-cell table:style-name="ce1" table:formula="of:=[.A10]+0.01" office:value-type="float" office:value="0.09" calcext:value-type="float">
            <text:p>0,09</text:p>
          </table:table-cell>
          <table:table-cell table:style-name="ce1" table:formula="of:=[.A11]"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$A11]^0.1" office:value-type="float" office:value="0.786003085596623" calcext:value-type="float">
            <text:p>0,79</text:p>
          </table:table-cell>
          <table:table-cell table:style-name="ce1" table:formula="of:=[.$A11]^0.4" office:value-type="float" office:value="0.381677890961818" calcext:value-type="float">
            <text:p>0,38</text:p>
          </table:table-cell>
          <table:table-cell table:style-name="ce1" table:formula="of:=[.$A11]^0.6" office:value-type="float" office:value="0.235800925678987" calcext:value-type="float">
            <text:p>0,24</text:p>
          </table:table-cell>
        </table:table-row>
        <table:table-row table:style-name="ro1">
          <table:table-cell table:style-name="ce1" table:formula="of:=[.A11]+0.01" office:value-type="float" office:value="0.1" calcext:value-type="float">
            <text:p>0,10</text:p>
          </table:table-cell>
          <table:table-cell table:style-name="ce1" table:formula="of:=[.A12]" office:value-type="float" office:value="0.1" calcext:value-type="float">
            <text:p>0,10</text:p>
          </table:table-cell>
          <table:table-cell office:value-type="float" office:value="1" calcext:value-type="float">
            <text:p>1</text:p>
          </table:table-cell>
          <table:table-cell table:formula="of:=[.$A12]^0.1" office:value-type="float" office:value="0.794328234724282" calcext:value-type="float">
            <text:p>0,79</text:p>
          </table:table-cell>
          <table:table-cell table:style-name="ce1" table:formula="of:=[.$A12]^0.4" office:value-type="float" office:value="0.398107170553497" calcext:value-type="float">
            <text:p>0,40</text:p>
          </table:table-cell>
          <table:table-cell table:style-name="ce1" table:formula="of:=[.$A12]^0.6" office:value-type="float" office:value="0.251188643150958" calcext:value-type="float">
            <text:p>0,25</text:p>
          </table:table-cell>
        </table:table-row>
        <table:table-row table:style-name="ro1">
          <table:table-cell table:style-name="ce1" table:formula="of:=[.A12]+0.01" office:value-type="float" office:value="0.11" calcext:value-type="float">
            <text:p>0,11</text:p>
          </table:table-cell>
          <table:table-cell table:style-name="ce1" table:formula="of:=[.A13]"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table:formula="of:=[.$A13]^0.1" office:value-type="float" office:value="0.801935184816137" calcext:value-type="float">
            <text:p>0,80</text:p>
          </table:table-cell>
          <table:table-cell table:style-name="ce1" table:formula="of:=[.$A13]^0.4" office:value-type="float" office:value="0.413577662279005" calcext:value-type="float">
            <text:p>0,41</text:p>
          </table:table-cell>
          <table:table-cell table:style-name="ce1" table:formula="of:=[.$A13]^0.6" office:value-type="float" office:value="0.265971811421944" calcext:value-type="float">
            <text:p>0,27</text:p>
          </table:table-cell>
        </table:table-row>
        <table:table-row table:style-name="ro1">
          <table:table-cell table:style-name="ce1" table:formula="of:=[.A13]+0.01" office:value-type="float" office:value="0.12" calcext:value-type="float">
            <text:p>0,12</text:p>
          </table:table-cell>
          <table:table-cell table:style-name="ce1" table:formula="of:=[.A14]"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table:formula="of:=[.$A14]^0.1" office:value-type="float" office:value="0.808943378699175" calcext:value-type="float">
            <text:p>0,81</text:p>
          </table:table-cell>
          <table:table-cell table:style-name="ce1" table:formula="of:=[.$A14]^0.4" office:value-type="float" office:value="0.428225473667665" calcext:value-type="float">
            <text:p>0,43</text:p>
          </table:table-cell>
          <table:table-cell table:style-name="ce1" table:formula="of:=[.$A14]^0.6" office:value-type="float" office:value="0.28022620647068" calcext:value-type="float">
            <text:p>0,28</text:p>
          </table:table-cell>
        </table:table-row>
        <table:table-row table:style-name="ro1">
          <table:table-cell table:style-name="ce1" table:formula="of:=[.A14]+0.01" office:value-type="float" office:value="0.13" calcext:value-type="float">
            <text:p>0,13</text:p>
          </table:table-cell>
          <table:table-cell table:style-name="ce1" table:formula="of:=[.A15]"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table:formula="of:=[.$A15]^0.1" office:value-type="float" office:value="0.815444363650733" calcext:value-type="float">
            <text:p>0,82</text:p>
          </table:table-cell>
          <table:table-cell table:style-name="ce1" table:formula="of:=[.$A15]^0.4" office:value-type="float" office:value="0.442157851128185" calcext:value-type="float">
            <text:p>0,44</text:p>
          </table:table-cell>
          <table:table-cell table:style-name="ce1" table:formula="of:=[.$A15]^0.6" office:value-type="float" office:value="0.294012646543082" calcext:value-type="float">
            <text:p>0,29</text:p>
          </table:table-cell>
        </table:table-row>
        <table:table-row table:style-name="ro1">
          <table:table-cell table:style-name="ce1" table:formula="of:=[.A15]+0.01" office:value-type="float" office:value="0.14" calcext:value-type="float">
            <text:p>0,14</text:p>
          </table:table-cell>
          <table:table-cell table:style-name="ce1" table:formula="of:=[.A16]"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$A16]^0.1" office:value-type="float" office:value="0.821509903954877" calcext:value-type="float">
            <text:p>0,82</text:p>
          </table:table-cell>
          <table:table-cell table:style-name="ce1" table:formula="of:=[.$A16]^0.4" office:value-type="float" office:value="0.455461019856367" calcext:value-type="float">
            <text:p>0,46</text:p>
          </table:table-cell>
          <table:table-cell table:style-name="ce1" table:formula="of:=[.$A16]^0.6" office:value-type="float" office:value="0.307380860044072" calcext:value-type="float">
            <text:p>0,31</text:p>
          </table:table-cell>
        </table:table-row>
        <table:table-row table:style-name="ro1">
          <table:table-cell table:style-name="ce1" table:formula="of:=[.A16]+0.01" office:value-type="float" office:value="0.15" calcext:value-type="float">
            <text:p>0,15</text:p>
          </table:table-cell>
          <table:table-cell table:style-name="ce1" table:formula="of:=[.A17]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$A17]^0.1" office:value-type="float" office:value="0.827197333723116" calcext:value-type="float">
            <text:p>0,83</text:p>
          </table:table-cell>
          <table:table-cell table:style-name="ce1" table:formula="of:=[.$A17]^0.4" office:value-type="float" office:value="0.468205492004621" calcext:value-type="float">
            <text:p>0,47</text:p>
          </table:table-cell>
          <table:table-cell table:style-name="ce1" table:formula="of:=[.$A17]^0.6" office:value-type="float" office:value="0.320372149753681" calcext:value-type="float">
            <text:p>0,32</text:p>
          </table:table-cell>
        </table:table-row>
        <table:table-row table:style-name="ro1">
          <table:table-cell table:style-name="ce1" table:formula="of:=[.A17]+0.01" office:value-type="float" office:value="0.16" calcext:value-type="float">
            <text:p>0,16</text:p>
          </table:table-cell>
          <table:table-cell table:style-name="ce1" table:formula="of:=[.A18]"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$A18]^0.1" office:value-type="float" office:value="0.832553207401873" calcext:value-type="float">
            <text:p>0,83</text:p>
          </table:table-cell>
          <table:table-cell table:style-name="ce1" table:formula="of:=[.$A18]^0.4" office:value-type="float" office:value="0.480449773592572" calcext:value-type="float">
            <text:p>0,48</text:p>
          </table:table-cell>
          <table:table-cell table:style-name="ce1" table:formula="of:=[.$A18]^0.6" office:value-type="float" office:value="0.333021282960749" calcext:value-type="float">
            <text:p>0,33</text:p>
          </table:table-cell>
        </table:table-row>
        <table:table-row table:style-name="ro1">
          <table:table-cell table:style-name="ce1" table:formula="of:=[.A18]+0.01" office:value-type="float" office:value="0.17" calcext:value-type="float">
            <text:p>0,17</text:p>
          </table:table-cell>
          <table:table-cell table:style-name="ce1" table:formula="of:=[.A19]"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$A19]^0.1" office:value-type="float" office:value="0.837615860301003" calcext:value-type="float">
            <text:p>0,84</text:p>
          </table:table-cell>
          <table:table-cell table:style-name="ce1" table:formula="of:=[.$A19]^0.4" office:value-type="float" office:value="0.492243022253183" calcext:value-type="float">
            <text:p>0,49</text:p>
          </table:table-cell>
          <table:table-cell table:style-name="ce1" table:formula="of:=[.$A19]^0.6" office:value-type="float" office:value="0.345357866571364" calcext:value-type="float">
            <text:p>0,35</text:p>
          </table:table-cell>
        </table:table-row>
        <table:table-row table:style-name="ro1">
          <table:table-cell table:style-name="ce1" table:formula="of:=[.A19]+0.01" office:value-type="float" office:value="0.18" calcext:value-type="float">
            <text:p>0,18</text:p>
          </table:table-cell>
          <table:table-cell table:style-name="ce1" table:formula="of:=[.A20]"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$A20]^0.1" office:value-type="float" office:value="0.842417248614103" calcext:value-type="float">
            <text:p>0,84</text:p>
          </table:table-cell>
          <table:table-cell table:style-name="ce1" table:formula="of:=[.$A20]^0.4" office:value-type="float" office:value="0.503626996491233" calcext:value-type="float">
            <text:p>0,50</text:p>
          </table:table-cell>
          <table:table-cell table:style-name="ce1" table:formula="of:=[.$A20]^0.6" office:value-type="float" office:value="0.357407369450127" calcext:value-type="float">
            <text:p>0,36</text:p>
          </table:table-cell>
        </table:table-row>
        <table:table-row table:style-name="ro1">
          <table:table-cell table:style-name="ce1" table:formula="of:=[.A20]+0.01" office:value-type="float" office:value="0.19" calcext:value-type="float">
            <text:p>0,19</text:p>
          </table:table-cell>
          <table:table-cell table:style-name="ce1" table:formula="of:=[.A21]"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table:formula="of:=[.$A21]^0.1" office:value-type="float" office:value="0.846984299855298" calcext:value-type="float">
            <text:p>0,85</text:p>
          </table:table-cell>
          <table:table-cell table:style-name="ce1" table:formula="of:=[.$A21]^0.4" office:value-type="float" office:value="0.514637513857738" calcext:value-type="float">
            <text:p>0,51</text:p>
          </table:table-cell>
          <table:table-cell table:style-name="ce1" table:formula="of:=[.$A21]^0.6" office:value-type="float" office:value="0.36919189698348" calcext:value-type="float">
            <text:p>0,37</text:p>
          </table:table-cell>
        </table:table-row>
        <table:table-row table:style-name="ro1">
          <table:table-cell table:style-name="ce1" table:formula="of:=[.A21]+0.01" office:value-type="float" office:value="0.2" calcext:value-type="float">
            <text:p>0,20</text:p>
          </table:table-cell>
          <table:table-cell table:style-name="ce1" table:formula="of:=[.A22]" office:value-type="float" office:value="0.2" calcext:value-type="float">
            <text:p>0,20</text:p>
          </table:table-cell>
          <table:table-cell office:value-type="float" office:value="1" calcext:value-type="float">
            <text:p>1</text:p>
          </table:table-cell>
          <table:table-cell table:formula="of:=[.$A22]^0.1" office:value-type="float" office:value="0.851339922520785" calcext:value-type="float">
            <text:p>0,85</text:p>
          </table:table-cell>
          <table:table-cell table:style-name="ce1" table:formula="of:=[.$A22]^0.4" office:value-type="float" office:value="0.525305560880753" calcext:value-type="float">
            <text:p>0,53</text:p>
          </table:table-cell>
          <table:table-cell table:style-name="ce1" table:formula="of:=[.$A22]^0.6" office:value-type="float" office:value="0.380730787743176" calcext:value-type="float">
            <text:p>0,38</text:p>
          </table:table-cell>
        </table:table-row>
        <table:table-row table:style-name="ro1">
          <table:table-cell table:style-name="ce1" table:formula="of:=[.A22]+0.01" office:value-type="float" office:value="0.21" calcext:value-type="float">
            <text:p>0,21</text:p>
          </table:table-cell>
          <table:table-cell table:style-name="ce1" table:formula="of:=[.A23]"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table:formula="of:=[.$A23]^0.1" office:value-type="float" office:value="0.85550377346776" calcext:value-type="float">
            <text:p>0,86</text:p>
          </table:table-cell>
          <table:table-cell table:style-name="ce1" table:formula="of:=[.$A23]^0.4" office:value-type="float" office:value="0.535658151030767" calcext:value-type="float">
            <text:p>0,54</text:p>
          </table:table-cell>
          <table:table-cell table:style-name="ce1" table:formula="of:=[.$A23]^0.6" office:value-type="float" office:value="0.392041079923636" calcext:value-type="float">
            <text:p>0,39</text:p>
          </table:table-cell>
        </table:table-row>
        <table:table-row table:style-name="ro1">
          <table:table-cell table:style-name="ce1" table:formula="of:=[.A23]+0.01" office:value-type="float" office:value="0.22" calcext:value-type="float">
            <text:p>0,22</text:p>
          </table:table-cell>
          <table:table-cell table:style-name="ce1" table:formula="of:=[.A24]"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table:formula="of:=[.$A24]^0.1" office:value-type="float" office:value="0.859492849760073" calcext:value-type="float">
            <text:p>0,86</text:p>
          </table:table-cell>
          <table:table-cell table:style-name="ce1" table:formula="of:=[.$A24]^0.4" office:value-type="float" office:value="0.545718997096108" calcext:value-type="float">
            <text:p>0,55</text:p>
          </table:table-cell>
          <table:table-cell table:style-name="ce1" table:formula="of:=[.$A24]^0.6" office:value-type="float" office:value="0.40313788079702" calcext:value-type="float">
            <text:p>0,40</text:p>
          </table:table-cell>
        </table:table-row>
        <table:table-row table:style-name="ro1">
          <table:table-cell table:style-name="ce1" table:formula="of:=[.A24]+0.01" office:value-type="float" office:value="0.23" calcext:value-type="float">
            <text:p>0,23</text:p>
          </table:table-cell>
          <table:table-cell table:style-name="ce1" table:formula="of:=[.A25]"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table:formula="of:=[.$A25]^0.1" office:value-type="float" office:value="0.863321951179196" calcext:value-type="float">
            <text:p>0,86</text:p>
          </table:table-cell>
          <table:table-cell table:style-name="ce1" table:formula="of:=[.$A25]^0.4" office:value-type="float" office:value="0.555509044657347" calcext:value-type="float">
            <text:p>0,56</text:p>
          </table:table-cell>
          <table:table-cell table:style-name="ce1" table:formula="of:=[.$A25]^0.6" office:value-type="float" office:value="0.414034662823303" calcext:value-type="float">
            <text:p>0,41</text:p>
          </table:table-cell>
        </table:table-row>
        <table:table-row table:style-name="ro1">
          <table:table-cell table:style-name="ce1" table:formula="of:=[.A25]+0.01" office:value-type="float" office:value="0.24" calcext:value-type="float">
            <text:p>0,24</text:p>
          </table:table-cell>
          <table:table-cell table:style-name="ce1" table:formula="of:=[.A26]"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table:formula="of:=[.$A26]^0.1" office:value-type="float" office:value="0.867004045984223" calcext:value-type="float">
            <text:p>0,87</text:p>
          </table:table-cell>
          <table:table-cell table:style-name="ce1" table:formula="of:=[.$A26]^0.4" office:value-type="float" office:value="0.565046900098953" calcext:value-type="float">
            <text:p>0,57</text:p>
          </table:table-cell>
          <table:table-cell table:style-name="ce1" table:formula="of:=[.$A26]^0.6" office:value-type="float" office:value="0.424743503517974" calcext:value-type="float">
            <text:p>0,42</text:p>
          </table:table-cell>
        </table:table-row>
        <table:table-row table:style-name="ro1">
          <table:table-cell table:style-name="ce1" table:formula="of:=[.A26]+0.01" office:value-type="float" office:value="0.25" calcext:value-type="float">
            <text:p>0,25</text:p>
          </table:table-cell>
          <table:table-cell table:style-name="ce1" table:formula="of:=[.A27]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[.$A27]^0.1" office:value-type="float" office:value="0.870550563296124" calcext:value-type="float">
            <text:p>0,87</text:p>
          </table:table-cell>
          <table:table-cell table:style-name="ce1" table:formula="of:=[.$A27]^0.4" office:value-type="float" office:value="0.574349177498518" calcext:value-type="float">
            <text:p>0,57</text:p>
          </table:table-cell>
          <table:table-cell table:style-name="ce1" table:formula="of:=[.$A27]^0.6" office:value-type="float" office:value="0.435275281648062" calcext:value-type="float">
            <text:p>0,44</text:p>
          </table:table-cell>
        </table:table-row>
        <table:table-row table:style-name="ro1">
          <table:table-cell table:style-name="ce1" table:formula="of:=[.A27]+0.01" office:value-type="float" office:value="0.26" calcext:value-type="float">
            <text:p>0,26</text:p>
          </table:table-cell>
          <table:table-cell table:style-name="ce1" table:formula="of:=[.A28]"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table:formula="of:=[.$A28]^0.1" office:value-type="float" office:value="0.873971629135651" calcext:value-type="float">
            <text:p>0,87</text:p>
          </table:table-cell>
          <table:table-cell table:style-name="ce1" table:formula="of:=[.$A28]^0.4" office:value-type="float" office:value="0.583430782373985" calcext:value-type="float">
            <text:p>0,58</text:p>
          </table:table-cell>
          <table:table-cell table:style-name="ce1" table:formula="of:=[.$A28]^0.6" office:value-type="float" office:value="0.445639839128916" calcext:value-type="float">
            <text:p>0,45</text:p>
          </table:table-cell>
        </table:table-row>
        <table:table-row table:style-name="ro1">
          <table:table-cell table:style-name="ce1" table:formula="of:=[.A28]+0.01" office:value-type="float" office:value="0.27" calcext:value-type="float">
            <text:p>0,27</text:p>
          </table:table-cell>
          <table:table-cell table:style-name="ce1" table:formula="of:=[.A29]"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table:formula="of:=[.$A29]^0.1" office:value-type="float" office:value="0.877276258696545" calcext:value-type="float">
            <text:p>0,88</text:p>
          </table:table-cell>
          <table:table-cell table:style-name="ce1" table:formula="of:=[.$A29]^0.4" office:value-type="float" office:value="0.592305145750446" calcext:value-type="float">
            <text:p>0,59</text:p>
          </table:table-cell>
          <table:table-cell table:style-name="ce1" table:formula="of:=[.$A29]^0.6" office:value-type="float" office:value="0.455846115700906" calcext:value-type="float">
            <text:p>0,46</text:p>
          </table:table-cell>
        </table:table-row>
        <table:table-row table:style-name="ro1">
          <table:table-cell table:style-name="ce1" table:formula="of:=[.A29]+0.01" office:value-type="float" office:value="0.28" calcext:value-type="float">
            <text:p>0,28</text:p>
          </table:table-cell>
          <table:table-cell table:style-name="ce1" table:formula="of:=[.A30]"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$A30]^0.1" office:value-type="float" office:value="0.880472514269576" calcext:value-type="float">
            <text:p>0,88</text:p>
          </table:table-cell>
          <table:table-cell table:style-name="ce1" table:formula="of:=[.$A30]^0.4" office:value-type="float" office:value="0.600984418749166" calcext:value-type="float">
            <text:p>0,60</text:p>
          </table:table-cell>
          <table:table-cell table:style-name="ce1" table:formula="of:=[.$A30]^0.6" office:value-type="float" office:value="0.465902261797014" calcext:value-type="float">
            <text:p>0,47</text:p>
          </table:table-cell>
        </table:table-row>
        <table:table-row table:style-name="ro1">
          <table:table-cell table:style-name="ce1" table:formula="of:=[.A30]+0.01" office:value-type="float" office:value="0.29" calcext:value-type="float">
            <text:p>0,29</text:p>
          </table:table-cell>
          <table:table-cell table:style-name="ce1" table:formula="of:=[.A31]"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table:formula="of:=[.$A31]^0.1" office:value-type="float" office:value="0.883567635947023" calcext:value-type="float">
            <text:p>0,88</text:p>
          </table:table-cell>
          <table:table-cell table:style-name="ce1" table:formula="of:=[.$A31]^0.4" office:value-type="float" office:value="0.609479635519084" calcext:value-type="float">
            <text:p>0,61</text:p>
          </table:table-cell>
          <table:table-cell table:style-name="ce1" table:formula="of:=[.$A31]^0.6" office:value-type="float" office:value="0.475815733782494" calcext:value-type="float">
            <text:p>0,48</text:p>
          </table:table-cell>
        </table:table-row>
        <table:table-row table:style-name="ro1">
          <table:table-cell table:style-name="ce1" table:formula="of:=[.A31]+0.01" office:value-type="float" office:value="0.3" calcext:value-type="float">
            <text:p>0,30</text:p>
          </table:table-cell>
          <table:table-cell table:style-name="ce1" table:formula="of:=[.A32]" office:value-type="float" office:value="0.3" calcext:value-type="float">
            <text:p>0,30</text:p>
          </table:table-cell>
          <table:table-cell office:value-type="float" office:value="1" calcext:value-type="float">
            <text:p>1</text:p>
          </table:table-cell>
          <table:table-cell table:formula="of:=[.$A32]^0.1" office:value-type="float" office:value="0.886568150565213" calcext:value-type="float">
            <text:p>0,89</text:p>
          </table:table-cell>
          <table:table-cell table:style-name="ce1" table:formula="of:=[.$A32]^0.4" office:value-type="float" office:value="0.617800850567412" calcext:value-type="float">
            <text:p>0,62</text:p>
          </table:table-cell>
          <table:table-cell table:style-name="ce1" table:formula="of:=[.$A32]^0.6" office:value-type="float" office:value="0.485593374830204" calcext:value-type="float">
            <text:p>0,49</text:p>
          </table:table-cell>
        </table:table-row>
        <table:table-row table:style-name="ro1">
          <table:table-cell table:style-name="ce1" table:formula="of:=[.A32]+0.01" office:value-type="float" office:value="0.31" calcext:value-type="float">
            <text:p>0,31</text:p>
          </table:table-cell>
          <table:table-cell table:style-name="ce1" table:formula="of:=[.A33]"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table:formula="of:=[.$A33]^0.1" office:value-type="float" office:value="0.889479963104914" calcext:value-type="float">
            <text:p>0,89</text:p>
          </table:table-cell>
          <table:table-cell table:style-name="ce1" table:formula="of:=[.$A33]^0.4" office:value-type="float" office:value="0.625957255225243" calcext:value-type="float">
            <text:p>0,63</text:p>
          </table:table-cell>
          <table:table-cell table:style-name="ce1" table:formula="of:=[.$A33]^0.6" office:value-type="float" office:value="0.49524148400269" calcext:value-type="float">
            <text:p>0,50</text:p>
          </table:table-cell>
        </table:table-row>
        <table:table-row table:style-name="ro1">
          <table:table-cell table:style-name="ce1" table:formula="of:=[.A33]+0.01" office:value-type="float" office:value="0.32" calcext:value-type="float">
            <text:p>0,32</text:p>
          </table:table-cell>
          <table:table-cell table:style-name="ce1" table:formula="of:=[.A34]"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table:formula="of:=[.$A34]^0.1" office:value-type="float" office:value="0.892308433842802" calcext:value-type="float">
            <text:p>0,89</text:p>
          </table:table-cell>
          <table:table-cell table:style-name="ce1" table:formula="of:=[.$A34]^0.4" office:value-type="float" office:value="0.633957276984445" calcext:value-type="float">
            <text:p>0,63</text:p>
          </table:table-cell>
          <table:table-cell table:style-name="ce1" table:formula="of:=[.$A34]^0.6" office:value-type="float" office:value="0.504765875584155" calcext:value-type="float">
            <text:p>0,50</text:p>
          </table:table-cell>
        </table:table-row>
        <table:table-row table:style-name="ro1">
          <table:table-cell table:style-name="ce1" table:formula="of:=[.A34]+0.01" office:value-type="float" office:value="0.33" calcext:value-type="float">
            <text:p>0,33</text:p>
          </table:table-cell>
          <table:table-cell table:style-name="ce1" table:formula="of:=[.A35]"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table:formula="of:=[.$A35]^0.1" office:value-type="float" office:value="0.895058443846453" calcext:value-type="float">
            <text:p>0,90</text:p>
          </table:table-cell>
          <table:table-cell table:style-name="ce1" table:formula="of:=[.$A35]^0.4" office:value-type="float" office:value="0.641808664677936" calcext:value-type="float">
            <text:p>0,64</text:p>
          </table:table-cell>
          <table:table-cell table:style-name="ce1" table:formula="of:=[.$A35]^0.6" office:value-type="float" office:value="0.514171930298879" calcext:value-type="float">
            <text:p>0,51</text:p>
          </table:table-cell>
        </table:table-row>
        <table:table-row table:style-name="ro1">
          <table:table-cell table:style-name="ce1" table:formula="of:=[.A35]+0.01" office:value-type="float" office:value="0.34" calcext:value-type="float">
            <text:p>0,34</text:p>
          </table:table-cell>
          <table:table-cell table:style-name="ce1" table:formula="of:=[.A36]"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table:formula="of:=[.$A36]^0.1" office:value-type="float" office:value="0.897734450870122" calcext:value-type="float">
            <text:p>0,90</text:p>
          </table:table-cell>
          <table:table-cell table:style-name="ce1" table:formula="of:=[.$A36]^0.4" office:value-type="float" office:value="0.649518561885833" calcext:value-type="float">
            <text:p>0,65</text:p>
          </table:table-cell>
          <table:table-cell table:style-name="ce1" table:formula="of:=[.$A36]^0.6" office:value-type="float" office:value="0.523464639736905" calcext:value-type="float">
            <text:p>0,52</text:p>
          </table:table-cell>
        </table:table-row>
        <table:table-row table:style-name="ro1">
          <table:table-cell table:style-name="ce1" table:formula="of:=[.A36]+0.01" office:value-type="float" office:value="0.35" calcext:value-type="float">
            <text:p>0,35</text:p>
          </table:table-cell>
          <table:table-cell table:style-name="ce1" table:formula="of:=[.A37]"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table:formula="of:=[.$A37]^0.1" office:value-type="float" office:value="0.900340537296277" calcext:value-type="float">
            <text:p>0,90</text:p>
          </table:table-cell>
          <table:table-cell table:style-name="ce1" table:formula="of:=[.$A37]^0.4" office:value-type="float" office:value="0.657093570491184" calcext:value-type="float">
            <text:p>0,66</text:p>
          </table:table-cell>
          <table:table-cell table:style-name="ce1" table:formula="of:=[.$A37]^0.6" office:value-type="float" office:value="0.532648645060355" calcext:value-type="float">
            <text:p>0,53</text:p>
          </table:table-cell>
        </table:table-row>
        <table:table-row table:style-name="ro1">
          <table:table-cell table:style-name="ce1" table:formula="of:=[.A37]+0.01" office:value-type="float" office:value="0.36" calcext:value-type="float">
            <text:p>0,36</text:p>
          </table:table-cell>
          <table:table-cell table:style-name="ce1" table:formula="of:=[.A38]"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table:formula="of:=[.$A38]^0.1" office:value-type="float" office:value="0.902880451447434" calcext:value-type="float">
            <text:p>0,90</text:p>
          </table:table-cell>
          <table:table-cell table:style-name="ce1" table:formula="of:=[.$A38]^0.4" office:value-type="float" office:value="0.664539805948974" calcext:value-type="float">
            <text:p>0,66</text:p>
          </table:table-cell>
          <table:table-cell table:style-name="ce1" table:formula="of:=[.$A38]^0.6" office:value-type="float" office:value="0.541728270868461" calcext:value-type="float">
            <text:p>0,54</text:p>
          </table:table-cell>
        </table:table-row>
        <table:table-row table:style-name="ro1">
          <table:table-cell table:style-name="ce1" table:formula="of:=[.A38]+0.01" office:value-type="float" office:value="0.37" calcext:value-type="float">
            <text:p>0,37</text:p>
          </table:table-cell>
          <table:table-cell table:style-name="ce1" table:formula="of:=[.A39]" office:value-type="float" office:value="0.37" calcext:value-type="float">
            <text:p>0,37</text:p>
          </table:table-cell>
          <table:table-cell office:value-type="float" office:value="1" calcext:value-type="float">
            <text:p>1</text:p>
          </table:table-cell>
          <table:table-cell table:formula="of:=[.$A39]^0.1" office:value-type="float" office:value="0.905357643341992" calcext:value-type="float">
            <text:p>0,91</text:p>
          </table:table-cell>
          <table:table-cell table:style-name="ce1" table:formula="of:=[.$A39]^0.4" office:value-type="float" office:value="0.671862945547642" calcext:value-type="float">
            <text:p>0,67</text:p>
          </table:table-cell>
          <table:table-cell table:style-name="ce1" table:formula="of:=[.$A39]^0.6" office:value-type="float" office:value="0.550707554943977" calcext:value-type="float">
            <text:p>0,55</text:p>
          </table:table-cell>
        </table:table-row>
        <table:table-row table:style-name="ro1">
          <table:table-cell table:style-name="ce1" table:formula="of:=[.A39]+0.01" office:value-type="float" office:value="0.38" calcext:value-type="float">
            <text:p>0,38</text:p>
          </table:table-cell>
          <table:table-cell table:style-name="ce1" table:formula="of:=[.A40]"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table:formula="of:=[.$A40]^0.1" office:value-type="float" office:value="0.907775295769791" calcext:value-type="float">
            <text:p>0,91</text:p>
          </table:table-cell>
          <table:table-cell table:style-name="ce1" table:formula="of:=[.$A40]^0.4" office:value-type="float" office:value="0.67906827071578" calcext:value-type="float">
            <text:p>0,68</text:p>
          </table:table-cell>
          <table:table-cell table:style-name="ce1" table:formula="of:=[.$A40]^0.6" office:value-type="float" office:value="0.559590274479261" calcext:value-type="float">
            <text:p>0,56</text:p>
          </table:table-cell>
        </table:table-row>
        <table:table-row table:style-name="ro1">
          <table:table-cell table:style-name="ce1" table:formula="of:=[.A40]+0.01" office:value-type="float" office:value="0.39" calcext:value-type="float">
            <text:p>0,39</text:p>
          </table:table-cell>
          <table:table-cell table:style-name="ce1" table:formula="of:=[.A41]"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table:formula="of:=[.$A41]^0.1" office:value-type="float" office:value="0.910136351405914" calcext:value-type="float">
            <text:p>0,91</text:p>
          </table:table-cell>
          <table:table-cell table:style-name="ce1" table:formula="of:=[.$A41]^0.4" office:value-type="float" office:value="0.686160704245201" calcext:value-type="float">
            <text:p>0,69</text:p>
          </table:table-cell>
          <table:table-cell table:style-name="ce1" table:formula="of:=[.$A41]^0.6" office:value-type="float" office:value="0.568379969279955" calcext:value-type="float">
            <text:p>0,57</text:p>
          </table:table-cell>
        </table:table-row>
        <table:table-row table:style-name="ro1">
          <table:table-cell table:style-name="ce1" table:formula="of:=[.A41]+0.01" office:value-type="float" office:value="0.4" calcext:value-type="float">
            <text:p>0,40</text:p>
          </table:table-cell>
          <table:table-cell table:style-name="ce1" table:formula="of:=[.A42]" office:value-type="float" office:value="0.4" calcext:value-type="float">
            <text:p>0,40</text:p>
          </table:table-cell>
          <table:table-cell office:value-type="float" office:value="1" calcext:value-type="float">
            <text:p>1</text:p>
          </table:table-cell>
          <table:table-cell table:formula="of:=[.$A42]^0.1" office:value-type="float" office:value="0.912443536555481" calcext:value-type="float">
            <text:p>0,91</text:p>
          </table:table-cell>
          <table:table-cell table:style-name="ce1" table:formula="of:=[.$A42]^0.4" office:value-type="float" office:value="0.693144843155146" calcext:value-type="float">
            <text:p>0,69</text:p>
          </table:table-cell>
          <table:table-cell table:style-name="ce1" table:formula="of:=[.$A42]^0.6" office:value-type="float" office:value="0.577079962362886" calcext:value-type="float">
            <text:p>0,58</text:p>
          </table:table-cell>
        </table:table-row>
        <table:table-row table:style-name="ro1">
          <table:table-cell table:style-name="ce1" table:formula="of:=[.A42]+0.01" office:value-type="float" office:value="0.41" calcext:value-type="float">
            <text:p>0,41</text:p>
          </table:table-cell>
          <table:table-cell table:style-name="ce1" table:formula="of:=[.A43]" office:value-type="float" office:value="0.41" calcext:value-type="float">
            <text:p>0,41</text:p>
          </table:table-cell>
          <table:table-cell office:value-type="float" office:value="1" calcext:value-type="float">
            <text:p>1</text:p>
          </table:table-cell>
          <table:table-cell table:formula="of:=[.$A43]^0.1" office:value-type="float" office:value="0.914699382021059" calcext:value-type="float">
            <text:p>0,91</text:p>
          </table:table-cell>
          <table:table-cell table:style-name="ce1" table:formula="of:=[.$A43]^0.4" office:value-type="float" office:value="0.700024987803636" calcext:value-type="float">
            <text:p>0,70</text:p>
          </table:table-cell>
          <table:table-cell table:style-name="ce1" table:formula="of:=[.$A43]^0.6" office:value-type="float" office:value="0.585693378298389" calcext:value-type="float">
            <text:p>0,59</text:p>
          </table:table-cell>
        </table:table-row>
        <table:table-row table:style-name="ro1">
          <table:table-cell table:style-name="ce1" table:formula="of:=[.A43]+0.01" office:value-type="float" office:value="0.42" calcext:value-type="float">
            <text:p>0,42</text:p>
          </table:table-cell>
          <table:table-cell table:style-name="ce1" table:formula="of:=[.A44]"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formula="of:=[.$A44]^0.1" office:value-type="float" office:value="0.916906241502405" calcext:value-type="float">
            <text:p>0,92</text:p>
          </table:table-cell>
          <table:table-cell table:style-name="ce1" table:formula="of:=[.$A44]^0.4" office:value-type="float" office:value="0.706805167755079" calcext:value-type="float">
            <text:p>0,71</text:p>
          </table:table-cell>
          <table:table-cell table:style-name="ce1" table:formula="of:=[.$A44]^0.6" office:value-type="float" office:value="0.594223159592883" calcext:value-type="float">
            <text:p>0,59</text:p>
          </table:table-cell>
        </table:table-row>
        <table:table-row table:style-name="ro1">
          <table:table-cell table:style-name="ce1" table:formula="of:=[.A44]+0.01" office:value-type="float" office:value="0.43" calcext:value-type="float">
            <text:p>0,43</text:p>
          </table:table-cell>
          <table:table-cell table:style-name="ce1" table:formula="of:=[.A45]" office:value-type="float" office:value="0.43" calcext:value-type="float">
            <text:p>0,43</text:p>
          </table:table-cell>
          <table:table-cell office:value-type="float" office:value="1" calcext:value-type="float">
            <text:p>1</text:p>
          </table:table-cell>
          <table:table-cell table:formula="of:=[.$A45]^0.1" office:value-type="float" office:value="0.919066307871655" calcext:value-type="float">
            <text:p>0,92</text:p>
          </table:table-cell>
          <table:table-cell table:style-name="ce1" table:formula="of:=[.$A45]^0.4" office:value-type="float" office:value="0.713489164833766" calcext:value-type="float">
            <text:p>0,71</text:p>
          </table:table-cell>
          <table:table-cell table:style-name="ce1" table:formula="of:=[.$A45]^0.6" office:value-type="float" office:value="0.602672081362559" calcext:value-type="float">
            <text:p>0,60</text:p>
          </table:table-cell>
        </table:table-row>
        <table:table-row table:style-name="ro1">
          <table:table-cell table:style-name="ce1" table:formula="of:=[.A45]+0.01" office:value-type="float" office:value="0.44" calcext:value-type="float">
            <text:p>0,44</text:p>
          </table:table-cell>
          <table:table-cell table:style-name="ce1" table:formula="of:=[.A46]"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table:formula="of:=[.$A46]^0.1" office:value-type="float" office:value="0.92118162761254" calcext:value-type="float">
            <text:p>0,92</text:p>
          </table:table-cell>
          <table:table-cell table:style-name="ce1" table:formula="of:=[.$A46]^0.4" office:value-type="float" office:value="0.720080533727364" calcext:value-type="float">
            <text:p>0,72</text:p>
          </table:table-cell>
          <table:table-cell table:style-name="ce1" table:formula="of:=[.$A46]^0.6" office:value-type="float" office:value="0.611042764511937" calcext:value-type="float">
            <text:p>0,61</text:p>
          </table:table-cell>
        </table:table-row>
        <table:table-row table:style-name="ro1">
          <table:table-cell table:style-name="ce1" table:formula="of:=[.A46]+0.01" office:value-type="float" office:value="0.45" calcext:value-type="float">
            <text:p>0,45</text:p>
          </table:table-cell>
          <table:table-cell table:style-name="ce1" table:formula="of:=[.A47]"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formula="of:=[.$A47]^0.1" office:value-type="float" office:value="0.923254113667427" calcext:value-type="float">
            <text:p>0,92</text:p>
          </table:table-cell>
          <table:table-cell table:style-name="ce1" table:formula="of:=[.$A47]^0.4" office:value-type="float" office:value="0.726582620450234" calcext:value-type="float">
            <text:p>0,73</text:p>
          </table:table-cell>
          <table:table-cell table:style-name="ce1" table:formula="of:=[.$A47]^0.6" office:value-type="float" office:value="0.619337687600005" calcext:value-type="float">
            <text:p>0,62</text:p>
          </table:table-cell>
        </table:table-row>
        <table:table-row table:style-name="ro1">
          <table:table-cell table:style-name="ce1" table:formula="of:=[.A47]+0.01" office:value-type="float" office:value="0.46" calcext:value-type="float">
            <text:p>0,46</text:p>
          </table:table-cell>
          <table:table-cell table:style-name="ce1" table:formula="of:=[.A48]"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table:formula="of:=[.$A48]^0.1" office:value-type="float" office:value="0.925285556898915" calcext:value-type="float">
            <text:p>0,93</text:p>
          </table:table-cell>
          <table:table-cell table:style-name="ce1" table:formula="of:=[.$A48]^0.4" office:value-type="float" office:value="0.732998578931263" calcext:value-type="float">
            <text:p>0,73</text:p>
          </table:table-cell>
          <table:table-cell table:style-name="ce1" table:formula="of:=[.$A48]^0.6" office:value-type="float" office:value="0.627559197550828" calcext:value-type="float">
            <text:p>0,63</text:p>
          </table:table-cell>
        </table:table-row>
        <table:table-row table:style-name="ro1">
          <table:table-cell table:style-name="ce1" table:formula="of:=[.A48]+0.01" office:value-type="float" office:value="0.47" calcext:value-type="float">
            <text:p>0,47</text:p>
          </table:table-cell>
          <table:table-cell table:style-name="ce1" table:formula="of:=[.A49]"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table:formula="of:=[.$A49]^0.1" office:value-type="float" office:value="0.927277636342039" calcext:value-type="float">
            <text:p>0,93</text:p>
          </table:table-cell>
          <table:table-cell table:style-name="ce1" table:formula="of:=[.$A49]^0.4" office:value-type="float" office:value="0.739331385953133" calcext:value-type="float">
            <text:p>0,74</text:p>
          </table:table-cell>
          <table:table-cell table:style-name="ce1" table:formula="of:=[.$A49]^0.6" office:value-type="float" office:value="0.635709519343731" calcext:value-type="float">
            <text:p>0,64</text:p>
          </table:table-cell>
        </table:table-row>
        <table:table-row table:style-name="ro1">
          <table:table-cell table:style-name="ce1" table:formula="of:=[.A49]+0.01" office:value-type="float" office:value="0.48" calcext:value-type="float">
            <text:p>0,48</text:p>
          </table:table-cell>
          <table:table-cell table:style-name="ce1" table:formula="of:=[.A50]" office:value-type="float" office:value="0.48" calcext:value-type="float">
            <text:p>0,48</text:p>
          </table:table-cell>
          <table:table-cell office:value-type="float" office:value="1" calcext:value-type="float">
            <text:p>1</text:p>
          </table:table-cell>
          <table:table-cell table:formula="of:=[.$A50]^0.1" office:value-type="float" office:value="0.929231928397486" calcext:value-type="float">
            <text:p>0,93</text:p>
          </table:table-cell>
          <table:table-cell table:style-name="ce1" table:formula="of:=[.$A50]^0.4" office:value-type="float" office:value="0.74558385463827" calcext:value-type="float">
            <text:p>0,75</text:p>
          </table:table-cell>
          <table:table-cell table:style-name="ce1" table:formula="of:=[.$A50]^0.6" office:value-type="float" office:value="0.643790764799861" calcext:value-type="float">
            <text:p>0,64</text:p>
          </table:table-cell>
        </table:table-row>
        <table:table-row table:style-name="ro1">
          <table:table-cell table:style-name="ce1" table:formula="of:=[.A50]+0.01" office:value-type="float" office:value="0.49" calcext:value-type="float">
            <text:p>0,49</text:p>
          </table:table-cell>
          <table:table-cell table:style-name="ce1" table:formula="of:=[.A51]"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formula="of:=[.$A51]^0.1" office:value-type="float" office:value="0.931149915094838" calcext:value-type="float">
            <text:p>0,93</text:p>
          </table:table-cell>
          <table:table-cell table:style-name="ce1" table:formula="of:=[.$A51]^0.4" office:value-type="float" office:value="0.751758646650046" calcext:value-type="float">
            <text:p>0,75</text:p>
          </table:table-cell>
          <table:table-cell table:style-name="ce1" table:formula="of:=[.$A51]^0.6" office:value-type="float" office:value="0.651804940566387" calcext:value-type="float">
            <text:p>0,65</text:p>
          </table:table-cell>
        </table:table-row>
        <table:table-row table:style-name="ro1">
          <table:table-cell table:style-name="ce1" table:formula="of:=[.A51]+0.01" office:value-type="float" office:value="0.5" calcext:value-type="float">
            <text:p>0,50</text:p>
          </table:table-cell>
          <table:table-cell table:style-name="ce1" table:formula="of:=[.A52]" office:value-type="float" office:value="0.5" calcext:value-type="float">
            <text:p>0,50</text:p>
          </table:table-cell>
          <table:table-cell office:value-type="float" office:value="1" calcext:value-type="float">
            <text:p>1</text:p>
          </table:table-cell>
          <table:table-cell table:formula="of:=[.$A52]^0.1" office:value-type="float" office:value="0.933032991536807" calcext:value-type="float">
            <text:p>0,93</text:p>
          </table:table-cell>
          <table:table-cell table:style-name="ce1" table:formula="of:=[.$A52]^0.4" office:value-type="float" office:value="0.757858283255199" calcext:value-type="float">
            <text:p>0,76</text:p>
          </table:table-cell>
          <table:table-cell table:style-name="ce1" table:formula="of:=[.$A52]^0.6" office:value-type="float" office:value="0.659753955386447" calcext:value-type="float">
            <text:p>0,66</text:p>
          </table:table-cell>
        </table:table-row>
        <table:table-row table:style-name="ro1">
          <table:table-cell table:style-name="ce1" table:formula="of:=[.A52]+0.01" office:value-type="float" office:value="0.51" calcext:value-type="float">
            <text:p>0,51</text:p>
          </table:table-cell>
          <table:table-cell table:style-name="ce1" table:formula="of:=[.A53]"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table:formula="of:=[.$A53]^0.1" office:value-type="float" office:value="0.934882472620295" calcext:value-type="float">
            <text:p>0,93</text:p>
          </table:table-cell>
          <table:table-cell table:style-name="ce1" table:formula="of:=[.$A53]^0.4" office:value-type="float" office:value="0.763885155374323" calcext:value-type="float">
            <text:p>0,76</text:p>
          </table:table-cell>
          <table:table-cell table:style-name="ce1" table:formula="of:=[.$A53]^0.6" office:value-type="float" office:value="0.667639626731701" calcext:value-type="float">
            <text:p>0,67</text:p>
          </table:table-cell>
        </table:table-row>
        <table:table-row table:style-name="ro1">
          <table:table-cell table:style-name="ce1" table:formula="of:=[.A53]+0.01" office:value-type="float" office:value="0.52" calcext:value-type="float">
            <text:p>0,52</text:p>
          </table:table-cell>
          <table:table-cell table:style-name="ce1" table:formula="of:=[.A54]"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$A54]^0.1" office:value-type="float" office:value="0.936699599117201" calcext:value-type="float">
            <text:p>0,94</text:p>
          </table:table-cell>
          <table:table-cell table:style-name="ce1" table:formula="of:=[.$A54]^0.4" office:value-type="float" office:value="0.769841532730892" calcext:value-type="float">
            <text:p>0,77</text:p>
          </table:table-cell>
          <table:table-cell table:style-name="ce1" table:formula="of:=[.$A54]^0.6" office:value-type="float" office:value="0.675463686864727" calcext:value-type="float">
            <text:p>0,68</text:p>
          </table:table-cell>
        </table:table-row>
        <table:table-row table:style-name="ro1">
          <table:table-cell table:style-name="ce1" table:formula="of:=[.A54]+0.01" office:value-type="float" office:value="0.53" calcext:value-type="float">
            <text:p>0,53</text:p>
          </table:table-cell>
          <table:table-cell table:style-name="ce1" table:formula="of:=[.A55]"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formula="of:=[.$A55]^0.1" office:value-type="float" office:value="0.938485543187039" calcext:value-type="float">
            <text:p>0,94</text:p>
          </table:table-cell>
          <table:table-cell table:style-name="ce1" table:formula="of:=[.$A55]^0.4" office:value-type="float" office:value="0.775729572195403" calcext:value-type="float">
            <text:p>0,78</text:p>
          </table:table-cell>
          <table:table-cell table:style-name="ce1" table:formula="of:=[.$A55]^0.6" office:value-type="float" office:value="0.683227788390276" calcext:value-type="float">
            <text:p>0,68</text:p>
          </table:table-cell>
        </table:table-row>
        <table:table-row table:style-name="ro1">
          <table:table-cell table:style-name="ce1" table:formula="of:=[.A55]+0.01" office:value-type="float" office:value="0.54" calcext:value-type="float">
            <text:p>0,54</text:p>
          </table:table-cell>
          <table:table-cell table:style-name="ce1" table:formula="of:=[.A56]"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formula="of:=[.$A56]^0.1" office:value-type="float" office:value="0.940241413384081" calcext:value-type="float">
            <text:p>0,94</text:p>
          </table:table-cell>
          <table:table-cell table:style-name="ce1" table:formula="of:=[.$A56]^0.4" office:value-type="float" office:value="0.781551325409206" calcext:value-type="float">
            <text:p>0,78</text:p>
          </table:table-cell>
          <table:table-cell table:style-name="ce1" table:formula="of:=[.$A56]^0.6" office:value-type="float" office:value="0.69093350934728" calcext:value-type="float">
            <text:p>0,69</text:p>
          </table:table-cell>
        </table:table-row>
        <table:table-row table:style-name="ro1">
          <table:table-cell table:style-name="ce1" table:formula="of:=[.A56]+0.01" office:value-type="float" office:value="0.55" calcext:value-type="float">
            <text:p>0,55</text:p>
          </table:table-cell>
          <table:table-cell table:style-name="ce1" table:formula="of:=[.A57]"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formula="of:=[.$A57]^0.1" office:value-type="float" office:value="0.941968259213826" calcext:value-type="float">
            <text:p>0,94</text:p>
          </table:table-cell>
          <table:table-cell table:style-name="ce1" table:formula="of:=[.$A57]^0.4" office:value-type="float" office:value="0.787308745762334" calcext:value-type="float">
            <text:p>0,79</text:p>
          </table:table-cell>
          <table:table-cell table:style-name="ce1" table:formula="of:=[.$A57]^0.6" office:value-type="float" office:value="0.698582357887372" calcext:value-type="float">
            <text:p>0,70</text:p>
          </table:table-cell>
        </table:table-row>
        <table:table-row table:style-name="ro1">
          <table:table-cell table:style-name="ce1" table:formula="of:=[.A57]+0.01" office:value-type="float" office:value="0.56" calcext:value-type="float">
            <text:p>0,56</text:p>
          </table:table-cell>
          <table:table-cell table:style-name="ce1" table:formula="of:=[.A58]" office:value-type="float" office:value="0.56" calcext:value-type="float">
            <text:p>0,56</text:p>
          </table:table-cell>
          <table:table-cell office:value-type="float" office:value="1" calcext:value-type="float">
            <text:p>1</text:p>
          </table:table-cell>
          <table:table-cell table:formula="of:=[.$A58]^0.1" office:value-type="float" office:value="0.943667075286739" calcext:value-type="float">
            <text:p>0,94</text:p>
          </table:table-cell>
          <table:table-cell table:style-name="ce1" table:formula="of:=[.$A58]^0.4" office:value-type="float" office:value="0.793003694790775" calcext:value-type="float">
            <text:p>0,79</text:p>
          </table:table-cell>
          <table:table-cell table:style-name="ce1" table:formula="of:=[.$A58]^0.6" office:value-type="float" office:value="0.706175776580398" calcext:value-type="float">
            <text:p>0,71</text:p>
          </table:table-cell>
        </table:table-row>
        <table:table-row table:style-name="ro1">
          <table:table-cell table:style-name="ce1" table:formula="of:=[.A58]+0.01" office:value-type="float" office:value="0.57" calcext:value-type="float">
            <text:p>0,57</text:p>
          </table:table-cell>
          <table:table-cell table:style-name="ce1" table:formula="of:=[.A59]" office:value-type="float" office:value="0.57" calcext:value-type="float">
            <text:p>0,57</text:p>
          </table:table-cell>
          <table:table-cell office:value-type="float" office:value="1" calcext:value-type="float">
            <text:p>1</text:p>
          </table:table-cell>
          <table:table-cell table:formula="of:=[.$A59]^0.1" office:value-type="float" office:value="0.94533880511138" calcext:value-type="float">
            <text:p>0,95</text:p>
          </table:table-cell>
          <table:table-cell table:style-name="ce1" table:formula="of:=[.$A59]^0.4" office:value-type="float" office:value="0.798637948050935" calcext:value-type="float">
            <text:p>0,80</text:p>
          </table:table-cell>
          <table:table-cell table:style-name="ce1" table:formula="of:=[.$A59]^0.6" office:value-type="float" office:value="0.71371514638276" calcext:value-type="float">
            <text:p>0,71</text:p>
          </table:table-cell>
        </table:table-row>
        <table:table-row table:style-name="ro1">
          <table:table-cell table:style-name="ce1" table:formula="of:=[.A59]+0.01" office:value-type="float" office:value="0.58" calcext:value-type="float">
            <text:p>0,58</text:p>
          </table:table-cell>
          <table:table-cell table:style-name="ce1" table:formula="of:=[.A60]"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table:formula="of:=[.$A60]^0.1" office:value-type="float" office:value="0.946984344563948" calcext:value-type="float">
            <text:p>0,95</text:p>
          </table:table-cell>
          <table:table-cell table:style-name="ce1" table:formula="of:=[.$A60]^0.4" office:value-type="float" office:value="0.804213200522412" calcext:value-type="float">
            <text:p>0,80</text:p>
          </table:table-cell>
          <table:table-cell table:style-name="ce1" table:formula="of:=[.$A60]^0.6" office:value-type="float" office:value="0.721201790300428" calcext:value-type="float">
            <text:p>0,72</text:p>
          </table:table-cell>
        </table:table-row>
        <table:table-row table:style-name="ro1">
          <table:table-cell table:style-name="ce1" table:formula="of:=[.A60]+0.01" office:value-type="float" office:value="0.59" calcext:value-type="float">
            <text:p>0,59</text:p>
          </table:table-cell>
          <table:table-cell table:style-name="ce1" table:formula="of:=[.A61]"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$A61]^0.1" office:value-type="float" office:value="0.948604545066923" calcext:value-type="float">
            <text:p>0,95</text:p>
          </table:table-cell>
          <table:table-cell table:style-name="ce1" table:formula="of:=[.$A61]^0.4" office:value-type="float" office:value="0.809731071584388" calcext:value-type="float">
            <text:p>0,81</text:p>
          </table:table-cell>
          <table:table-cell table:style-name="ce1" table:formula="of:=[.$A61]^0.6" office:value-type="float" office:value="0.728636976774964" calcext:value-type="float">
            <text:p>0,73</text:p>
          </table:table-cell>
        </table:table-row>
        <table:table-row table:style-name="ro1">
          <table:table-cell table:style-name="ce1" table:formula="of:=[.A61]+0.01" office:value-type="float" office:value="0.6" calcext:value-type="float">
            <text:p>0,60</text:p>
          </table:table-cell>
          <table:table-cell table:style-name="ce1" table:formula="of:=[.A62]" office:value-type="float" office:value="0.6" calcext:value-type="float">
            <text:p>0,60</text:p>
          </table:table-cell>
          <table:table-cell office:value-type="float" office:value="1" calcext:value-type="float">
            <text:p>1</text:p>
          </table:table-cell>
          <table:table-cell table:formula="of:=[.$A62]^0.1" office:value-type="float" office:value="0.950200216505676" calcext:value-type="float">
            <text:p>0,95</text:p>
          </table:table-cell>
          <table:table-cell table:style-name="ce1" table:formula="of:=[.$A62]^0.4" office:value-type="float" office:value="0.815193109605923" calcext:value-type="float">
            <text:p>0,82</text:p>
          </table:table-cell>
          <table:table-cell table:style-name="ce1" table:formula="of:=[.$A62]^0.6" office:value-type="float" office:value="0.736021922817834" calcext:value-type="float">
            <text:p>0,74</text:p>
          </table:table-cell>
        </table:table-row>
        <table:table-row table:style-name="ro1">
          <table:table-cell table:style-name="ce1" table:formula="of:=[.A62]+0.01" office:value-type="float" office:value="0.61" calcext:value-type="float">
            <text:p>0,61</text:p>
          </table:table-cell>
          <table:table-cell table:style-name="ce1" table:formula="of:=[.A63]"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$A63]^0.1" office:value-type="float" office:value="0.951772129908618" calcext:value-type="float">
            <text:p>0,95</text:p>
          </table:table-cell>
          <table:table-cell table:style-name="ce1" table:formula="of:=[.$A63]^0.4" office:value-type="float" office:value="0.82060079618601" calcext:value-type="float">
            <text:p>0,82</text:p>
          </table:table-cell>
          <table:table-cell table:style-name="ce1" table:formula="of:=[.$A63]^0.6" office:value-type="float" office:value="0.743357796915577" calcext:value-type="float">
            <text:p>0,74</text:p>
          </table:table-cell>
        </table:table-row>
        <table:table-row table:style-name="ro1">
          <table:table-cell table:style-name="ce1" table:formula="of:=[.A63]+0.01" office:value-type="float" office:value="0.62" calcext:value-type="float">
            <text:p>0,62</text:p>
          </table:table-cell>
          <table:table-cell table:style-name="ce1" table:formula="of:=[.A64]"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$A64]^0.1" office:value-type="float" office:value="0.953321019913608" calcext:value-type="float">
            <text:p>0,95</text:p>
          </table:table-cell>
          <table:table-cell table:style-name="ce1" table:formula="of:=[.$A64]^0.4" office:value-type="float" office:value="0.825955550075395" calcext:value-type="float">
            <text:p>0,83</text:p>
          </table:table-cell>
          <table:table-cell table:style-name="ce1" table:formula="of:=[.$A64]^0.6" office:value-type="float" office:value="0.750645721726072" calcext:value-type="float">
            <text:p>0,75</text:p>
          </table:table-cell>
        </table:table-row>
        <table:table-row table:style-name="ro1">
          <table:table-cell table:style-name="ce1" table:formula="of:=[.A64]+0.01" office:value-type="float" office:value="0.63" calcext:value-type="float">
            <text:p>0,63</text:p>
          </table:table-cell>
          <table:table-cell table:style-name="ce1" table:formula="of:=[.A65]"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$A65]^0.1" office:value-type="float" office:value="0.954847587040818" calcext:value-type="float">
            <text:p>0,95</text:p>
          </table:table-cell>
          <table:table-cell table:style-name="ce1" table:formula="of:=[.$A65]^0.4" office:value-type="float" office:value="0.831258730808781" calcext:value-type="float">
            <text:p>0,83</text:p>
          </table:table-cell>
          <table:table-cell table:style-name="ce1" table:formula="of:=[.$A65]^0.6" office:value-type="float" office:value="0.757886776584032" calcext:value-type="float">
            <text:p>0,76</text:p>
          </table:table-cell>
        </table:table-row>
        <table:table-row table:style-name="ro1">
          <table:table-cell table:style-name="ce1" table:formula="of:=[.A65]+0.01" office:value-type="float" office:value="0.64" calcext:value-type="float">
            <text:p>0,64</text:p>
          </table:table-cell>
          <table:table-cell table:style-name="ce1" table:formula="of:=[.A66]"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$A66]^0.1" office:value-type="float" office:value="0.956352499790037" calcext:value-type="float">
            <text:p>0,96</text:p>
          </table:table-cell>
          <table:table-cell table:style-name="ce1" table:formula="of:=[.$A66]^0.4" office:value-type="float" office:value="0.836511642073019" calcext:value-type="float">
            <text:p>0,84</text:p>
          </table:table-cell>
          <table:table-cell table:style-name="ce1" table:formula="of:=[.$A66]^0.6" office:value-type="float" office:value="0.76508199983203" calcext:value-type="float">
            <text:p>0,77</text:p>
          </table:table-cell>
        </table:table-row>
        <table:table-row table:style-name="ro1">
          <table:table-cell table:style-name="ce1" table:formula="of:=[.A66]+0.01" office:value-type="float" office:value="0.65" calcext:value-type="float">
            <text:p>0,65</text:p>
          </table:table-cell>
          <table:table-cell table:style-name="ce1" table:formula="of:=[.A67]"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table:formula="of:=[.$A67]^0.1" office:value-type="float" office:value="0.957836396578507" calcext:value-type="float">
            <text:p>0,96</text:p>
          </table:table-cell>
          <table:table-cell table:style-name="ce1" table:formula="of:=[.$A67]^0.4" office:value-type="float" office:value="0.84171553483432" calcext:value-type="float">
            <text:p>0,84</text:p>
          </table:table-cell>
          <table:table-cell table:style-name="ce1" table:formula="of:=[.$A67]^0.6" office:value-type="float" office:value="0.772232390991743" calcext:value-type="float">
            <text:p>0,77</text:p>
          </table:table-cell>
        </table:table-row>
        <table:table-row table:style-name="ro1">
          <table:table-cell table:style-name="ce1" table:formula="of:=[.A67]+0.01" office:value-type="float" office:value="0.66" calcext:value-type="float">
            <text:p>0,66</text:p>
          </table:table-cell>
          <table:table-cell table:style-name="ce1" table:formula="of:=[.A68]"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[.$A68]^0.1" office:value-type="float" office:value="0.959299887533659" calcext:value-type="float">
            <text:p>0,96</text:p>
          </table:table-cell>
          <table:table-cell table:style-name="ce1" table:formula="of:=[.$A68]^0.4" office:value-type="float" office:value="0.846871610245124" calcext:value-type="float">
            <text:p>0,85</text:p>
          </table:table-cell>
          <table:table-cell table:style-name="ce1" table:formula="of:=[.$A68]^0.6" office:value-type="float" office:value="0.779338912788641" calcext:value-type="float">
            <text:p>0,78</text:p>
          </table:table-cell>
        </table:table-row>
        <table:table-row table:style-name="ro1">
          <table:table-cell table:style-name="ce1" table:formula="of:=[.A68]+0.01" office:value-type="float" office:value="0.67" calcext:value-type="float">
            <text:p>0,67</text:p>
          </table:table-cell>
          <table:table-cell table:style-name="ce1" table:formula="of:=[.A69]"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table:formula="of:=[.$A69]^0.1" office:value-type="float" office:value="0.96074355615364" calcext:value-type="float">
            <text:p>0,96</text:p>
          </table:table-cell>
          <table:table-cell table:style-name="ce1" table:formula="of:=[.$A69]^0.4" office:value-type="float" office:value="0.851981022349263" calcext:value-type="float">
            <text:p>0,85</text:p>
          </table:table-cell>
          <table:table-cell table:style-name="ce1" table:formula="of:=[.$A69]^0.6" office:value-type="float" office:value="0.78640249304208" calcext:value-type="float">
            <text:p>0,79</text:p>
          </table:table-cell>
        </table:table-row>
        <table:table-row table:style-name="ro1">
          <table:table-cell table:style-name="ce1" table:formula="of:=[.A69]+0.01" office:value-type="float" office:value="0.68" calcext:value-type="float">
            <text:p>0,68</text:p>
          </table:table-cell>
          <table:table-cell table:style-name="ce1" table:formula="of:=[.A70]"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  <table:table-cell table:formula="of:=[.$A70]^0.1" office:value-type="float" office:value="0.962167960847189" calcext:value-type="float">
            <text:p>0,96</text:p>
          </table:table-cell>
          <table:table-cell table:style-name="ce1" table:formula="of:=[.$A70]^0.4" office:value-type="float" office:value="0.857044880602191" calcext:value-type="float">
            <text:p>0,86</text:p>
          </table:table-cell>
          <table:table-cell table:style-name="ce1" table:formula="of:=[.$A70]^0.6" office:value-type="float" office:value="0.793424026431624" calcext:value-type="float">
            <text:p>0,79</text:p>
          </table:table-cell>
        </table:table-row>
        <table:table-row table:style-name="ro1">
          <table:table-cell table:style-name="ce1" table:formula="of:=[.A70]+0.01" office:value-type="float" office:value="0.69" calcext:value-type="float">
            <text:p>0,69</text:p>
          </table:table-cell>
          <table:table-cell table:style-name="ce1" table:formula="of:=[.A71]" office:value-type="float" office:value="0.69" calcext:value-type="float">
            <text:p>0,69</text:p>
          </table:table-cell>
          <table:table-cell office:value-type="float" office:value="1" calcext:value-type="float">
            <text:p>1</text:p>
          </table:table-cell>
          <table:table-cell table:formula="of:=[.$A71]^0.1" office:value-type="float" office:value="0.963573636363267" calcext:value-type="float">
            <text:p>0,96</text:p>
          </table:table-cell>
          <table:table-cell table:style-name="ce1" table:formula="of:=[.$A71]^0.4" office:value-type="float" office:value="0.862064252221454" calcext:value-type="float">
            <text:p>0,86</text:p>
          </table:table-cell>
          <table:table-cell table:style-name="ce1" table:formula="of:=[.$A71]^0.6" office:value-type="float" office:value="0.800404376149386" calcext:value-type="float">
            <text:p>0,80</text:p>
          </table:table-cell>
        </table:table-row>
        <table:table-row table:style-name="ro1">
          <table:table-cell table:style-name="ce1" table:formula="of:=[.A71]+0.01" office:value-type="float" office:value="0.7" calcext:value-type="float">
            <text:p>0,70</text:p>
          </table:table-cell>
          <table:table-cell table:style-name="ce1" table:formula="of:=[.A72]" office:value-type="float" office:value="0.7" calcext:value-type="float">
            <text:p>0,70</text:p>
          </table:table-cell>
          <table:table-cell office:value-type="float" office:value="1" calcext:value-type="float">
            <text:p>1</text:p>
          </table:table-cell>
          <table:table-cell table:formula="of:=[.$A72]^0.1" office:value-type="float" office:value="0.964961095119818" calcext:value-type="float">
            <text:p>0,96</text:p>
          </table:table-cell>
          <table:table-cell table:style-name="ce1" table:formula="of:=[.$A72]^0.4" office:value-type="float" office:value="0.867040164381124" calcext:value-type="float">
            <text:p>0,87</text:p>
          </table:table-cell>
          <table:table-cell table:style-name="ce1" table:formula="of:=[.$A72]^0.6" office:value-type="float" office:value="0.807344375447297" calcext:value-type="float">
            <text:p>0,81</text:p>
          </table:table-cell>
        </table:table-row>
        <table:table-row table:style-name="ro1">
          <table:table-cell table:style-name="ce1" table:formula="of:=[.A72]+0.01" office:value-type="float" office:value="0.71" calcext:value-type="float">
            <text:p>0,71</text:p>
          </table:table-cell>
          <table:table-cell table:style-name="ce1" table:formula="of:=[.A73]"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  <table:table-cell table:formula="of:=[.$A73]^0.1" office:value-type="float" office:value="0.966330828440085" calcext:value-type="float">
            <text:p>0,97</text:p>
          </table:table-cell>
          <table:table-cell table:style-name="ce1" table:formula="of:=[.$A73]^0.4" office:value-type="float" office:value="0.87197360626261" calcext:value-type="float">
            <text:p>0,87</text:p>
          </table:table-cell>
          <table:table-cell table:style-name="ce1" table:formula="of:=[.$A73]^0.6" office:value-type="float" office:value="0.814244829087375" calcext:value-type="float">
            <text:p>0,81</text:p>
          </table:table-cell>
        </table:table-row>
        <table:table-row table:style-name="ro1">
          <table:table-cell table:style-name="ce1" table:formula="of:=[.A73]+0.01" office:value-type="float" office:value="0.72" calcext:value-type="float">
            <text:p>0,72</text:p>
          </table:table-cell>
          <table:table-cell table:style-name="ce1" table:formula="of:=[.A74]"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$A74]^0.1" office:value-type="float" office:value="0.967683307704148" calcext:value-type="float">
            <text:p>0,97</text:p>
          </table:table-cell>
          <table:table-cell table:style-name="ce1" table:formula="of:=[.$A74]^0.4" office:value-type="float" office:value="0.876865530973155" calcext:value-type="float">
            <text:p>0,88</text:p>
          </table:table-cell>
          <table:table-cell table:style-name="ce1" table:formula="of:=[.$A74]^0.6" office:value-type="float" office:value="0.821106514702358" calcext:value-type="float">
            <text:p>0,82</text:p>
          </table:table-cell>
        </table:table-row>
        <table:table-row table:style-name="ro1">
          <table:table-cell table:style-name="ce1" table:formula="of:=[.A74]+0.01" office:value-type="float" office:value="0.73" calcext:value-type="float">
            <text:p>0,73</text:p>
          </table:table-cell>
          <table:table-cell table:style-name="ce1" table:formula="of:=[.A75]"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table:formula="of:=[.$A75]^0.1" office:value-type="float" office:value="0.969018985422558" calcext:value-type="float">
            <text:p>0,97</text:p>
          </table:table-cell>
          <table:table-cell table:style-name="ce1" table:formula="of:=[.$A75]^0.4" office:value-type="float" office:value="0.88171685734225" calcext:value-type="float">
            <text:p>0,88</text:p>
          </table:table-cell>
          <table:table-cell table:style-name="ce1" table:formula="of:=[.$A75]^0.6" office:value-type="float" office:value="0.827930184073413" calcext:value-type="float">
            <text:p>0,83</text:p>
          </table:table-cell>
        </table:table-row>
        <table:table-row table:style-name="ro1">
          <table:table-cell table:style-name="ce1" table:formula="of:=[.A75]+0.01" office:value-type="float" office:value="0.74" calcext:value-type="float">
            <text:p>0,74</text:p>
          </table:table-cell>
          <table:table-cell table:style-name="ce1" table:formula="of:=[.A76]"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table:formula="of:=[.$A76]^0.1" office:value-type="float" office:value="0.970338296238345" calcext:value-type="float">
            <text:p>0,97</text:p>
          </table:table-cell>
          <table:table-cell table:style-name="ce1" table:formula="of:=[.$A76]^0.4" office:value-type="float" office:value="0.886528471605292" calcext:value-type="float">
            <text:p>0,89</text:p>
          </table:table-cell>
          <table:table-cell table:style-name="ce1" table:formula="of:=[.$A76]^0.6" office:value-type="float" office:value="0.834716564331021" calcext:value-type="float">
            <text:p>0,83</text:p>
          </table:table-cell>
        </table:table-row>
        <table:table-row table:style-name="ro1">
          <table:table-cell table:style-name="ce1" table:formula="of:=[.A76]+0.01" office:value-type="float" office:value="0.75" calcext:value-type="float">
            <text:p>0,75</text:p>
          </table:table-cell>
          <table:table-cell table:style-name="ce1" table:formula="of:=[.A77]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[.$A77]^0.1" office:value-type="float" office:value="0.971641657863074" calcext:value-type="float">
            <text:p>0,97</text:p>
          </table:table-cell>
          <table:table-cell table:style-name="ce1" table:formula="of:=[.$A77]^0.4" office:value-type="float" office:value="0.891301228983002" calcext:value-type="float">
            <text:p>0,89</text:p>
          </table:table-cell>
          <table:table-cell table:style-name="ce1" table:formula="of:=[.$A77]^0.6" office:value-type="float" office:value="0.84146635908465" calcext:value-type="float">
            <text:p>0,84</text:p>
          </table:table-cell>
        </table:table-row>
        <table:table-row table:style-name="ro1">
          <table:table-cell table:style-name="ce1" table:formula="of:=[.A77]+0.01" office:value-type="float" office:value="0.76" calcext:value-type="float">
            <text:p>0,76</text:p>
          </table:table-cell>
          <table:table-cell table:style-name="ce1" table:formula="of:=[.A78]"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  <table:table-cell table:formula="of:=[.$A78]^0.1" office:value-type="float" office:value="0.972929471952097" calcext:value-type="float">
            <text:p>0,97</text:p>
          </table:table-cell>
          <table:table-cell table:style-name="ce1" table:formula="of:=[.$A78]^0.4" office:value-type="float" office:value="0.896035955164341" calcext:value-type="float">
            <text:p>0,90</text:p>
          </table:table-cell>
          <table:table-cell table:style-name="ce1" table:formula="of:=[.$A78]^0.6" office:value-type="float" office:value="0.848180249486316" calcext:value-type="float">
            <text:p>0,85</text:p>
          </table:table-cell>
        </table:table-row>
        <table:table-row table:style-name="ro1">
          <table:table-cell table:style-name="ce1" table:formula="of:=[.A78]+0.01" office:value-type="float" office:value="0.77" calcext:value-type="float">
            <text:p>0,77</text:p>
          </table:table-cell>
          <table:table-cell table:style-name="ce1" table:formula="of:=[.A79]"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  <table:table-cell table:formula="of:=[.$A79]^0.1" office:value-type="float" office:value="0.974202124923708" calcext:value-type="float">
            <text:p>0,97</text:p>
          </table:table-cell>
          <table:table-cell table:style-name="ce1" table:formula="of:=[.$A79]^0.4" office:value-type="float" office:value="0.900733447700015" calcext:value-type="float">
            <text:p>0,90</text:p>
          </table:table-cell>
          <table:table-cell table:style-name="ce1" table:formula="of:=[.$A79]^0.6" office:value-type="float" office:value="0.854858895232727" calcext:value-type="float">
            <text:p>0,85</text:p>
          </table:table-cell>
        </table:table-row>
        <table:table-row table:style-name="ro1">
          <table:table-cell table:style-name="ce1" table:formula="of:=[.A79]+0.01" office:value-type="float" office:value="0.78" calcext:value-type="float">
            <text:p>0,78</text:p>
          </table:table-cell>
          <table:table-cell table:style-name="ce1" table:formula="of:=[.A80]"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formula="of:=[.$A80]^0.1" office:value-type="float" office:value="0.975459988726465" calcext:value-type="float">
            <text:p>0,98</text:p>
          </table:table-cell>
          <table:table-cell table:style-name="ce1" table:formula="of:=[.$A80]^0.4" office:value-type="float" office:value="0.905394477313044" calcext:value-type="float">
            <text:p>0,91</text:p>
          </table:table-cell>
          <table:table-cell table:style-name="ce1" table:formula="of:=[.$A80]^0.6" office:value-type="float" office:value="0.8615029355103" calcext:value-type="float">
            <text:p>0,86</text:p>
          </table:table-cell>
        </table:table-row>
        <table:table-row table:style-name="ro1">
          <table:table-cell table:style-name="ce1" table:formula="of:=[.A80]+0.01" office:value-type="float" office:value="0.790000000000001" calcext:value-type="float">
            <text:p>0,79</text:p>
          </table:table-cell>
          <table:table-cell table:style-name="ce1" table:formula="of:=[.A81]" office:value-type="float" office:value="0.790000000000001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table:formula="of:=[.$A81]^0.1" office:value-type="float" office:value="0.976703421558577" calcext:value-type="float">
            <text:p>0,98</text:p>
          </table:table-cell>
          <table:table-cell table:style-name="ce1" table:formula="of:=[.$A81]^0.4" office:value-type="float" office:value="0.910019789132327" calcext:value-type="float">
            <text:p>0,91</text:p>
          </table:table-cell>
          <table:table-cell table:style-name="ce1" table:formula="of:=[.$A81]^0.6" office:value-type="float" office:value="0.868112989886998" calcext:value-type="float">
            <text:p>0,87</text:p>
          </table:table-cell>
        </table:table-row>
        <table:table-row table:style-name="ro1">
          <table:table-cell table:style-name="ce1" table:formula="of:=[.A81]+0.01" office:value-type="float" office:value="0.8" calcext:value-type="float">
            <text:p>0,80</text:p>
          </table:table-cell>
          <table:table-cell table:style-name="ce1" table:formula="of:=[.A82]" office:value-type="float" office:value="0.8" calcext:value-type="float">
            <text:p>0,80</text:p>
          </table:table-cell>
          <table:table-cell office:value-type="float" office:value="1" calcext:value-type="float">
            <text:p>1</text:p>
          </table:table-cell>
          <table:table-cell table:formula="of:=[.$A82]^0.1" office:value-type="float" office:value="0.977932768542929" calcext:value-type="float">
            <text:p>0,98</text:p>
          </table:table-cell>
          <table:table-cell table:style-name="ce1" table:formula="of:=[.$A82]^0.4" office:value-type="float" office:value="0.914610103854653" calcext:value-type="float">
            <text:p>0,91</text:p>
          </table:table-cell>
          <table:table-cell table:style-name="ce1" table:formula="of:=[.$A82]^0.6" office:value-type="float" office:value="0.874689659154623" calcext:value-type="float">
            <text:p>0,87</text:p>
          </table:table-cell>
        </table:table-row>
        <table:table-row table:style-name="ro1">
          <table:table-cell table:style-name="ce1" table:formula="of:=[.A82]+0.01" office:value-type="float" office:value="0.810000000000001" calcext:value-type="float">
            <text:p>0,81</text:p>
          </table:table-cell>
          <table:table-cell table:style-name="ce1" table:formula="of:=[.A83]" office:value-type="float" office:value="0.810000000000001" calcext:value-type="float">
            <text:p>0,81</text:p>
          </table:table-cell>
          <table:table-cell office:value-type="float" office:value="1" calcext:value-type="float">
            <text:p>1</text:p>
          </table:table-cell>
          <table:table-cell table:formula="of:=[.$A83]^0.1" office:value-type="float" office:value="0.979148362360977" calcext:value-type="float">
            <text:p>0,98</text:p>
          </table:table-cell>
          <table:table-cell table:style-name="ce1" table:formula="of:=[.$A83]^0.4" office:value-type="float" office:value="0.919166118840122" calcext:value-type="float">
            <text:p>0,92</text:p>
          </table:table-cell>
          <table:table-cell table:style-name="ce1" table:formula="of:=[.$A83]^0.6" office:value-type="float" office:value="0.881233526124879" calcext:value-type="float">
            <text:p>0,88</text:p>
          </table:table-cell>
        </table:table-row>
        <table:table-row table:style-name="ro1">
          <table:table-cell table:style-name="ce1" table:formula="of:=[.A83]+0.01" office:value-type="float" office:value="0.82" calcext:value-type="float">
            <text:p>0,82</text:p>
          </table:table-cell>
          <table:table-cell table:style-name="ce1" table:formula="of:=[.A84]"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table:formula="of:=[.$A84]^0.1" office:value-type="float" office:value="0.980350523848518" calcext:value-type="float">
            <text:p>0,98</text:p>
          </table:table-cell>
          <table:table-cell table:style-name="ce1" table:formula="of:=[.$A84]^0.4" office:value-type="float" office:value="0.923688509145596" calcext:value-type="float">
            <text:p>0,92</text:p>
          </table:table-cell>
          <table:table-cell table:style-name="ce1" table:formula="of:=[.$A84]^0.6" office:value-type="float" office:value="0.88774515638231" calcext:value-type="float">
            <text:p>0,89</text:p>
          </table:table-cell>
        </table:table-row>
        <table:table-row table:style-name="ro1">
          <table:table-cell table:style-name="ce1" table:formula="of:=[.A84]+0.01" office:value-type="float" office:value="0.83" calcext:value-type="float">
            <text:p>0,83</text:p>
          </table:table-cell>
          <table:table-cell table:style-name="ce1" table:formula="of:=[.A85]"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table:formula="of:=[.$A85]^0.1" office:value-type="float" office:value="0.98153956255604" calcext:value-type="float">
            <text:p>0,98</text:p>
          </table:table-cell>
          <table:table-cell table:style-name="ce1" table:formula="of:=[.$A85]^0.4" office:value-type="float" office:value="0.928177928500376" calcext:value-type="float">
            <text:p>0,93</text:p>
          </table:table-cell>
          <table:table-cell table:style-name="ce1" table:formula="of:=[.$A85]^0.6" office:value-type="float" office:value="0.894225098996915" calcext:value-type="float">
            <text:p>0,89</text:p>
          </table:table-cell>
        </table:table-row>
        <table:table-row table:style-name="ro1">
          <table:table-cell table:style-name="ce1" table:formula="of:=[.A85]+0.01" office:value-type="float" office:value="0.84" calcext:value-type="float">
            <text:p>0,84</text:p>
          </table:table-cell>
          <table:table-cell table:style-name="ce1" table:formula="of:=[.A86]"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table:formula="of:=[.$A86]^0.1" office:value-type="float" office:value="0.982715777276172" calcext:value-type="float">
            <text:p>0,98</text:p>
          </table:table-cell>
          <table:table-cell table:style-name="ce1" table:formula="of:=[.$A86]^0.4" office:value-type="float" office:value="0.932635010227989" calcext:value-type="float">
            <text:p>0,93</text:p>
          </table:table-cell>
          <table:table-cell table:style-name="ce1" table:formula="of:=[.$A86]^0.6" office:value-type="float" office:value="0.900673887199084" calcext:value-type="float">
            <text:p>0,90</text:p>
          </table:table-cell>
        </table:table-row>
        <table:table-row table:style-name="ro1">
          <table:table-cell table:style-name="ce1" table:formula="of:=[.A86]+0.01" office:value-type="float" office:value="0.850000000000001" calcext:value-type="float">
            <text:p>0,85</text:p>
          </table:table-cell>
          <table:table-cell table:style-name="ce1" table:formula="of:=[.A87]" office:value-type="float" office:value="0.850000000000001" calcext:value-type="float">
            <text:p>0,85</text:p>
          </table:table-cell>
          <table:table-cell office:value-type="float" office:value="1" calcext:value-type="float">
            <text:p>1</text:p>
          </table:table-cell>
          <table:table-cell table:formula="of:=[.$A87]^0.1" office:value-type="float" office:value="0.983879456540526" calcext:value-type="float">
            <text:p>0,98</text:p>
          </table:table-cell>
          <table:table-cell table:style-name="ce1" table:formula="of:=[.$A87]^0.4" office:value-type="float" office:value="0.937060368117681" calcext:value-type="float">
            <text:p>0,94</text:p>
          </table:table-cell>
          <table:table-cell table:style-name="ce1" table:formula="of:=[.$A87]^0.6" office:value-type="float" office:value="0.907092039019255" calcext:value-type="float">
            <text:p>0,91</text:p>
          </table:table-cell>
        </table:table-row>
        <table:table-row table:style-name="ro1">
          <table:table-cell table:style-name="ce1" table:formula="of:=[.A87]+0.01" office:value-type="float" office:value="0.860000000000001" calcext:value-type="float">
            <text:p>0,86</text:p>
          </table:table-cell>
          <table:table-cell table:style-name="ce1" table:formula="of:=[.A88]" office:value-type="float" office:value="0.860000000000001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table:formula="of:=[.$A88]^0.1" office:value-type="float" office:value="0.98503087908805" calcext:value-type="float">
            <text:p>0,99</text:p>
          </table:table-cell>
          <table:table-cell table:style-name="ce1" table:formula="of:=[.$A88]^0.4" office:value-type="float" office:value="0.9414545972489" calcext:value-type="float">
            <text:p>0,94</text:p>
          </table:table-cell>
          <table:table-cell table:style-name="ce1" table:formula="of:=[.$A88]^0.6" office:value-type="float" office:value="0.913480057894534" calcext:value-type="float">
            <text:p>0,91</text:p>
          </table:table-cell>
        </table:table-row>
        <table:table-row table:style-name="ro1">
          <table:table-cell table:style-name="ce1" table:formula="of:=[.A88]+0.01" office:value-type="float" office:value="0.87" calcext:value-type="float">
            <text:p>0,87</text:p>
          </table:table-cell>
          <table:table-cell table:style-name="ce1" table:formula="of:=[.A89]"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table:formula="of:=[.$A89]^0.1" office:value-type="float" office:value="0.986170314306825" calcext:value-type="float">
            <text:p>0,99</text:p>
          </table:table-cell>
          <table:table-cell table:style-name="ce1" table:formula="of:=[.$A89]^0.4" office:value-type="float" office:value="0.945818274771838" calcext:value-type="float">
            <text:p>0,95</text:p>
          </table:table-cell>
          <table:table-cell table:style-name="ce1" table:formula="of:=[.$A89]^0.6" office:value-type="float" office:value="0.919838433244349" calcext:value-type="float">
            <text:p>0,92</text:p>
          </table:table-cell>
        </table:table-row>
        <table:table-row table:style-name="ro1">
          <table:table-cell table:style-name="ce1" table:formula="of:=[.A89]+0.01" office:value-type="float" office:value="0.88" calcext:value-type="float">
            <text:p>0,88</text:p>
          </table:table-cell>
          <table:table-cell table:style-name="ce1" table:formula="of:=[.A90]"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table:formula="of:=[.$A90]^0.1" office:value-type="float" office:value="0.98729802265111" calcext:value-type="float">
            <text:p>0,99</text:p>
          </table:table-cell>
          <table:table-cell table:style-name="ce1" table:formula="of:=[.$A90]^0.4" office:value-type="float" office:value="0.950151960646825" calcext:value-type="float">
            <text:p>0,95</text:p>
          </table:table-cell>
          <table:table-cell table:style-name="ce1" table:formula="of:=[.$A90]^0.6" office:value-type="float" office:value="0.926167641017056" calcext:value-type="float">
            <text:p>0,93</text:p>
          </table:table-cell>
        </table:table-row>
        <table:table-row table:style-name="ro1">
          <table:table-cell table:style-name="ce1" table:formula="of:=[.A90]+0.01" office:value-type="float" office:value="0.890000000000001" calcext:value-type="float">
            <text:p>0,89</text:p>
          </table:table-cell>
          <table:table-cell table:style-name="ce1" table:formula="of:=[.A91]" office:value-type="float" office:value="0.890000000000001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formula="of:=[.$A91]^0.1" office:value-type="float" office:value="0.988414256035288" calcext:value-type="float">
            <text:p>0,99</text:p>
          </table:table-cell>
          <table:table-cell table:style-name="ce1" table:formula="of:=[.$A91]^0.4" office:value-type="float" office:value="0.954456198345221" calcext:value-type="float">
            <text:p>0,95</text:p>
          </table:table-cell>
          <table:table-cell table:style-name="ce1" table:formula="of:=[.$A91]^0.6" office:value-type="float" office:value="0.932468144209267" calcext:value-type="float">
            <text:p>0,93</text:p>
          </table:table-cell>
        </table:table-row>
        <table:table-row table:style-name="ro1">
          <table:table-cell table:style-name="ce1" table:formula="of:=[.A91]+0.01" office:value-type="float" office:value="0.900000000000001" calcext:value-type="float">
            <text:p>0,90</text:p>
          </table:table-cell>
          <table:table-cell table:style-name="ce1" table:formula="of:=[.A92]" office:value-type="float" office:value="0.900000000000001" calcext:value-type="float">
            <text:p>0,90</text:p>
          </table:table-cell>
          <table:table-cell office:value-type="float" office:value="1" calcext:value-type="float">
            <text:p>1</text:p>
          </table:table-cell>
          <table:table-cell table:formula="of:=[.$A92]^0.1" office:value-type="float" office:value="0.989519258206214" calcext:value-type="float">
            <text:p>0,99</text:p>
          </table:table-cell>
          <table:table-cell table:style-name="ce1" table:formula="of:=[.$A92]^0.4" office:value-type="float" office:value="0.958731515514183" calcext:value-type="float">
            <text:p>0,96</text:p>
          </table:table-cell>
          <table:table-cell table:style-name="ce1" table:formula="of:=[.$A92]^0.6" office:value-type="float" office:value="0.93874039335957" calcext:value-type="float">
            <text:p>0,94</text:p>
          </table:table-cell>
        </table:table-row>
        <table:table-row table:style-name="ro1">
          <table:table-cell table:style-name="ce1" table:formula="of:=[.A92]+0.01" office:value-type="float" office:value="0.910000000000001" calcext:value-type="float">
            <text:p>0,91</text:p>
          </table:table-cell>
          <table:table-cell table:style-name="ce1" table:formula="of:=[.A93]" office:value-type="float" office:value="0.91000000000000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table:formula="of:=[.$A93]^0.1" office:value-type="float" office:value="0.990613265095411" calcext:value-type="float">
            <text:p>0,99</text:p>
          </table:table-cell>
          <table:table-cell table:style-name="ce1" table:formula="of:=[.$A93]^0.4" office:value-type="float" office:value="0.962978424607576" calcext:value-type="float">
            <text:p>0,96</text:p>
          </table:table-cell>
          <table:table-cell table:style-name="ce1" table:formula="of:=[.$A93]^0.6" office:value-type="float" office:value="0.94498482701815" calcext:value-type="float">
            <text:p>0,94</text:p>
          </table:table-cell>
        </table:table-row>
        <table:table-row table:style-name="ro1">
          <table:table-cell table:style-name="ce1" table:formula="of:=[.A93]+0.01" office:value-type="float" office:value="0.92" calcext:value-type="float">
            <text:p>0,92</text:p>
          </table:table-cell>
          <table:table-cell table:style-name="ce1" table:formula="of:=[.A94]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table:formula="of:=[.$A94]^0.1" office:value-type="float" office:value="0.991696505152373" calcext:value-type="float">
            <text:p>0,99</text:p>
          </table:table-cell>
          <table:table-cell table:style-name="ce1" table:formula="of:=[.$A94]^0.4" office:value-type="float" office:value="0.967197423485091" calcext:value-type="float">
            <text:p>0,97</text:p>
          </table:table-cell>
          <table:table-cell table:style-name="ce1" table:formula="of:=[.$A94]^0.6" office:value-type="float" office:value="0.951201872193761" calcext:value-type="float">
            <text:p>0,95</text:p>
          </table:table-cell>
        </table:table-row>
        <table:table-row table:style-name="ro1">
          <table:table-cell table:style-name="ce1" table:formula="of:=[.A94]+0.01" office:value-type="float" office:value="0.930000000000001" calcext:value-type="float">
            <text:p>0,93</text:p>
          </table:table-cell>
          <table:table-cell table:style-name="ce1" table:formula="of:=[.A95]" office:value-type="float" office:value="0.930000000000001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table:formula="of:=[.$A95]^0.1" office:value-type="float" office:value="0.992769199660217" calcext:value-type="float">
            <text:p>0,99</text:p>
          </table:table-cell>
          <table:table-cell table:style-name="ce1" table:formula="of:=[.$A95]^0.4" office:value-type="float" office:value="0.9713889959815" calcext:value-type="float">
            <text:p>0,97</text:p>
          </table:table-cell>
          <table:table-cell table:style-name="ce1" table:formula="of:=[.$A95]^0.6" office:value-type="float" office:value="0.957391944779362" calcext:value-type="float">
            <text:p>0,96</text:p>
          </table:table-cell>
        </table:table-row>
        <table:table-row table:style-name="ro1">
          <table:table-cell table:style-name="ce1" table:formula="of:=[.A95]+0.01" office:value-type="float" office:value="0.940000000000001" calcext:value-type="float">
            <text:p>0,94</text:p>
          </table:table-cell>
          <table:table-cell table:style-name="ce1" table:formula="of:=[.A96]" office:value-type="float" office:value="0.940000000000001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table:formula="of:=[.$A96]^0.1" office:value-type="float" office:value="0.993831563034777" calcext:value-type="float">
            <text:p>0,99</text:p>
          </table:table-cell>
          <table:table-cell table:style-name="ce1" table:formula="of:=[.$A96]^0.4" office:value-type="float" office:value="0.975553612447846" calcext:value-type="float">
            <text:p>0,98</text:p>
          </table:table-cell>
          <table:table-cell table:style-name="ce1" table:formula="of:=[.$A96]^0.6" office:value-type="float" office:value="0.963555449957655" calcext:value-type="float">
            <text:p>0,96</text:p>
          </table:table-cell>
        </table:table-row>
        <table:table-row table:style-name="ro1">
          <table:table-cell table:style-name="ce1" table:formula="of:=[.A96]+0.01" office:value-type="float" office:value="0.950000000000001" calcext:value-type="float">
            <text:p>0,95</text:p>
          </table:table-cell>
          <table:table-cell table:style-name="ce1" table:formula="of:=[.A97]" office:value-type="float" office:value="0.950000000000001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formula="of:=[.$A97]^0.1" office:value-type="float" office:value="0.994883803108176" calcext:value-type="float">
            <text:p>0,99</text:p>
          </table:table-cell>
          <table:table-cell table:style-name="ce1" table:formula="of:=[.$A97]^0.4" office:value-type="float" office:value="0.97969173026623" calcext:value-type="float">
            <text:p>0,98</text:p>
          </table:table-cell>
          <table:table-cell table:style-name="ce1" table:formula="of:=[.$A97]^0.6" office:value-type="float" office:value="0.969692782587681" calcext:value-type="float">
            <text:p>0,97</text:p>
          </table:table-cell>
        </table:table-row>
        <table:table-row table:style-name="ro1">
          <table:table-cell table:style-name="ce1" table:formula="of:=[.A97]+0.01" office:value-type="float" office:value="0.960000000000001" calcext:value-type="float">
            <text:p>0,96</text:p>
          </table:table-cell>
          <table:table-cell table:style-name="ce1" table:formula="of:=[.A98]" office:value-type="float" office:value="0.960000000000001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table:formula="of:=[.$A98]^0.1" office:value-type="float" office:value="0.995926121397851" calcext:value-type="float">
            <text:p>1,00</text:p>
          </table:table-cell>
          <table:table-cell table:style-name="ce1" table:formula="of:=[.$A98]^0.4" office:value-type="float" office:value="0.983803794339745" calcext:value-type="float">
            <text:p>0,98</text:p>
          </table:table-cell>
          <table:table-cell table:style-name="ce1" table:formula="of:=[.$A98]^0.6" office:value-type="float" office:value="0.975804327573548" calcext:value-type="float">
            <text:p>0,98</text:p>
          </table:table-cell>
        </table:table-row>
        <table:table-row table:style-name="ro1">
          <table:table-cell table:style-name="ce1" table:formula="of:=[.A98]+0.01" office:value-type="float" office:value="0.970000000000001" calcext:value-type="float">
            <text:p>0,97</text:p>
          </table:table-cell>
          <table:table-cell table:style-name="ce1" table:formula="of:=[.A99]" office:value-type="float" office:value="0.970000000000001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formula="of:=[.$A99]^0.1" office:value-type="float" office:value="0.996958713361894" calcext:value-type="float">
            <text:p>1,00</text:p>
          </table:table-cell>
          <table:table-cell table:style-name="ce1" table:formula="of:=[.$A99]^0.4" office:value-type="float" office:value="0.987890237559014" calcext:value-type="float">
            <text:p>0,99</text:p>
          </table:table-cell>
          <table:table-cell table:style-name="ce1" table:formula="of:=[.$A99]^0.6" office:value-type="float" office:value="0.98189046021629" calcext:value-type="float">
            <text:p>0,98</text:p>
          </table:table-cell>
        </table:table-row>
        <table:table-row table:style-name="ro1">
          <table:table-cell table:style-name="ce1" table:formula="of:=[.A99]+0.01" office:value-type="float" office:value="0.980000000000001" calcext:value-type="float">
            <text:p>0,98</text:p>
          </table:table-cell>
          <table:table-cell table:style-name="ce1" table:formula="of:=[.A100]" office:value-type="float" office:value="0.980000000000001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formula="of:=[.$A100]^0.1" office:value-type="float" office:value="0.99798176864157" calcext:value-type="float">
            <text:p>1,00</text:p>
          </table:table-cell>
          <table:table-cell table:style-name="ce1" table:formula="of:=[.$A100]^0.4" office:value-type="float" office:value="0.99195148124666" calcext:value-type="float">
            <text:p>0,99</text:p>
          </table:table-cell>
          <table:table-cell table:style-name="ce1" table:formula="of:=[.$A100]^0.6" office:value-type="float" office:value="0.987951546549798" calcext:value-type="float">
            <text:p>0,99</text:p>
          </table:table-cell>
        </table:table-row>
        <table:table-row table:style-name="ro1">
          <table:table-cell table:style-name="ce1" table:formula="of:=[.A100]+0.01" office:value-type="float" office:value="0.990000000000001" calcext:value-type="float">
            <text:p>0,99</text:p>
          </table:table-cell>
          <table:table-cell table:style-name="ce1" table:formula="of:=[.A101]" office:value-type="float" office:value="0.990000000000001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formula="of:=[.$A101]^0.1" office:value-type="float" office:value="0.99899547129175" calcext:value-type="float">
            <text:p>1,00</text:p>
          </table:table-cell>
          <table:table-cell table:style-name="ce1" table:formula="of:=[.$A101]^0.4" office:value-type="float" office:value="0.995987935580982" calcext:value-type="float">
            <text:p>1,00</text:p>
          </table:table-cell>
          <table:table-cell table:style-name="ce1" table:formula="of:=[.$A101]^0.6" office:value-type="float" office:value="0.993987943661699" calcext:value-type="float">
            <text:p>0,99</text:p>
          </table:table-cell>
        </table:table-row>
        <table:table-row table:style-name="ro1">
          <table:table-cell table:style-name="ce1" table:formula="of:=[.A101]+0.01" office:value-type="float" office:value="1" calcext:value-type="float">
            <text:p>1,00</text:p>
          </table:table-cell>
          <table:table-cell table:style-name="ce1" table:formula="of:=[.A102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formula="of:=[.$A102]^0.1" office:value-type="float" office:value="1" calcext:value-type="float">
            <text:p>1,00</text:p>
          </table:table-cell>
          <table:table-cell table:style-name="ce1" table:formula="of:=[.$A102]^0.4" office:value-type="float" office:value="1" calcext:value-type="float">
            <text:p>1,00</text:p>
          </table:table-cell>
          <table:table-cell table:style-name="ce1" table:formula="of:=[.$A102]^0.6" office:value-type="float" office:value="1" calcext:value-type="float">
            <text:p>1,00</text:p>
          </table:table-cell>
        </table:table-row>
        <table:table-row table:style-name="ro1" table:number-rows-repeated="10484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1_2" table:style-name="ta1">
        <table:shapes>
          <draw:frame draw:z-index="0" draw:style-name="gr1" draw:text-style-name="P1" svg:width="15.999cm" svg:height="8.999cm" svg:x="18.882cm" svg:y="0.15cm">
            <draw:object draw:notify-on-update-of-ranges="Hoja1_2.A2:Hoja1_2.A102 Hoja1_2.B1:Hoja1_2.B1 Hoja1_2.B2:Hoja1_2.B102 Hoja1_2.A2:Hoja1_2.A102 Hoja1_2.C1:Hoja1_2.C1 Hoja1_2.C2:Hoja1_2.C102 Hoja1_2.A2:Hoja1_2.A102 Hoja1_2.C1:Hoja1_2.C1 Hoja1_2.C2:Hoja1_2.C102 Hoja1_2.A2:Hoja1_2.A102 Hoja1_2.C1:Hoja1_2.C1 Hoja1_2.C2:Hoja1_2.C102 Hoja1_2.A2:Hoja1_2.A102 Hoja1_2.D1:Hoja1_2.D1 Hoja1_2.D2:Hoja1_2.D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FP: Tasa de Falsos Positivos (1 – Especificidad)</text:p>
          </table:table-cell>
          <table:table-cell table:style-name="Default" office:value-type="string" calcext:value-type="string">
            <text:p>TVP: Tasa de Verdaderos Positivos (Sensibilidad)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[.A2]" office:value-type="float" office:value="0" calcext:value-type="float">
            <text:p>0,00</text:p>
          </table:table-cell>
          <table:table-cell table:formula="of:=[.$A2]^0.35" office:value-type="float" office:value="0" calcext:value-type="float">
            <text:p>0,00</text:p>
          </table:table-cell>
          <table:table-cell table:formula="of:=[.$A2]^0.6" office:value-type="float" office:value="0" calcext:value-type="float">
            <text:p>0,00</text:p>
          </table:table-cell>
          <table:table-cell/>
        </table:table-row>
        <table:table-row table:style-name="ro1">
          <table:table-cell table:formula="of:=[.A2]+0.01" office:value-type="float" office:value="0.01" calcext:value-type="float">
            <text:p>0,01</text:p>
          </table:table-cell>
          <table:table-cell table:formula="of:=[.A3]" office:value-type="float" office:value="0.01" calcext:value-type="float">
            <text:p>0,01</text:p>
          </table:table-cell>
          <table:table-cell table:formula="of:=[.$A3]^0.35" office:value-type="float" office:value="0.199526231496888" calcext:value-type="float">
            <text:p>0,20</text:p>
          </table:table-cell>
          <table:table-cell table:formula="of:=[.$A3]^[.E3]" office:value-type="float" office:value="0.0794328234724281" calcext:value-type="float">
            <text:p>0,08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table:formula="of:=[.A3]+0.01" office:value-type="float" office:value="0.02" calcext:value-type="float">
            <text:p>0,02</text:p>
          </table:table-cell>
          <table:table-cell table:formula="of:=[.A4]" office:value-type="float" office:value="0.02" calcext:value-type="float">
            <text:p>0,02</text:p>
          </table:table-cell>
          <table:table-cell table:formula="of:=[.$A4]^0.35" office:value-type="float" office:value="0.254308278783322" calcext:value-type="float">
            <text:p>0,25</text:p>
          </table:table-cell>
          <table:table-cell table:formula="of:=[.$A4]^[.E4]" office:value-type="float" office:value="0.118593625950266" calcext:value-type="float">
            <text:p>0,12</text:p>
          </table:table-cell>
          <table:table-cell table:formula="of:=[.E3]-0.005" office:value-type="float" office:value="0.545" calcext:value-type="float">
            <text:p>0,545</text:p>
          </table:table-cell>
        </table:table-row>
        <table:table-row table:style-name="ro1">
          <table:table-cell table:formula="of:=[.A4]+0.01" office:value-type="float" office:value="0.03" calcext:value-type="float">
            <text:p>0,03</text:p>
          </table:table-cell>
          <table:table-cell table:formula="of:=[.A5]" office:value-type="float" office:value="0.03" calcext:value-type="float">
            <text:p>0,03</text:p>
          </table:table-cell>
          <table:table-cell table:formula="of:=[.$A5]^0.35" office:value-type="float" office:value="0.293084222031976" calcext:value-type="float">
            <text:p>0,29</text:p>
          </table:table-cell>
          <table:table-cell table:formula="of:=[.$A5]^[.E5]" office:value-type="float" office:value="0.150537769739769" calcext:value-type="float">
            <text:p>0,15</text:p>
          </table:table-cell>
          <table:table-cell table:formula="of:=[.E4]-0.005" office:value-type="float" office:value="0.54" calcext:value-type="float">
            <text:p>0,54</text:p>
          </table:table-cell>
        </table:table-row>
        <table:table-row table:style-name="ro1">
          <table:table-cell table:formula="of:=[.A5]+0.01" office:value-type="float" office:value="0.04" calcext:value-type="float">
            <text:p>0,04</text:p>
          </table:table-cell>
          <table:table-cell table:formula="of:=[.A6]" office:value-type="float" office:value="0.04" calcext:value-type="float">
            <text:p>0,04</text:p>
          </table:table-cell>
          <table:table-cell table:formula="of:=[.$A6]^0.35" office:value-type="float" office:value="0.324131319338552" calcext:value-type="float">
            <text:p>0,32</text:p>
          </table:table-cell>
          <table:table-cell table:formula="of:=[.$A6]^[.E6]" office:value-type="float" office:value="0.178690759753448" calcext:value-type="float">
            <text:p>0,18</text:p>
          </table:table-cell>
          <table:table-cell table:formula="of:=[.E5]-0.005" office:value-type="float" office:value="0.535" calcext:value-type="float">
            <text:p>0,535</text:p>
          </table:table-cell>
        </table:table-row>
        <table:table-row table:style-name="ro1">
          <table:table-cell table:formula="of:=[.A6]+0.01" office:value-type="float" office:value="0.05" calcext:value-type="float">
            <text:p>0,05</text:p>
          </table:table-cell>
          <table:table-cell table:formula="of:=[.A7]" office:value-type="float" office:value="0.05" calcext:value-type="float">
            <text:p>0,05</text:p>
          </table:table-cell>
          <table:table-cell table:formula="of:=[.$A7]^0.35" office:value-type="float" office:value="0.350460843193044" calcext:value-type="float">
            <text:p>0,35</text:p>
          </table:table-cell>
          <table:table-cell table:formula="of:=[.$A7]^[.E7]" office:value-type="float" office:value="0.204387392111597" calcext:value-type="float">
            <text:p>0,20</text:p>
          </table:table-cell>
          <table:table-cell table:formula="of:=[.E6]-0.005" office:value-type="float" office:value="0.53" calcext:value-type="float">
            <text:p>0,53</text:p>
          </table:table-cell>
        </table:table-row>
        <table:table-row table:style-name="ro1">
          <table:table-cell table:formula="of:=[.A7]+0.01" office:value-type="float" office:value="0.06" calcext:value-type="float">
            <text:p>0,06</text:p>
          </table:table-cell>
          <table:table-cell table:formula="of:=[.A8]" office:value-type="float" office:value="0.06" calcext:value-type="float">
            <text:p>0,06</text:p>
          </table:table-cell>
          <table:table-cell table:formula="of:=[.$A8]^0.35" office:value-type="float" office:value="0.373553609890453" calcext:value-type="float">
            <text:p>0,37</text:p>
          </table:table-cell>
          <table:table-cell table:formula="of:=[.$A8]^[.E8]" office:value-type="float" office:value="0.228312351169435" calcext:value-type="float">
            <text:p>0,23</text:p>
          </table:table-cell>
          <table:table-cell table:formula="of:=[.E7]-0.005" office:value-type="float" office:value="0.525" calcext:value-type="float">
            <text:p>0,525</text:p>
          </table:table-cell>
        </table:table-row>
        <table:table-row table:style-name="ro1">
          <table:table-cell table:formula="of:=[.A8]+0.01" office:value-type="float" office:value="0.07" calcext:value-type="float">
            <text:p>0,07</text:p>
          </table:table-cell>
          <table:table-cell table:formula="of:=[.A9]" office:value-type="float" office:value="0.07" calcext:value-type="float">
            <text:p>0,07</text:p>
          </table:table-cell>
          <table:table-cell table:formula="of:=[.$A9]^0.35" office:value-type="float" office:value="0.394261449270029" calcext:value-type="float">
            <text:p>0,39</text:p>
          </table:table-cell>
          <table:table-cell table:formula="of:=[.$A9]^[.E9]" office:value-type="float" office:value="0.250871300288506" calcext:value-type="float">
            <text:p>0,25</text:p>
          </table:table-cell>
          <table:table-cell table:formula="of:=[.E8]-0.005" office:value-type="float" office:value="0.52" calcext:value-type="float">
            <text:p>0,52</text:p>
          </table:table-cell>
        </table:table-row>
        <table:table-row table:style-name="ro1">
          <table:table-cell table:formula="of:=[.A9]+0.01" office:value-type="float" office:value="0.08" calcext:value-type="float">
            <text:p>0,08</text:p>
          </table:table-cell>
          <table:table-cell table:formula="of:=[.A10]" office:value-type="float" office:value="0.08" calcext:value-type="float">
            <text:p>0,08</text:p>
          </table:table-cell>
          <table:table-cell table:formula="of:=[.$A10]^0.35" office:value-type="float" office:value="0.413125017709966" calcext:value-type="float">
            <text:p>0,41</text:p>
          </table:table-cell>
          <table:table-cell table:formula="of:=[.$A10]^[.E10]" office:value-type="float" office:value="0.27232740224249" calcext:value-type="float">
            <text:p>0,27</text:p>
          </table:table-cell>
          <table:table-cell table:formula="of:=[.E9]-0.005" office:value-type="float" office:value="0.515" calcext:value-type="float">
            <text:p>0,515</text:p>
          </table:table-cell>
        </table:table-row>
        <table:table-row table:style-name="ro1">
          <table:table-cell table:formula="of:=[.A10]+0.01" office:value-type="float" office:value="0.09" calcext:value-type="float">
            <text:p>0,09</text:p>
          </table:table-cell>
          <table:table-cell table:formula="of:=[.A11]" office:value-type="float" office:value="0.09" calcext:value-type="float">
            <text:p>0,09</text:p>
          </table:table-cell>
          <table:table-cell table:formula="of:=[.$A11]^0.35" office:value-type="float" office:value="0.430511620249934" calcext:value-type="float">
            <text:p>0,43</text:p>
          </table:table-cell>
          <table:table-cell table:formula="of:=[.$A11]^[.E11]" office:value-type="float" office:value="0.292862442299335" calcext:value-type="float">
            <text:p>0,29</text:p>
          </table:table-cell>
          <table:table-cell table:formula="of:=[.E10]-0.005" office:value-type="float" office:value="0.51" calcext:value-type="float">
            <text:p>0,51</text:p>
          </table:table-cell>
        </table:table-row>
        <table:table-row table:style-name="ro1">
          <table:table-cell table:formula="of:=[.A11]+0.01" office:value-type="float" office:value="0.1" calcext:value-type="float">
            <text:p>0,10</text:p>
          </table:table-cell>
          <table:table-cell table:formula="of:=[.A12]" office:value-type="float" office:value="0.1" calcext:value-type="float">
            <text:p>0,10</text:p>
          </table:table-cell>
          <table:table-cell table:formula="of:=[.$A12]^0.35" office:value-type="float" office:value="0.446683592150963" calcext:value-type="float">
            <text:p>0,45</text:p>
          </table:table-cell>
          <table:table-cell table:formula="of:=[.$A12]^[.E12]" office:value-type="float" office:value="0.312607936712395" calcext:value-type="float">
            <text:p>0,31</text:p>
          </table:table-cell>
          <table:table-cell table:formula="of:=[.E11]-0.005" office:value-type="float" office:value="0.505" calcext:value-type="float">
            <text:p>0,505</text:p>
          </table:table-cell>
        </table:table-row>
        <table:table-row table:style-name="ro1">
          <table:table-cell table:formula="of:=[.A12]+0.01" office:value-type="float" office:value="0.11" calcext:value-type="float">
            <text:p>0,11</text:p>
          </table:table-cell>
          <table:table-cell table:formula="of:=[.A13]" office:value-type="float" office:value="0.11" calcext:value-type="float">
            <text:p>0,11</text:p>
          </table:table-cell>
          <table:table-cell table:formula="of:=[.$A13]^0.35" office:value-type="float" office:value="0.461835634992082" calcext:value-type="float">
            <text:p>0,46</text:p>
          </table:table-cell>
          <table:table-cell table:formula="of:=[.$A13]^[.E13]" office:value-type="float" office:value="0.33166247903554" calcext:value-type="float">
            <text:p>0,33</text:p>
          </table:table-cell>
          <table:table-cell table:formula="of:=[.E12]-0.005" office:value-type="float" office:value="0.5" calcext:value-type="float">
            <text:p>0,5</text:p>
          </table:table-cell>
        </table:table-row>
        <table:table-row table:style-name="ro1">
          <table:table-cell table:formula="of:=[.A13]+0.01" office:value-type="float" office:value="0.12" calcext:value-type="float">
            <text:p>0,12</text:p>
          </table:table-cell>
          <table:table-cell table:formula="of:=[.A14]" office:value-type="float" office:value="0.12" calcext:value-type="float">
            <text:p>0,12</text:p>
          </table:table-cell>
          <table:table-cell table:formula="of:=[.$A14]^0.35" office:value-type="float" office:value="0.476116723359351" calcext:value-type="float">
            <text:p>0,48</text:p>
          </table:table-cell>
          <table:table-cell table:formula="of:=[.$A14]^[.E14]" office:value-type="float" office:value="0.350102100817228" calcext:value-type="float">
            <text:p>0,35</text:p>
          </table:table-cell>
          <table:table-cell table:formula="of:=[.E13]-0.005" office:value-type="float" office:value="0.495" calcext:value-type="float">
            <text:p>0,495</text:p>
          </table:table-cell>
        </table:table-row>
        <table:table-row table:style-name="ro1">
          <table:table-cell table:formula="of:=[.A14]+0.01" office:value-type="float" office:value="0.13" calcext:value-type="float">
            <text:p>0,13</text:p>
          </table:table-cell>
          <table:table-cell table:formula="of:=[.A15]" office:value-type="float" office:value="0.13" calcext:value-type="float">
            <text:p>0,13</text:p>
          </table:table-cell>
          <table:table-cell table:formula="of:=[.$A15]^0.35" office:value-type="float" office:value="0.489643702569115" calcext:value-type="float">
            <text:p>0,49</text:p>
          </table:table-cell>
          <table:table-cell table:formula="of:=[.$A15]^[.E15]" office:value-type="float" office:value="0.36798680185603" calcext:value-type="float">
            <text:p>0,37</text:p>
          </table:table-cell>
          <table:table-cell table:formula="of:=[.E14]-0.005" office:value-type="float" office:value="0.49" calcext:value-type="float">
            <text:p>0,49</text:p>
          </table:table-cell>
        </table:table-row>
        <table:table-row table:style-name="ro1">
          <table:table-cell table:formula="of:=[.A15]+0.01" office:value-type="float" office:value="0.14" calcext:value-type="float">
            <text:p>0,14</text:p>
          </table:table-cell>
          <table:table-cell table:formula="of:=[.A16]" office:value-type="float" office:value="0.14" calcext:value-type="float">
            <text:p>0,14</text:p>
          </table:table-cell>
          <table:table-cell table:formula="of:=[.$A16]^0.35" office:value-type="float" office:value="0.502510120109409" calcext:value-type="float">
            <text:p>0,50</text:p>
          </table:table-cell>
          <table:table-cell table:formula="of:=[.$A16]^[.E16]" office:value-type="float" office:value="0.385364848367723" calcext:value-type="float">
            <text:p>0,39</text:p>
          </table:table-cell>
          <table:table-cell table:formula="of:=[.E15]-0.005" office:value-type="float" office:value="0.485" calcext:value-type="float">
            <text:p>0,485</text:p>
          </table:table-cell>
        </table:table-row>
        <table:table-row table:style-name="ro1">
          <table:table-cell table:formula="of:=[.A16]+0.01" office:value-type="float" office:value="0.15" calcext:value-type="float">
            <text:p>0,15</text:p>
          </table:table-cell>
          <table:table-cell table:formula="of:=[.A17]" office:value-type="float" office:value="0.15" calcext:value-type="float">
            <text:p>0,15</text:p>
          </table:table-cell>
          <table:table-cell table:formula="of:=[.$A17]^0.35" office:value-type="float" office:value="0.514792179500998" calcext:value-type="float">
            <text:p>0,51</text:p>
          </table:table-cell>
          <table:table-cell table:formula="of:=[.$A17]^[.E17]" office:value-type="float" office:value="0.402275704742851" calcext:value-type="float">
            <text:p>0,40</text:p>
          </table:table-cell>
          <table:table-cell table:formula="of:=[.E16]-0.005" office:value-type="float" office:value="0.48" calcext:value-type="float">
            <text:p>0,48</text:p>
          </table:table-cell>
        </table:table-row>
        <table:table-row table:style-name="ro1">
          <table:table-cell table:formula="of:=[.A17]+0.01" office:value-type="float" office:value="0.16" calcext:value-type="float">
            <text:p>0,16</text:p>
          </table:table-cell>
          <table:table-cell table:formula="of:=[.A18]" office:value-type="float" office:value="0.16" calcext:value-type="float">
            <text:p>0,16</text:p>
          </table:table-cell>
          <table:table-cell table:formula="of:=[.$A18]^0.35" office:value-type="float" office:value="0.526552881733695" calcext:value-type="float">
            <text:p>0,53</text:p>
          </table:table-cell>
          <table:table-cell table:formula="of:=[.$A18]^[.E18]" office:value-type="float" office:value="0.418752093990746" calcext:value-type="float">
            <text:p>0,42</text:p>
          </table:table-cell>
          <table:table-cell table:formula="of:=[.E17]-0.005" office:value-type="float" office:value="0.475" calcext:value-type="float">
            <text:p>0,475</text:p>
          </table:table-cell>
        </table:table-row>
        <table:table-row table:style-name="ro1">
          <table:table-cell table:formula="of:=[.A18]+0.01" office:value-type="float" office:value="0.17" calcext:value-type="float">
            <text:p>0,17</text:p>
          </table:table-cell>
          <table:table-cell table:formula="of:=[.A19]" office:value-type="float" office:value="0.17" calcext:value-type="float">
            <text:p>0,17</text:p>
          </table:table-cell>
          <table:table-cell table:formula="of:=[.$A19]^0.35" office:value-type="float" office:value="0.537844983726624" calcext:value-type="float">
            <text:p>0,54</text:p>
          </table:table-cell>
          <table:table-cell table:formula="of:=[.$A19]^[.E19]" office:value-type="float" office:value="0.434821483140899" calcext:value-type="float">
            <text:p>0,43</text:p>
          </table:table-cell>
          <table:table-cell table:formula="of:=[.E18]-0.005" office:value-type="float" office:value="0.47" calcext:value-type="float">
            <text:p>0,47</text:p>
          </table:table-cell>
        </table:table-row>
        <table:table-row table:style-name="ro1">
          <table:table-cell table:formula="of:=[.A19]+0.01" office:value-type="float" office:value="0.18" calcext:value-type="float">
            <text:p>0,18</text:p>
          </table:table-cell>
          <table:table-cell table:formula="of:=[.A20]" office:value-type="float" office:value="0.18" calcext:value-type="float">
            <text:p>0,18</text:p>
          </table:table-cell>
          <table:table-cell table:formula="of:=[.$A20]^0.35" office:value-type="float" office:value="0.548713160773988" calcext:value-type="float">
            <text:p>0,55</text:p>
          </table:table-cell>
          <table:table-cell table:formula="of:=[.$A20]^[.E20]" office:value-type="float" office:value="0.450507177815566" calcext:value-type="float">
            <text:p>0,45</text:p>
          </table:table-cell>
          <table:table-cell table:formula="of:=[.E19]-0.005" office:value-type="float" office:value="0.465" calcext:value-type="float">
            <text:p>0,465</text:p>
          </table:table-cell>
        </table:table-row>
        <table:table-row table:style-name="ro1">
          <table:table-cell table:formula="of:=[.A20]+0.01" office:value-type="float" office:value="0.19" calcext:value-type="float">
            <text:p>0,19</text:p>
          </table:table-cell>
          <table:table-cell table:formula="of:=[.A21]" office:value-type="float" office:value="0.19" calcext:value-type="float">
            <text:p>0,19</text:p>
          </table:table-cell>
          <table:table-cell table:formula="of:=[.$A21]^0.35" office:value-type="float" office:value="0.559195619062598" calcext:value-type="float">
            <text:p>0,56</text:p>
          </table:table-cell>
          <table:table-cell table:formula="of:=[.$A21]^[.E21]" office:value-type="float" office:value="0.465829144338014" calcext:value-type="float">
            <text:p>0,47</text:p>
          </table:table-cell>
          <table:table-cell table:formula="of:=[.E20]-0.005" office:value-type="float" office:value="0.46" calcext:value-type="float">
            <text:p>0,46</text:p>
          </table:table-cell>
        </table:table-row>
        <table:table-row table:style-name="ro1">
          <table:table-cell table:formula="of:=[.A21]+0.01" office:value-type="float" office:value="0.2" calcext:value-type="float">
            <text:p>0,20</text:p>
          </table:table-cell>
          <table:table-cell table:formula="of:=[.A22]" office:value-type="float" office:value="0.2" calcext:value-type="float">
            <text:p>0,20</text:p>
          </table:table-cell>
          <table:table-cell table:formula="of:=[.$A22]^0.35" office:value-type="float" office:value="0.569325319425153" calcext:value-type="float">
            <text:p>0,57</text:p>
          </table:table-cell>
          <table:table-cell table:formula="of:=[.$A22]^[.E22]" office:value-type="float" office:value="0.480804637628589" calcext:value-type="float">
            <text:p>0,48</text:p>
          </table:table-cell>
          <table:table-cell table:formula="of:=[.E21]-0.005" office:value-type="float" office:value="0.455" calcext:value-type="float">
            <text:p>0,455</text:p>
          </table:table-cell>
        </table:table-row>
        <table:table-row table:style-name="ro1">
          <table:table-cell table:formula="of:=[.A22]+0.01" office:value-type="float" office:value="0.21" calcext:value-type="float">
            <text:p>0,21</text:p>
          </table:table-cell>
          <table:table-cell table:formula="of:=[.A23]" office:value-type="float" office:value="0.21" calcext:value-type="float">
            <text:p>0,21</text:p>
          </table:table-cell>
          <table:table-cell table:formula="of:=[.$A23]^0.35" office:value-type="float" office:value="0.579130920629391" calcext:value-type="float">
            <text:p>0,58</text:p>
          </table:table-cell>
          <table:table-cell table:formula="of:=[.$A23]^[.E23]" office:value-type="float" office:value="0.495448687930302" calcext:value-type="float">
            <text:p>0,50</text:p>
          </table:table-cell>
          <table:table-cell table:formula="of:=[.E22]-0.005" office:value-type="float" office:value="0.45" calcext:value-type="float">
            <text:p>0,45</text:p>
          </table:table-cell>
        </table:table-row>
        <table:table-row table:style-name="ro1">
          <table:table-cell table:formula="of:=[.A23]+0.01" office:value-type="float" office:value="0.22" calcext:value-type="float">
            <text:p>0,22</text:p>
          </table:table-cell>
          <table:table-cell table:formula="of:=[.A24]" office:value-type="float" office:value="0.22" calcext:value-type="float">
            <text:p>0,22</text:p>
          </table:table-cell>
          <table:table-cell table:formula="of:=[.$A24]^0.35" office:value-type="float" office:value="0.588637516653898" calcext:value-type="float">
            <text:p>0,59</text:p>
          </table:table-cell>
          <table:table-cell table:formula="of:=[.$A24]^[.E24]" office:value-type="float" office:value="0.509774483119547" calcext:value-type="float">
            <text:p>0,51</text:p>
          </table:table-cell>
          <table:table-cell table:formula="of:=[.E23]-0.005" office:value-type="float" office:value="0.445" calcext:value-type="float">
            <text:p>0,445</text:p>
          </table:table-cell>
        </table:table-row>
        <table:table-row table:style-name="ro1">
          <table:table-cell table:formula="of:=[.A24]+0.01" office:value-type="float" office:value="0.23" calcext:value-type="float">
            <text:p>0,23</text:p>
          </table:table-cell>
          <table:table-cell table:formula="of:=[.A25]" office:value-type="float" office:value="0.23" calcext:value-type="float">
            <text:p>0,23</text:p>
          </table:table-cell>
          <table:table-cell table:formula="of:=[.$A25]^0.35" office:value-type="float" office:value="0.597867220178891" calcext:value-type="float">
            <text:p>0,60</text:p>
          </table:table-cell>
          <table:table-cell table:formula="of:=[.$A25]^[.E25]" office:value-type="float" office:value="0.523793672577479" calcext:value-type="float">
            <text:p>0,52</text:p>
          </table:table-cell>
          <table:table-cell table:formula="of:=[.E24]-0.005" office:value-type="float" office:value="0.44" calcext:value-type="float">
            <text:p>0,44</text:p>
          </table:table-cell>
        </table:table-row>
        <table:table-row table:style-name="ro1">
          <table:table-cell table:formula="of:=[.A25]+0.01" office:value-type="float" office:value="0.24" calcext:value-type="float">
            <text:p>0,24</text:p>
          </table:table-cell>
          <table:table-cell table:formula="of:=[.A26]" office:value-type="float" office:value="0.24" calcext:value-type="float">
            <text:p>0,24</text:p>
          </table:table-cell>
          <table:table-cell table:formula="of:=[.$A26]^0.35" office:value-type="float" office:value="0.606839629602086" calcext:value-type="float">
            <text:p>0,61</text:p>
          </table:table-cell>
          <table:table-cell table:formula="of:=[.$A26]^[.E26]" office:value-type="float" office:value="0.537516611305489" calcext:value-type="float">
            <text:p>0,54</text:p>
          </table:table-cell>
          <table:table-cell table:formula="of:=[.E25]-0.005" office:value-type="float" office:value="0.435" calcext:value-type="float">
            <text:p>0,435</text:p>
          </table:table-cell>
        </table:table-row>
        <table:table-row table:style-name="ro1">
          <table:table-cell table:formula="of:=[.A26]+0.01" office:value-type="float" office:value="0.25" calcext:value-type="float">
            <text:p>0,25</text:p>
          </table:table-cell>
          <table:table-cell table:formula="of:=[.A27]" office:value-type="float" office:value="0.25" calcext:value-type="float">
            <text:p>0,25</text:p>
          </table:table-cell>
          <table:table-cell table:formula="of:=[.$A27]^0.35" office:value-type="float" office:value="0.615572206672458" calcext:value-type="float">
            <text:p>0,62</text:p>
          </table:table-cell>
          <table:table-cell table:formula="of:=[.$A27]^[.E27]" office:value-type="float" office:value="0.550952557938305" calcext:value-type="float">
            <text:p>0,55</text:p>
          </table:table-cell>
          <table:table-cell table:formula="of:=[.E26]-0.005" office:value-type="float" office:value="0.43" calcext:value-type="float">
            <text:p>0,43</text:p>
          </table:table-cell>
        </table:table-row>
        <table:table-row table:style-name="ro1">
          <table:table-cell table:formula="of:=[.A27]+0.01" office:value-type="float" office:value="0.26" calcext:value-type="float">
            <text:p>0,26</text:p>
          </table:table-cell>
          <table:table-cell table:formula="of:=[.A28]" office:value-type="float" office:value="0.26" calcext:value-type="float">
            <text:p>0,26</text:p>
          </table:table-cell>
          <table:table-cell table:formula="of:=[.$A28]^0.35" office:value-type="float" office:value="0.624080584709417" calcext:value-type="float">
            <text:p>0,62</text:p>
          </table:table-cell>
          <table:table-cell table:formula="of:=[.$A28]^[.E28]" office:value-type="float" office:value="0.564109836777175" calcext:value-type="float">
            <text:p>0,56</text:p>
          </table:table-cell>
          <table:table-cell table:formula="of:=[.E27]-0.005" office:value-type="float" office:value="0.425" calcext:value-type="float">
            <text:p>0,425</text:p>
          </table:table-cell>
        </table:table-row>
        <table:table-row table:style-name="ro1">
          <table:table-cell table:formula="of:=[.A28]+0.01" office:value-type="float" office:value="0.27" calcext:value-type="float">
            <text:p>0,27</text:p>
          </table:table-cell>
          <table:table-cell table:formula="of:=[.A29]" office:value-type="float" office:value="0.27" calcext:value-type="float">
            <text:p>0,27</text:p>
          </table:table-cell>
          <table:table-cell table:formula="of:=[.$A29]^0.35" office:value-type="float" office:value="0.632378822323648" calcext:value-type="float">
            <text:p>0,63</text:p>
          </table:table-cell>
          <table:table-cell table:formula="of:=[.$A29]^[.E29]" office:value-type="float" office:value="0.576995971446718" calcext:value-type="float">
            <text:p>0,58</text:p>
          </table:table-cell>
          <table:table-cell table:formula="of:=[.E28]-0.005" office:value-type="float" office:value="0.42" calcext:value-type="float">
            <text:p>0,42</text:p>
          </table:table-cell>
        </table:table-row>
        <table:table-row table:style-name="ro1">
          <table:table-cell table:formula="of:=[.A29]+0.01" office:value-type="float" office:value="0.28" calcext:value-type="float">
            <text:p>0,28</text:p>
          </table:table-cell>
          <table:table-cell table:formula="of:=[.A30]" office:value-type="float" office:value="0.28" calcext:value-type="float">
            <text:p>0,28</text:p>
          </table:table-cell>
          <table:table-cell table:formula="of:=[.$A30]^0.35" office:value-type="float" office:value="0.640479613920926" calcext:value-type="float">
            <text:p>0,64</text:p>
          </table:table-cell>
          <table:table-cell table:formula="of:=[.$A30]^[.E30]" office:value-type="float" office:value="0.589617795955856" calcext:value-type="float">
            <text:p>0,59</text:p>
          </table:table-cell>
          <table:table-cell table:formula="of:=[.E29]-0.005" office:value-type="float" office:value="0.415" calcext:value-type="float">
            <text:p>0,415</text:p>
          </table:table-cell>
        </table:table-row>
        <table:table-row table:style-name="ro1">
          <table:table-cell table:formula="of:=[.A30]+0.01" office:value-type="float" office:value="0.29" calcext:value-type="float">
            <text:p>0,29</text:p>
          </table:table-cell>
          <table:table-cell table:formula="of:=[.A31]" office:value-type="float" office:value="0.29" calcext:value-type="float">
            <text:p>0,29</text:p>
          </table:table-cell>
          <table:table-cell table:formula="of:=[.$A31]^0.35" office:value-type="float" office:value="0.64839446561842" calcext:value-type="float">
            <text:p>0,65</text:p>
          </table:table-cell>
          <table:table-cell table:formula="of:=[.$A31]^[.E31]" office:value-type="float" office:value="0.601981547605823" calcext:value-type="float">
            <text:p>0,60</text:p>
          </table:table-cell>
          <table:table-cell table:formula="of:=[.E30]-0.005" office:value-type="float" office:value="0.41" calcext:value-type="float">
            <text:p>0,41</text:p>
          </table:table-cell>
        </table:table-row>
        <table:table-row table:style-name="ro1">
          <table:table-cell table:formula="of:=[.A31]+0.01" office:value-type="float" office:value="0.3" calcext:value-type="float">
            <text:p>0,30</text:p>
          </table:table-cell>
          <table:table-cell table:formula="of:=[.A32]" office:value-type="float" office:value="0.3" calcext:value-type="float">
            <text:p>0,30</text:p>
          </table:table-cell>
          <table:table-cell table:formula="of:=[.$A32]^0.35" office:value-type="float" office:value="0.656133843243842" calcext:value-type="float">
            <text:p>0,66</text:p>
          </table:table-cell>
          <table:table-cell table:formula="of:=[.$A32]^[.E32]" office:value-type="float" office:value="0.614092945195107" calcext:value-type="float">
            <text:p>0,61</text:p>
          </table:table-cell>
          <table:table-cell table:formula="of:=[.E31]-0.005" office:value-type="float" office:value="0.405" calcext:value-type="float">
            <text:p>0,405</text:p>
          </table:table-cell>
        </table:table-row>
        <table:table-row table:style-name="ro1">
          <table:table-cell table:formula="of:=[.A32]+0.01" office:value-type="float" office:value="0.31" calcext:value-type="float">
            <text:p>0,31</text:p>
          </table:table-cell>
          <table:table-cell table:formula="of:=[.A33]" office:value-type="float" office:value="0.31" calcext:value-type="float">
            <text:p>0,31</text:p>
          </table:table-cell>
          <table:table-cell table:formula="of:=[.$A33]^0.35" office:value-type="float" office:value="0.663707297623535" calcext:value-type="float">
            <text:p>0,66</text:p>
          </table:table-cell>
          <table:table-cell table:formula="of:=[.$A33]^[.E33]" office:value-type="float" office:value="0.625957255225243" calcext:value-type="float">
            <text:p>0,63</text:p>
          </table:table-cell>
          <table:table-cell table:formula="of:=[.E32]-0.005" office:value-type="float" office:value="0.4" calcext:value-type="float">
            <text:p>0,4</text:p>
          </table:table-cell>
        </table:table-row>
        <table:table-row table:style-name="ro1">
          <table:table-cell table:formula="of:=[.A33]+0.01" office:value-type="float" office:value="0.32" calcext:value-type="float">
            <text:p>0,32</text:p>
          </table:table-cell>
          <table:table-cell table:formula="of:=[.A34]" office:value-type="float" office:value="0.32" calcext:value-type="float">
            <text:p>0,32</text:p>
          </table:table-cell>
          <table:table-cell table:formula="of:=[.$A34]^0.35" office:value-type="float" office:value="0.671123571259264" calcext:value-type="float">
            <text:p>0,67</text:p>
          </table:table-cell>
          <table:table-cell table:formula="of:=[.$A34]^[.E34]" office:value-type="float" office:value="0.637579348245214" calcext:value-type="float">
            <text:p>0,64</text:p>
          </table:table-cell>
          <table:table-cell table:formula="of:=[.E33]-0.005" office:value-type="float" office:value="0.395" calcext:value-type="float">
            <text:p>0,395</text:p>
          </table:table-cell>
        </table:table-row>
        <table:table-row table:style-name="ro1">
          <table:table-cell table:formula="of:=[.A34]+0.01" office:value-type="float" office:value="0.33" calcext:value-type="float">
            <text:p>0,33</text:p>
          </table:table-cell>
          <table:table-cell table:formula="of:=[.A35]" office:value-type="float" office:value="0.33" calcext:value-type="float">
            <text:p>0,33</text:p>
          </table:table-cell>
          <table:table-cell table:formula="of:=[.$A35]^0.35" office:value-type="float" office:value="0.678390689649291" calcext:value-type="float">
            <text:p>0,68</text:p>
          </table:table-cell>
          <table:table-cell table:formula="of:=[.$A35]^[.E35]" office:value-type="float" office:value="0.648963747038366" calcext:value-type="float">
            <text:p>0,65</text:p>
          </table:table-cell>
          <table:table-cell table:formula="of:=[.E34]-0.005" office:value-type="float" office:value="0.39" calcext:value-type="float">
            <text:p>0,39</text:p>
          </table:table-cell>
        </table:table-row>
        <table:table-row table:style-name="ro1">
          <table:table-cell table:formula="of:=[.A35]+0.01" office:value-type="float" office:value="0.34" calcext:value-type="float">
            <text:p>0,34</text:p>
          </table:table-cell>
          <table:table-cell table:formula="of:=[.A36]" office:value-type="float" office:value="0.34" calcext:value-type="float">
            <text:p>0,34</text:p>
          </table:table-cell>
          <table:table-cell table:formula="of:=[.$A36]^0.35" office:value-type="float" office:value="0.685516039859124" calcext:value-type="float">
            <text:p>0,69</text:p>
          </table:table-cell>
          <table:table-cell table:formula="of:=[.$A36]^[.E36]" office:value-type="float" office:value="0.660114668020117" calcext:value-type="float">
            <text:p>0,66</text:p>
          </table:table-cell>
          <table:table-cell table:formula="of:=[.E35]-0.005" office:value-type="float" office:value="0.385" calcext:value-type="float">
            <text:p>0,385</text:p>
          </table:table-cell>
        </table:table-row>
        <table:table-row table:style-name="ro1">
          <table:table-cell table:formula="of:=[.A36]+0.01" office:value-type="float" office:value="0.35" calcext:value-type="float">
            <text:p>0,35</text:p>
          </table:table-cell>
          <table:table-cell table:formula="of:=[.A37]" office:value-type="float" office:value="0.35" calcext:value-type="float">
            <text:p>0,35</text:p>
          </table:table-cell>
          <table:table-cell table:formula="of:=[.$A37]^0.35" office:value-type="float" office:value="0.692506438442109" calcext:value-type="float">
            <text:p>0,69</text:p>
          </table:table-cell>
          <table:table-cell table:formula="of:=[.$A37]^[.E37]" office:value-type="float" office:value="0.671036056953089" calcext:value-type="float">
            <text:p>0,67</text:p>
          </table:table-cell>
          <table:table-cell table:formula="of:=[.E36]-0.005" office:value-type="float" office:value="0.38" calcext:value-type="float">
            <text:p>0,38</text:p>
          </table:table-cell>
        </table:table-row>
        <table:table-row table:style-name="ro1">
          <table:table-cell table:formula="of:=[.A37]+0.01" office:value-type="float" office:value="0.36" calcext:value-type="float">
            <text:p>0,36</text:p>
          </table:table-cell>
          <table:table-cell table:formula="of:=[.A38]" office:value-type="float" office:value="0.36" calcext:value-type="float">
            <text:p>0,36</text:p>
          </table:table-cell>
          <table:table-cell table:formula="of:=[.$A38]^0.35" office:value-type="float" office:value="0.69936819041443" calcext:value-type="float">
            <text:p>0,70</text:p>
          </table:table-cell>
          <table:table-cell table:formula="of:=[.$A38]^[.E38]" office:value-type="float" office:value="0.6817316198805" calcext:value-type="float">
            <text:p>0,68</text:p>
          </table:table-cell>
          <table:table-cell table:formula="of:=[.E37]-0.005" office:value-type="float" office:value="0.375" calcext:value-type="float">
            <text:p>0,375</text:p>
          </table:table-cell>
        </table:table-row>
        <table:table-row table:style-name="ro1">
          <table:table-cell table:formula="of:=[.A38]+0.01" office:value-type="float" office:value="0.37" calcext:value-type="float">
            <text:p>0,37</text:p>
          </table:table-cell>
          <table:table-cell table:formula="of:=[.A39]" office:value-type="float" office:value="0.37" calcext:value-type="float">
            <text:p>0,37</text:p>
          </table:table-cell>
          <table:table-cell table:formula="of:=[.$A39]^0.35" office:value-type="float" office:value="0.70610714067676" calcext:value-type="float">
            <text:p>0,71</text:p>
          </table:table-cell>
          <table:table-cell table:formula="of:=[.$A39]^[.E39]" office:value-type="float" office:value="0.692204850015735" calcext:value-type="float">
            <text:p>0,69</text:p>
          </table:table-cell>
          <table:table-cell table:formula="of:=[.E38]-0.005" office:value-type="float" office:value="0.37" calcext:value-type="float">
            <text:p>0,37</text:p>
          </table:table-cell>
        </table:table-row>
        <table:table-row table:style-name="ro1">
          <table:table-cell table:formula="of:=[.A39]+0.01" office:value-type="float" office:value="0.38" calcext:value-type="float">
            <text:p>0,38</text:p>
          </table:table-cell>
          <table:table-cell table:formula="of:=[.A40]" office:value-type="float" office:value="0.38" calcext:value-type="float">
            <text:p>0,38</text:p>
          </table:table-cell>
          <table:table-cell table:formula="of:=[.$A40]^0.35" office:value-type="float" office:value="0.712728719026608" calcext:value-type="float">
            <text:p>0,71</text:p>
          </table:table-cell>
          <table:table-cell table:formula="of:=[.$A40]^[.E40]" office:value-type="float" office:value="0.702459051196073" calcext:value-type="float">
            <text:p>0,70</text:p>
          </table:table-cell>
          <table:table-cell table:formula="of:=[.E39]-0.005" office:value-type="float" office:value="0.365" calcext:value-type="float">
            <text:p>0,365</text:p>
          </table:table-cell>
        </table:table-row>
        <table:table-row table:style-name="ro1">
          <table:table-cell table:formula="of:=[.A40]+0.01" office:value-type="float" office:value="0.39" calcext:value-type="float">
            <text:p>0,39</text:p>
          </table:table-cell>
          <table:table-cell table:formula="of:=[.A41]" office:value-type="float" office:value="0.39" calcext:value-type="float">
            <text:p>0,39</text:p>
          </table:table-cell>
          <table:table-cell table:formula="of:=[.$A41]^0.35" office:value-type="float" office:value="0.719237979706762" calcext:value-type="float">
            <text:p>0,72</text:p>
          </table:table-cell>
          <table:table-cell table:formula="of:=[.$A41]^[.E41]" office:value-type="float" office:value="0.71249735840423" calcext:value-type="float">
            <text:p>0,71</text:p>
          </table:table-cell>
          <table:table-cell table:formula="of:=[.E40]-0.005" office:value-type="float" office:value="0.36" calcext:value-type="float">
            <text:p>0,36</text:p>
          </table:table-cell>
        </table:table-row>
        <table:table-row table:style-name="ro1">
          <table:table-cell table:formula="of:=[.A41]+0.01" office:value-type="float" office:value="0.4" calcext:value-type="float">
            <text:p>0,40</text:p>
          </table:table-cell>
          <table:table-cell table:formula="of:=[.A42]" office:value-type="float" office:value="0.4" calcext:value-type="float">
            <text:p>0,40</text:p>
          </table:table-cell>
          <table:table-cell table:formula="of:=[.$A42]^0.35" office:value-type="float" office:value="0.725639636275262" calcext:value-type="float">
            <text:p>0,73</text:p>
          </table:table-cell>
          <table:table-cell table:formula="of:=[.$A42]^[.E42]" office:value-type="float" office:value="0.72232275577711" calcext:value-type="float">
            <text:p>0,72</text:p>
          </table:table-cell>
          <table:table-cell table:formula="of:=[.E41]-0.005" office:value-type="float" office:value="0.355" calcext:value-type="float">
            <text:p>0,355</text:p>
          </table:table-cell>
        </table:table-row>
        <table:table-row table:style-name="ro1">
          <table:table-cell table:formula="of:=[.A42]+0.01" office:value-type="float" office:value="0.41" calcext:value-type="float">
            <text:p>0,41</text:p>
          </table:table-cell>
          <table:table-cell table:formula="of:=[.A43]" office:value-type="float" office:value="0.41" calcext:value-type="float">
            <text:p>0,41</text:p>
          </table:table-cell>
          <table:table-cell table:formula="of:=[.$A43]^0.35" office:value-type="float" office:value="0.731938092452745" calcext:value-type="float">
            <text:p>0,73</text:p>
          </table:table-cell>
          <table:table-cell table:formula="of:=[.$A43]^[.E43]" office:value-type="float" office:value="0.731938092452745" calcext:value-type="float">
            <text:p>0,73</text:p>
          </table:table-cell>
          <table:table-cell table:formula="of:=[.E42]-0.005" office:value-type="float" office:value="0.35" calcext:value-type="float">
            <text:p>0,35</text:p>
          </table:table-cell>
        </table:table-row>
        <table:table-row table:style-name="ro1">
          <table:table-cell table:formula="of:=[.A43]+0.01" office:value-type="float" office:value="0.42" calcext:value-type="float">
            <text:p>0,42</text:p>
          </table:table-cell>
          <table:table-cell table:formula="of:=[.A44]" office:value-type="float" office:value="0.42" calcext:value-type="float">
            <text:p>0,42</text:p>
          </table:table-cell>
          <table:table-cell table:formula="of:=[.$A44]^0.35" office:value-type="float" office:value="0.738137469497379" calcext:value-type="float">
            <text:p>0,74</text:p>
          </table:table-cell>
          <table:table-cell table:formula="of:=[.$A44]^[.E44]" office:value-type="float" office:value="0.741346096550447" calcext:value-type="float">
            <text:p>0,74</text:p>
          </table:table-cell>
          <table:table-cell table:formula="of:=[.E43]-0.005" office:value-type="float" office:value="0.345" calcext:value-type="float">
            <text:p>0,345</text:p>
          </table:table-cell>
        </table:table-row>
        <table:table-row table:style-name="ro1">
          <table:table-cell table:formula="of:=[.A44]+0.01" office:value-type="float" office:value="0.43" calcext:value-type="float">
            <text:p>0,43</text:p>
          </table:table-cell>
          <table:table-cell table:formula="of:=[.A45]" office:value-type="float" office:value="0.43" calcext:value-type="float">
            <text:p>0,43</text:p>
          </table:table-cell>
          <table:table-cell table:formula="of:=[.$A45]^0.35" office:value-type="float" office:value="0.744241630571156" calcext:value-type="float">
            <text:p>0,74</text:p>
          </table:table-cell>
          <table:table-cell table:formula="of:=[.$A45]^[.E45]" office:value-type="float" office:value="0.750549387533296" calcext:value-type="float">
            <text:p>0,75</text:p>
          </table:table-cell>
          <table:table-cell table:formula="of:=[.E44]-0.005" office:value-type="float" office:value="0.34" calcext:value-type="float">
            <text:p>0,34</text:p>
          </table:table-cell>
        </table:table-row>
        <table:table-row table:style-name="ro1">
          <table:table-cell table:formula="of:=[.A45]+0.01" office:value-type="float" office:value="0.44" calcext:value-type="float">
            <text:p>0,44</text:p>
          </table:table-cell>
          <table:table-cell table:formula="of:=[.A46]" office:value-type="float" office:value="0.44" calcext:value-type="float">
            <text:p>0,44</text:p>
          </table:table-cell>
          <table:table-cell table:formula="of:=[.$A46]^0.35" office:value-type="float" office:value="0.750254202490044" calcext:value-type="float">
            <text:p>0,75</text:p>
          </table:table-cell>
          <table:table-cell table:formula="of:=[.$A46]^[.E46]" office:value-type="float" office:value="0.759550487164188" calcext:value-type="float">
            <text:p>0,76</text:p>
          </table:table-cell>
          <table:table-cell table:formula="of:=[.E45]-0.005" office:value-type="float" office:value="0.335" calcext:value-type="float">
            <text:p>0,335</text:p>
          </table:table-cell>
        </table:table-row>
        <table:table-row table:style-name="ro1">
          <table:table-cell table:formula="of:=[.A46]+0.01" office:value-type="float" office:value="0.45" calcext:value-type="float">
            <text:p>0,45</text:p>
          </table:table-cell>
          <table:table-cell table:formula="of:=[.A47]" office:value-type="float" office:value="0.45" calcext:value-type="float">
            <text:p>0,45</text:p>
          </table:table-cell>
          <table:table-cell table:formula="of:=[.$A47]^0.35" office:value-type="float" office:value="0.756178595191623" calcext:value-type="float">
            <text:p>0,76</text:p>
          </table:table-cell>
          <table:table-cell table:formula="of:=[.$A47]^[.E47]" office:value-type="float" office:value="0.768351829235252" calcext:value-type="float">
            <text:p>0,77</text:p>
          </table:table-cell>
          <table:table-cell table:formula="of:=[.E46]-0.005" office:value-type="float" office:value="0.33" calcext:value-type="float">
            <text:p>0,33</text:p>
          </table:table-cell>
        </table:table-row>
        <table:table-row table:style-name="ro1">
          <table:table-cell table:formula="of:=[.A47]+0.01" office:value-type="float" office:value="0.46" calcext:value-type="float">
            <text:p>0,46</text:p>
          </table:table-cell>
          <table:table-cell table:formula="of:=[.A48]" office:value-type="float" office:value="0.46" calcext:value-type="float">
            <text:p>0,46</text:p>
          </table:table-cell>
          <table:table-cell table:formula="of:=[.$A48]^0.35" office:value-type="float" office:value="0.762018019204831" calcext:value-type="float">
            <text:p>0,76</text:p>
          </table:table-cell>
          <table:table-cell table:formula="of:=[.$A48]^[.E48]" office:value-type="float" office:value="0.776955768224249" calcext:value-type="float">
            <text:p>0,78</text:p>
          </table:table-cell>
          <table:table-cell table:formula="of:=[.E47]-0.005" office:value-type="float" office:value="0.325" calcext:value-type="float">
            <text:p>0,325</text:p>
          </table:table-cell>
        </table:table-row>
        <table:table-row table:style-name="ro1">
          <table:table-cell table:formula="of:=[.A48]+0.01" office:value-type="float" office:value="0.47" calcext:value-type="float">
            <text:p>0,47</text:p>
          </table:table-cell>
          <table:table-cell table:formula="of:=[.A49]" office:value-type="float" office:value="0.47" calcext:value-type="float">
            <text:p>0,47</text:p>
          </table:table-cell>
          <table:table-cell table:formula="of:=[.$A49]^0.35" office:value-type="float" office:value="0.767775501365593" calcext:value-type="float">
            <text:p>0,77</text:p>
          </table:table-cell>
          <table:table-cell table:formula="of:=[.$A49]^[.E49]" office:value-type="float" office:value="0.785364587009709" calcext:value-type="float">
            <text:p>0,79</text:p>
          </table:table-cell>
          <table:table-cell table:formula="of:=[.E48]-0.005" office:value-type="float" office:value="0.32" calcext:value-type="float">
            <text:p>0,32</text:p>
          </table:table-cell>
        </table:table-row>
        <table:table-row table:style-name="ro1">
          <table:table-cell table:formula="of:=[.A49]+0.01" office:value-type="float" office:value="0.48" calcext:value-type="float">
            <text:p>0,48</text:p>
          </table:table-cell>
          <table:table-cell table:formula="of:=[.A50]" office:value-type="float" office:value="0.48" calcext:value-type="float">
            <text:p>0,48</text:p>
          </table:table-cell>
          <table:table-cell table:formula="of:=[.$A50]^0.35" office:value-type="float" office:value="0.773453898987824" calcext:value-type="float">
            <text:p>0,77</text:p>
          </table:table-cell>
          <table:table-cell table:formula="of:=[.$A50]^[.E50]" office:value-type="float" office:value="0.793580503758142" calcext:value-type="float">
            <text:p>0,79</text:p>
          </table:table-cell>
          <table:table-cell table:formula="of:=[.E49]-0.005" office:value-type="float" office:value="0.315" calcext:value-type="float">
            <text:p>0,315</text:p>
          </table:table-cell>
        </table:table-row>
        <table:table-row table:style-name="ro1">
          <table:table-cell table:formula="of:=[.A50]+0.01" office:value-type="float" office:value="0.49" calcext:value-type="float">
            <text:p>0,49</text:p>
          </table:table-cell>
          <table:table-cell table:formula="of:=[.A51]" office:value-type="float" office:value="0.49" calcext:value-type="float">
            <text:p>0,49</text:p>
          </table:table-cell>
          <table:table-cell table:formula="of:=[.$A51]^0.35" office:value-type="float" office:value="0.779055912670449" calcext:value-type="float">
            <text:p>0,78</text:p>
          </table:table-cell>
          <table:table-cell table:formula="of:=[.$A51]^[.E51]" office:value-type="float" office:value="0.801605678081184" calcext:value-type="float">
            <text:p>0,80</text:p>
          </table:table-cell>
          <table:table-cell table:formula="of:=[.E50]-0.005" office:value-type="float" office:value="0.31" calcext:value-type="float">
            <text:p>0,31</text:p>
          </table:table-cell>
        </table:table-row>
        <table:table-row table:style-name="ro1">
          <table:table-cell table:formula="of:=[.A51]+0.01" office:value-type="float" office:value="0.5" calcext:value-type="float">
            <text:p>0,50</text:p>
          </table:table-cell>
          <table:table-cell table:formula="of:=[.A52]" office:value-type="float" office:value="0.5" calcext:value-type="float">
            <text:p>0,50</text:p>
          </table:table-cell>
          <table:table-cell table:formula="of:=[.$A52]^0.35" office:value-type="float" office:value="0.784584097896751" calcext:value-type="float">
            <text:p>0,78</text:p>
          </table:table-cell>
          <table:table-cell table:formula="of:=[.$A52]^[.E52]" office:value-type="float" office:value="0.809442216547409" calcext:value-type="float">
            <text:p>0,81</text:p>
          </table:table-cell>
          <table:table-cell table:formula="of:=[.E51]-0.005" office:value-type="float" office:value="0.305" calcext:value-type="float">
            <text:p>0,305</text:p>
          </table:table-cell>
        </table:table-row>
        <table:table-row table:style-name="ro1">
          <table:table-cell table:formula="of:=[.A52]+0.01" office:value-type="float" office:value="0.51" calcext:value-type="float">
            <text:p>0,51</text:p>
          </table:table-cell>
          <table:table-cell table:formula="of:=[.A53]" office:value-type="float" office:value="0.51" calcext:value-type="float">
            <text:p>0,51</text:p>
          </table:table-cell>
          <table:table-cell table:formula="of:=[.$A53]^0.35" office:value-type="float" office:value="0.790040875561653" calcext:value-type="float">
            <text:p>0,79</text:p>
          </table:table-cell>
          <table:table-cell table:formula="of:=[.$A53]^[.E53]" office:value-type="float" office:value="0.817092177622391" calcext:value-type="float">
            <text:p>0,82</text:p>
          </table:table-cell>
          <table:table-cell table:formula="of:=[.E52]-0.005" office:value-type="float" office:value="0.3" calcext:value-type="float">
            <text:p>0,3</text:p>
          </table:table-cell>
        </table:table-row>
        <table:table-row table:style-name="ro1">
          <table:table-cell table:formula="of:=[.A53]+0.01" office:value-type="float" office:value="0.52" calcext:value-type="float">
            <text:p>0,52</text:p>
          </table:table-cell>
          <table:table-cell table:formula="of:=[.A54]" office:value-type="float" office:value="0.52" calcext:value-type="float">
            <text:p>0,52</text:p>
          </table:table-cell>
          <table:table-cell table:formula="of:=[.$A54]^0.35" office:value-type="float" office:value="0.795428541545007" calcext:value-type="float">
            <text:p>0,80</text:p>
          </table:table-cell>
          <table:table-cell table:formula="of:=[.$A54]^[.E54]" office:value-type="float" office:value="0.824557576101124" calcext:value-type="float">
            <text:p>0,82</text:p>
          </table:table-cell>
          <table:table-cell table:formula="of:=[.E53]-0.005" office:value-type="float" office:value="0.295" calcext:value-type="float">
            <text:p>0,295</text:p>
          </table:table-cell>
        </table:table-row>
        <table:table-row table:style-name="ro1">
          <table:table-cell table:formula="of:=[.A54]+0.01" office:value-type="float" office:value="0.53" calcext:value-type="float">
            <text:p>0,53</text:p>
          </table:table-cell>
          <table:table-cell table:formula="of:=[.A55]" office:value-type="float" office:value="0.53" calcext:value-type="float">
            <text:p>0,53</text:p>
          </table:table-cell>
          <table:table-cell table:formula="of:=[.$A55]^0.35" office:value-type="float" office:value="0.800749275433907" calcext:value-type="float">
            <text:p>0,80</text:p>
          </table:table-cell>
          <table:table-cell table:formula="of:=[.$A55]^[.E55]" office:value-type="float" office:value="0.831840387088766" calcext:value-type="float">
            <text:p>0,83</text:p>
          </table:table-cell>
          <table:table-cell table:formula="of:=[.E54]-0.005" office:value-type="float" office:value="0.29" calcext:value-type="float">
            <text:p>0,29</text:p>
          </table:table-cell>
        </table:table-row>
        <table:table-row table:style-name="ro1">
          <table:table-cell table:formula="of:=[.A55]+0.01" office:value-type="float" office:value="0.54" calcext:value-type="float">
            <text:p>0,54</text:p>
          </table:table-cell>
          <table:table-cell table:formula="of:=[.A56]" office:value-type="float" office:value="0.54" calcext:value-type="float">
            <text:p>0,54</text:p>
          </table:table-cell>
          <table:table-cell table:formula="of:=[.$A56]^0.35" office:value-type="float" office:value="0.806005148484245" calcext:value-type="float">
            <text:p>0,81</text:p>
          </table:table-cell>
          <table:table-cell table:formula="of:=[.$A56]^[.E56]" office:value-type="float" office:value="0.838942549578746" calcext:value-type="float">
            <text:p>0,84</text:p>
          </table:table-cell>
          <table:table-cell table:formula="of:=[.E55]-0.005" office:value-type="float" office:value="0.285" calcext:value-type="float">
            <text:p>0,285</text:p>
          </table:table-cell>
        </table:table-row>
        <table:table-row table:style-name="ro1">
          <table:table-cell table:formula="of:=[.A56]+0.01" office:value-type="float" office:value="0.55" calcext:value-type="float">
            <text:p>0,55</text:p>
          </table:table-cell>
          <table:table-cell table:formula="of:=[.A57]" office:value-type="float" office:value="0.55" calcext:value-type="float">
            <text:p>0,55</text:p>
          </table:table-cell>
          <table:table-cell table:formula="of:=[.$A57]^0.35" office:value-type="float" office:value="0.811198130900619" calcext:value-type="float">
            <text:p>0,81</text:p>
          </table:table-cell>
          <table:table-cell table:formula="of:=[.$A57]^[.E57]" office:value-type="float" office:value="0.845865969671251" calcext:value-type="float">
            <text:p>0,85</text:p>
          </table:table-cell>
          <table:table-cell table:formula="of:=[.E56]-0.005" office:value-type="float" office:value="0.28" calcext:value-type="float">
            <text:p>0,28</text:p>
          </table:table-cell>
        </table:table-row>
        <table:table-row table:style-name="ro1">
          <table:table-cell table:formula="of:=[.A57]+0.01" office:value-type="float" office:value="0.56" calcext:value-type="float">
            <text:p>0,56</text:p>
          </table:table-cell>
          <table:table-cell table:formula="of:=[.A58]" office:value-type="float" office:value="0.56" calcext:value-type="float">
            <text:p>0,56</text:p>
          </table:table-cell>
          <table:table-cell table:formula="of:=[.$A58]^0.35" office:value-type="float" office:value="0.816330098504255" calcext:value-type="float">
            <text:p>0,82</text:p>
          </table:table-cell>
          <table:table-cell table:formula="of:=[.$A58]^[.E58]" office:value-type="float" office:value="0.85261252346996" calcext:value-type="float">
            <text:p>0,85</text:p>
          </table:table-cell>
          <table:table-cell table:formula="of:=[.E57]-0.005" office:value-type="float" office:value="0.275" calcext:value-type="float">
            <text:p>0,275</text:p>
          </table:table-cell>
        </table:table-row>
        <table:table-row table:style-name="ro1">
          <table:table-cell table:formula="of:=[.A58]+0.01" office:value-type="float" office:value="0.57" calcext:value-type="float">
            <text:p>0,57</text:p>
          </table:table-cell>
          <table:table-cell table:formula="of:=[.A59]" office:value-type="float" office:value="0.57" calcext:value-type="float">
            <text:p>0,57</text:p>
          </table:table-cell>
          <table:table-cell table:formula="of:=[.$A59]^0.35" office:value-type="float" office:value="0.821402838850324" calcext:value-type="float">
            <text:p>0,82</text:p>
          </table:table-cell>
          <table:table-cell table:formula="of:=[.$A59]^[.E59]" office:value-type="float" office:value="0.859184059690437" calcext:value-type="float">
            <text:p>0,86</text:p>
          </table:table-cell>
          <table:table-cell table:formula="of:=[.E58]-0.005" office:value-type="float" office:value="0.27" calcext:value-type="float">
            <text:p>0,27</text:p>
          </table:table-cell>
        </table:table-row>
        <table:table-row table:style-name="ro1">
          <table:table-cell table:formula="of:=[.A59]+0.01" office:value-type="float" office:value="0.58" calcext:value-type="float">
            <text:p>0,58</text:p>
          </table:table-cell>
          <table:table-cell table:formula="of:=[.A60]" office:value-type="float" office:value="0.58" calcext:value-type="float">
            <text:p>0,58</text:p>
          </table:table-cell>
          <table:table-cell table:formula="of:=[.$A60]^0.35" office:value-type="float" office:value="0.826418056848951" calcext:value-type="float">
            <text:p>0,83</text:p>
          </table:table-cell>
          <table:table-cell table:formula="of:=[.$A60]^[.E60]" office:value-type="float" office:value="0.865582402009692" calcext:value-type="float">
            <text:p>0,87</text:p>
          </table:table-cell>
          <table:table-cell table:formula="of:=[.E59]-0.005" office:value-type="float" office:value="0.265" calcext:value-type="float">
            <text:p>0,265</text:p>
          </table:table-cell>
        </table:table-row>
        <table:table-row table:style-name="ro1">
          <table:table-cell table:formula="of:=[.A60]+0.01" office:value-type="float" office:value="0.59" calcext:value-type="float">
            <text:p>0,59</text:p>
          </table:table-cell>
          <table:table-cell table:formula="of:=[.A61]" office:value-type="float" office:value="0.59" calcext:value-type="float">
            <text:p>0,59</text:p>
          </table:table-cell>
          <table:table-cell table:formula="of:=[.$A61]^0.35" office:value-type="float" office:value="0.831377379937988" calcext:value-type="float">
            <text:p>0,83</text:p>
          </table:table-cell>
          <table:table-cell table:formula="of:=[.$A61]^[.E61]" office:value-type="float" office:value="0.87180935118307" calcext:value-type="float">
            <text:p>0,87</text:p>
          </table:table-cell>
          <table:table-cell table:formula="of:=[.E60]-0.005" office:value-type="float" office:value="0.26" calcext:value-type="float">
            <text:p>0,26</text:p>
          </table:table-cell>
        </table:table-row>
        <table:table-row table:style-name="ro1">
          <table:table-cell table:formula="of:=[.A61]+0.01" office:value-type="float" office:value="0.6" calcext:value-type="float">
            <text:p>0,60</text:p>
          </table:table-cell>
          <table:table-cell table:formula="of:=[.A62]" office:value-type="float" office:value="0.6" calcext:value-type="float">
            <text:p>0,60</text:p>
          </table:table-cell>
          <table:table-cell table:formula="of:=[.$A62]^0.35" office:value-type="float" office:value="0.836282362850269" calcext:value-type="float">
            <text:p>0,84</text:p>
          </table:table-cell>
          <table:table-cell table:formula="of:=[.$A62]^[.E62]" office:value-type="float" office:value="0.87786668695168" calcext:value-type="float">
            <text:p>0,88</text:p>
          </table:table-cell>
          <table:table-cell table:formula="of:=[.E61]-0.005" office:value-type="float" office:value="0.255" calcext:value-type="float">
            <text:p>0,255</text:p>
          </table:table-cell>
        </table:table-row>
        <table:table-row table:style-name="ro1">
          <table:table-cell table:formula="of:=[.A62]+0.01" office:value-type="float" office:value="0.61" calcext:value-type="float">
            <text:p>0,61</text:p>
          </table:table-cell>
          <table:table-cell table:formula="of:=[.A63]" office:value-type="float" office:value="0.61" calcext:value-type="float">
            <text:p>0,61</text:p>
          </table:table-cell>
          <table:table-cell table:formula="of:=[.$A63]^0.35" office:value-type="float" office:value="0.841134492013326" calcext:value-type="float">
            <text:p>0,84</text:p>
          </table:table-cell>
          <table:table-cell table:formula="of:=[.$A63]^[.E63]" office:value-type="float" office:value="0.883756169761018" calcext:value-type="float">
            <text:p>0,88</text:p>
          </table:table-cell>
          <table:table-cell table:formula="of:=[.E62]-0.005" office:value-type="float" office:value="0.25" calcext:value-type="float">
            <text:p>0,25</text:p>
          </table:table-cell>
        </table:table-row>
        <table:table-row table:style-name="ro1">
          <table:table-cell table:formula="of:=[.A63]+0.01" office:value-type="float" office:value="0.62" calcext:value-type="float">
            <text:p>0,62</text:p>
          </table:table-cell>
          <table:table-cell table:formula="of:=[.A64]" office:value-type="float" office:value="0.62" calcext:value-type="float">
            <text:p>0,62</text:p>
          </table:table-cell>
          <table:table-cell table:formula="of:=[.$A64]^0.35" office:value-type="float" office:value="0.845935189615425" calcext:value-type="float">
            <text:p>0,85</text:p>
          </table:table-cell>
          <table:table-cell table:formula="of:=[.$A64]^[.E64]" office:value-type="float" office:value="0.889479542309174" calcext:value-type="float">
            <text:p>0,89</text:p>
          </table:table-cell>
          <table:table-cell table:formula="of:=[.E63]-0.005" office:value-type="float" office:value="0.245" calcext:value-type="float">
            <text:p>0,245</text:p>
          </table:table-cell>
        </table:table-row>
        <table:table-row table:style-name="ro1">
          <table:table-cell table:formula="of:=[.A64]+0.01" office:value-type="float" office:value="0.63" calcext:value-type="float">
            <text:p>0,63</text:p>
          </table:table-cell>
          <table:table-cell table:formula="of:=[.A65]" office:value-type="float" office:value="0.63" calcext:value-type="float">
            <text:p>0,63</text:p>
          </table:table-cell>
          <table:table-cell table:formula="of:=[.$A65]^0.35" office:value-type="float" office:value="0.850685817368202" calcext:value-type="float">
            <text:p>0,85</text:p>
          </table:table-cell>
          <table:table-cell table:formula="of:=[.$A65]^[.E65]" office:value-type="float" office:value="0.895038530941057" calcext:value-type="float">
            <text:p>0,90</text:p>
          </table:table-cell>
          <table:table-cell table:formula="of:=[.E64]-0.005" office:value-type="float" office:value="0.24" calcext:value-type="float">
            <text:p>0,24</text:p>
          </table:table-cell>
        </table:table-row>
        <table:table-row table:style-name="ro1">
          <table:table-cell table:formula="of:=[.A65]+0.01" office:value-type="float" office:value="0.64" calcext:value-type="float">
            <text:p>0,64</text:p>
          </table:table-cell>
          <table:table-cell table:formula="of:=[.A66]" office:value-type="float" office:value="0.64" calcext:value-type="float">
            <text:p>0,64</text:p>
          </table:table-cell>
          <table:table-cell table:formula="of:=[.$A66]^0.35" office:value-type="float" office:value="0.855387679992951" calcext:value-type="float">
            <text:p>0,86</text:p>
          </table:table-cell>
          <table:table-cell table:formula="of:=[.$A66]^[.E66]" office:value-type="float" office:value="0.900434846903324" calcext:value-type="float">
            <text:p>0,90</text:p>
          </table:table-cell>
          <table:table-cell table:formula="of:=[.E65]-0.005" office:value-type="float" office:value="0.235" calcext:value-type="float">
            <text:p>0,235</text:p>
          </table:table-cell>
        </table:table-row>
        <table:table-row table:style-name="ro1">
          <table:table-cell table:formula="of:=[.A66]+0.01" office:value-type="float" office:value="0.65" calcext:value-type="float">
            <text:p>0,65</text:p>
          </table:table-cell>
          <table:table-cell table:formula="of:=[.A67]" office:value-type="float" office:value="0.65" calcext:value-type="float">
            <text:p>0,65</text:p>
          </table:table-cell>
          <table:table-cell table:formula="of:=[.$A67]^0.35" office:value-type="float" office:value="0.860042028454851" calcext:value-type="float">
            <text:p>0,86</text:p>
          </table:table-cell>
          <table:table-cell table:formula="of:=[.$A67]^[.E67]" office:value-type="float" office:value="0.905670187473177" calcext:value-type="float">
            <text:p>0,91</text:p>
          </table:table-cell>
          <table:table-cell table:formula="of:=[.E66]-0.005" office:value-type="float" office:value="0.23" calcext:value-type="float">
            <text:p>0,23</text:p>
          </table:table-cell>
        </table:table-row>
        <table:table-row table:style-name="ro1">
          <table:table-cell table:formula="of:=[.A67]+0.01" office:value-type="float" office:value="0.66" calcext:value-type="float">
            <text:p>0,66</text:p>
          </table:table-cell>
          <table:table-cell table:formula="of:=[.A68]" office:value-type="float" office:value="0.66" calcext:value-type="float">
            <text:p>0,66</text:p>
          </table:table-cell>
          <table:table-cell table:formula="of:=[.$A68]^0.35" office:value-type="float" office:value="0.864650062966948" calcext:value-type="float">
            <text:p>0,86</text:p>
          </table:table-cell>
          <table:table-cell table:formula="of:=[.$A68]^[.E68]" office:value-type="float" office:value="0.910746236972827" calcext:value-type="float">
            <text:p>0,91</text:p>
          </table:table-cell>
          <table:table-cell table:formula="of:=[.E67]-0.005" office:value-type="float" office:value="0.225" calcext:value-type="float">
            <text:p>0,225</text:p>
          </table:table-cell>
        </table:table-row>
        <table:table-row table:style-name="ro1">
          <table:table-cell table:formula="of:=[.A68]+0.01" office:value-type="float" office:value="0.67" calcext:value-type="float">
            <text:p>0,67</text:p>
          </table:table-cell>
          <table:table-cell table:formula="of:=[.A69]" office:value-type="float" office:value="0.67" calcext:value-type="float">
            <text:p>0,67</text:p>
          </table:table-cell>
          <table:table-cell table:formula="of:=[.$A69]^0.35" office:value-type="float" office:value="0.86921293578348" calcext:value-type="float">
            <text:p>0,87</text:p>
          </table:table-cell>
          <table:table-cell table:formula="of:=[.$A69]^[.E69]" office:value-type="float" office:value="0.91566466768025" calcext:value-type="float">
            <text:p>0,92</text:p>
          </table:table-cell>
          <table:table-cell table:formula="of:=[.E68]-0.005" office:value-type="float" office:value="0.22" calcext:value-type="float">
            <text:p>0,22</text:p>
          </table:table-cell>
        </table:table-row>
        <table:table-row table:style-name="ro1">
          <table:table-cell table:formula="of:=[.A69]+0.01" office:value-type="float" office:value="0.68" calcext:value-type="float">
            <text:p>0,68</text:p>
          </table:table-cell>
          <table:table-cell table:formula="of:=[.A70]" office:value-type="float" office:value="0.68" calcext:value-type="float">
            <text:p>0,68</text:p>
          </table:table-cell>
          <table:table-cell table:formula="of:=[.$A70]^0.35" office:value-type="float" office:value="0.873731753800262" calcext:value-type="float">
            <text:p>0,87</text:p>
          </table:table-cell>
          <table:table-cell table:formula="of:=[.$A70]^[.E70]" office:value-type="float" office:value="0.920427140645773" calcext:value-type="float">
            <text:p>0,92</text:p>
          </table:table-cell>
          <table:table-cell table:formula="of:=[.E69]-0.005" office:value-type="float" office:value="0.215" calcext:value-type="float">
            <text:p>0,215</text:p>
          </table:table-cell>
        </table:table-row>
        <table:table-row table:style-name="ro1">
          <table:table-cell table:formula="of:=[.A70]+0.01" office:value-type="float" office:value="0.69" calcext:value-type="float">
            <text:p>0,69</text:p>
          </table:table-cell>
          <table:table-cell table:formula="of:=[.A71]" office:value-type="float" office:value="0.69" calcext:value-type="float">
            <text:p>0,69</text:p>
          </table:table-cell>
          <table:table-cell table:formula="of:=[.$A71]^0.35" office:value-type="float" office:value="0.87820758097806" calcext:value-type="float">
            <text:p>0,88</text:p>
          </table:table-cell>
          <table:table-cell table:formula="of:=[.$A71]^[.E71]" office:value-type="float" office:value="0.925035306423105" calcext:value-type="float">
            <text:p>0,93</text:p>
          </table:table-cell>
          <table:table-cell table:formula="of:=[.E70]-0.005" office:value-type="float" office:value="0.21" calcext:value-type="float">
            <text:p>0,21</text:p>
          </table:table-cell>
        </table:table-row>
        <table:table-row table:style-name="ro1">
          <table:table-cell table:formula="of:=[.A71]+0.01" office:value-type="float" office:value="0.7" calcext:value-type="float">
            <text:p>0,70</text:p>
          </table:table-cell>
          <table:table-cell table:formula="of:=[.A72]" office:value-type="float" office:value="0.7" calcext:value-type="float">
            <text:p>0,70</text:p>
          </table:table-cell>
          <table:table-cell table:formula="of:=[.$A72]^0.35" office:value-type="float" office:value="0.882641440603402" calcext:value-type="float">
            <text:p>0,88</text:p>
          </table:table-cell>
          <table:table-cell table:formula="of:=[.$A72]^[.E72]" office:value-type="float" office:value="0.929490805722591" calcext:value-type="float">
            <text:p>0,93</text:p>
          </table:table-cell>
          <table:table-cell table:formula="of:=[.E71]-0.005" office:value-type="float" office:value="0.205" calcext:value-type="float">
            <text:p>0,205</text:p>
          </table:table-cell>
        </table:table-row>
        <table:table-row table:style-name="ro1">
          <table:table-cell table:formula="of:=[.A72]+0.01" office:value-type="float" office:value="0.71" calcext:value-type="float">
            <text:p>0,71</text:p>
          </table:table-cell>
          <table:table-cell table:formula="of:=[.A73]" office:value-type="float" office:value="0.71" calcext:value-type="float">
            <text:p>0,71</text:p>
          </table:table-cell>
          <table:table-cell table:formula="of:=[.$A73]^0.35" office:value-type="float" office:value="0.887034317399873" calcext:value-type="float">
            <text:p>0,89</text:p>
          </table:table-cell>
          <table:table-cell table:formula="of:=[.$A73]^[.E73]" office:value-type="float" office:value="0.933795269993701" calcext:value-type="float">
            <text:p>0,93</text:p>
          </table:table-cell>
          <table:table-cell table:formula="of:=[.E72]-0.005" office:value-type="float" office:value="0.2" calcext:value-type="float">
            <text:p>0,2</text:p>
          </table:table-cell>
        </table:table-row>
        <table:table-row table:style-name="ro1">
          <table:table-cell table:formula="of:=[.A73]+0.01" office:value-type="float" office:value="0.72" calcext:value-type="float">
            <text:p>0,72</text:p>
          </table:table-cell>
          <table:table-cell table:formula="of:=[.A74]" office:value-type="float" office:value="0.72" calcext:value-type="float">
            <text:p>0,72</text:p>
          </table:table-cell>
          <table:table-cell table:formula="of:=[.$A74]^0.35" office:value-type="float" office:value="0.891387159501753" calcext:value-type="float">
            <text:p>0,89</text:p>
          </table:table-cell>
          <table:table-cell table:formula="of:=[.$A74]^[.E74]" office:value-type="float" office:value="0.937950321943114" calcext:value-type="float">
            <text:p>0,94</text:p>
          </table:table-cell>
          <table:table-cell table:formula="of:=[.E73]-0.005" office:value-type="float" office:value="0.195" calcext:value-type="float">
            <text:p>0,195</text:p>
          </table:table-cell>
        </table:table-row>
        <table:table-row table:style-name="ro1">
          <table:table-cell table:formula="of:=[.A74]+0.01" office:value-type="float" office:value="0.73" calcext:value-type="float">
            <text:p>0,73</text:p>
          </table:table-cell>
          <table:table-cell table:formula="of:=[.A75]" office:value-type="float" office:value="0.73" calcext:value-type="float">
            <text:p>0,73</text:p>
          </table:table-cell>
          <table:table-cell table:formula="of:=[.$A75]^0.35" office:value-type="float" office:value="0.895700880300745" calcext:value-type="float">
            <text:p>0,90</text:p>
          </table:table-cell>
          <table:table-cell table:formula="of:=[.$A75]^[.E75]" office:value-type="float" office:value="0.941957575994164" calcext:value-type="float">
            <text:p>0,94</text:p>
          </table:table-cell>
          <table:table-cell table:formula="of:=[.E74]-0.005" office:value-type="float" office:value="0.19" calcext:value-type="float">
            <text:p>0,19</text:p>
          </table:table-cell>
        </table:table-row>
        <table:table-row table:style-name="ro1">
          <table:table-cell table:formula="of:=[.A75]+0.01" office:value-type="float" office:value="0.74" calcext:value-type="float">
            <text:p>0,74</text:p>
          </table:table-cell>
          <table:table-cell table:formula="of:=[.A76]" office:value-type="float" office:value="0.74" calcext:value-type="float">
            <text:p>0,74</text:p>
          </table:table-cell>
          <table:table-cell table:formula="of:=[.$A76]^0.35" office:value-type="float" office:value="0.899976360175581" calcext:value-type="float">
            <text:p>0,90</text:p>
          </table:table-cell>
          <table:table-cell table:formula="of:=[.$A76]^[.E76]" office:value-type="float" office:value="0.945818638692871" calcext:value-type="float">
            <text:p>0,95</text:p>
          </table:table-cell>
          <table:table-cell table:formula="of:=[.E75]-0.005" office:value-type="float" office:value="0.185" calcext:value-type="float">
            <text:p>0,185</text:p>
          </table:table-cell>
        </table:table-row>
        <table:table-row table:style-name="ro1">
          <table:table-cell table:formula="of:=[.A76]+0.01" office:value-type="float" office:value="0.75" calcext:value-type="float">
            <text:p>0,75</text:p>
          </table:table-cell>
          <table:table-cell table:formula="of:=[.A77]" office:value-type="float" office:value="0.75" calcext:value-type="float">
            <text:p>0,75</text:p>
          </table:table-cell>
          <table:table-cell table:formula="of:=[.$A77]^0.35" office:value-type="float" office:value="0.904214448113396" calcext:value-type="float">
            <text:p>0,90</text:p>
          </table:table-cell>
          <table:table-cell table:formula="of:=[.$A77]^[.E77]" office:value-type="float" office:value="0.949535109065295" calcext:value-type="float">
            <text:p>0,95</text:p>
          </table:table-cell>
          <table:table-cell table:formula="of:=[.E76]-0.005" office:value-type="float" office:value="0.18" calcext:value-type="float">
            <text:p>0,18</text:p>
          </table:table-cell>
        </table:table-row>
        <table:table-row table:style-name="ro1">
          <table:table-cell table:formula="of:=[.A77]+0.01" office:value-type="float" office:value="0.76" calcext:value-type="float">
            <text:p>0,76</text:p>
          </table:table-cell>
          <table:table-cell table:formula="of:=[.A78]" office:value-type="float" office:value="0.76" calcext:value-type="float">
            <text:p>0,76</text:p>
          </table:table-cell>
          <table:table-cell table:formula="of:=[.$A78]^0.35" office:value-type="float" office:value="0.908415963231008" calcext:value-type="float">
            <text:p>0,91</text:p>
          </table:table-cell>
          <table:table-cell table:formula="of:=[.$A78]^[.E78]" office:value-type="float" office:value="0.953108578930547" calcext:value-type="float">
            <text:p>0,95</text:p>
          </table:table-cell>
          <table:table-cell table:formula="of:=[.E77]-0.005" office:value-type="float" office:value="0.175" calcext:value-type="float">
            <text:p>0,175</text:p>
          </table:table-cell>
        </table:table-row>
        <table:table-row table:style-name="ro1">
          <table:table-cell table:formula="of:=[.A78]+0.01" office:value-type="float" office:value="0.77" calcext:value-type="float">
            <text:p>0,77</text:p>
          </table:table-cell>
          <table:table-cell table:formula="of:=[.A79]" office:value-type="float" office:value="0.77" calcext:value-type="float">
            <text:p>0,77</text:p>
          </table:table-cell>
          <table:table-cell table:formula="of:=[.$A79]^0.35" office:value-type="float" office:value="0.9125816962035" calcext:value-type="float">
            <text:p>0,91</text:p>
          </table:table-cell>
          <table:table-cell table:formula="of:=[.$A79]^[.E79]" office:value-type="float" office:value="0.956540633173371" calcext:value-type="float">
            <text:p>0,96</text:p>
          </table:table-cell>
          <table:table-cell table:formula="of:=[.E78]-0.005" office:value-type="float" office:value="0.17" calcext:value-type="float">
            <text:p>0,17</text:p>
          </table:table-cell>
        </table:table-row>
        <table:table-row table:style-name="ro1">
          <table:table-cell table:formula="of:=[.A79]+0.01" office:value-type="float" office:value="0.78" calcext:value-type="float">
            <text:p>0,78</text:p>
          </table:table-cell>
          <table:table-cell table:formula="of:=[.A80]" office:value-type="float" office:value="0.78" calcext:value-type="float">
            <text:p>0,78</text:p>
          </table:table-cell>
          <table:table-cell table:formula="of:=[.$A80]^0.35" office:value-type="float" office:value="0.916712410606889" calcext:value-type="float">
            <text:p>0,92</text:p>
          </table:table-cell>
          <table:table-cell table:formula="of:=[.$A80]^[.E80]" office:value-type="float" office:value="0.959832849979882" calcext:value-type="float">
            <text:p>0,96</text:p>
          </table:table-cell>
          <table:table-cell table:formula="of:=[.E79]-0.005" office:value-type="float" office:value="0.165" calcext:value-type="float">
            <text:p>0,165</text:p>
          </table:table-cell>
        </table:table-row>
        <table:table-row table:style-name="ro1">
          <table:table-cell table:formula="of:=[.A80]+0.01" office:value-type="float" office:value="0.790000000000001" calcext:value-type="float">
            <text:p>0,79</text:p>
          </table:table-cell>
          <table:table-cell table:formula="of:=[.A81]" office:value-type="float" office:value="0.790000000000001" calcext:value-type="float">
            <text:p>0,79</text:p>
          </table:table-cell>
          <table:table-cell table:formula="of:=[.$A81]^0.35" office:value-type="float" office:value="0.92080884418107" calcext:value-type="float">
            <text:p>0,92</text:p>
          </table:table-cell>
          <table:table-cell table:formula="of:=[.$A81]^[.E81]" office:value-type="float" office:value="0.962986801039731" calcext:value-type="float">
            <text:p>0,96</text:p>
          </table:table-cell>
          <table:table-cell table:formula="of:=[.E80]-0.005" office:value-type="float" office:value="0.16" calcext:value-type="float">
            <text:p>0,16</text:p>
          </table:table-cell>
        </table:table-row>
        <table:table-row table:style-name="ro1">
          <table:table-cell table:formula="of:=[.A81]+0.01" office:value-type="float" office:value="0.8" calcext:value-type="float">
            <text:p>0,80</text:p>
          </table:table-cell>
          <table:table-cell table:formula="of:=[.A82]" office:value-type="float" office:value="0.8" calcext:value-type="float">
            <text:p>0,80</text:p>
          </table:table-cell>
          <table:table-cell table:formula="of:=[.$A82]^0.35" office:value-type="float" office:value="0.92487171001872" calcext:value-type="float">
            <text:p>0,92</text:p>
          </table:table-cell>
          <table:table-cell table:formula="of:=[.$A82]^[.E82]" office:value-type="float" office:value="0.966004051717673" calcext:value-type="float">
            <text:p>0,97</text:p>
          </table:table-cell>
          <table:table-cell table:formula="of:=[.E81]-0.005" office:value-type="float" office:value="0.155" calcext:value-type="float">
            <text:p>0,155</text:p>
          </table:table-cell>
        </table:table-row>
        <table:table-row table:style-name="ro1">
          <table:table-cell table:formula="of:=[.A82]+0.01" office:value-type="float" office:value="0.810000000000001" calcext:value-type="float">
            <text:p>0,81</text:p>
          </table:table-cell>
          <table:table-cell table:formula="of:=[.A83]" office:value-type="float" office:value="0.810000000000001" calcext:value-type="float">
            <text:p>0,81</text:p>
          </table:table-cell>
          <table:table-cell table:formula="of:=[.$A83]^0.35" office:value-type="float" office:value="0.928901697685371" calcext:value-type="float">
            <text:p>0,93</text:p>
          </table:table-cell>
          <table:table-cell table:formula="of:=[.$A83]^[.E83]" office:value-type="float" office:value="0.968886161197264" calcext:value-type="float">
            <text:p>0,97</text:p>
          </table:table-cell>
          <table:table-cell table:formula="of:=[.E82]-0.005" office:value-type="float" office:value="0.15" calcext:value-type="float">
            <text:p>0,15</text:p>
          </table:table-cell>
        </table:table-row>
        <table:table-row table:style-name="ro1">
          <table:table-cell table:formula="of:=[.A83]+0.01" office:value-type="float" office:value="0.82" calcext:value-type="float">
            <text:p>0,82</text:p>
          </table:table-cell>
          <table:table-cell table:formula="of:=[.A84]" office:value-type="float" office:value="0.82" calcext:value-type="float">
            <text:p>0,82</text:p>
          </table:table-cell>
          <table:table-cell table:formula="of:=[.$A84]^0.35" office:value-type="float" office:value="0.932899474275435" calcext:value-type="float">
            <text:p>0,93</text:p>
          </table:table-cell>
          <table:table-cell table:formula="of:=[.$A84]^[.E84]" office:value-type="float" office:value="0.971634682599178" calcext:value-type="float">
            <text:p>0,97</text:p>
          </table:table-cell>
          <table:table-cell table:formula="of:=[.E83]-0.005" office:value-type="float" office:value="0.145" calcext:value-type="float">
            <text:p>0,145</text:p>
          </table:table-cell>
        </table:table-row>
        <table:table-row table:style-name="ro1">
          <table:table-cell table:formula="of:=[.A84]+0.01" office:value-type="float" office:value="0.83" calcext:value-type="float">
            <text:p>0,83</text:p>
          </table:table-cell>
          <table:table-cell table:formula="of:=[.A85]" office:value-type="float" office:value="0.83" calcext:value-type="float">
            <text:p>0,83</text:p>
          </table:table-cell>
          <table:table-cell table:formula="of:=[.$A85]^0.35" office:value-type="float" office:value="0.936865685408567" calcext:value-type="float">
            <text:p>0,94</text:p>
          </table:table-cell>
          <table:table-cell table:formula="of:=[.$A85]^[.E85]" office:value-type="float" office:value="0.974251163076429" calcext:value-type="float">
            <text:p>0,97</text:p>
          </table:table-cell>
          <table:table-cell table:formula="of:=[.E84]-0.005" office:value-type="float" office:value="0.14" calcext:value-type="float">
            <text:p>0,14</text:p>
          </table:table-cell>
        </table:table-row>
        <table:table-row table:style-name="ro1">
          <table:table-cell table:formula="of:=[.A85]+0.01" office:value-type="float" office:value="0.84" calcext:value-type="float">
            <text:p>0,84</text:p>
          </table:table-cell>
          <table:table-cell table:formula="of:=[.A86]" office:value-type="float" office:value="0.84" calcext:value-type="float">
            <text:p>0,84</text:p>
          </table:table-cell>
          <table:table-cell table:formula="of:=[.$A86]^0.35" office:value-type="float" office:value="0.940800956170432" calcext:value-type="float">
            <text:p>0,94</text:p>
          </table:table-cell>
          <table:table-cell table:formula="of:=[.$A86]^[.E86]" office:value-type="float" office:value="0.976737143888579" calcext:value-type="float">
            <text:p>0,98</text:p>
          </table:table-cell>
          <table:table-cell table:formula="of:=[.E85]-0.005" office:value-type="float" office:value="0.135" calcext:value-type="float">
            <text:p>0,135</text:p>
          </table:table-cell>
        </table:table-row>
        <table:table-row table:style-name="ro1">
          <table:table-cell table:formula="of:=[.A86]+0.01" office:value-type="float" office:value="0.850000000000001" calcext:value-type="float">
            <text:p>0,85</text:p>
          </table:table-cell>
          <table:table-cell table:formula="of:=[.A87]" office:value-type="float" office:value="0.850000000000001" calcext:value-type="float">
            <text:p>0,85</text:p>
          </table:table-cell>
          <table:table-cell table:formula="of:=[.$A87]^0.35" office:value-type="float" office:value="0.944705892001581" calcext:value-type="float">
            <text:p>0,94</text:p>
          </table:table-cell>
          <table:table-cell table:formula="of:=[.$A87]^[.E87]" office:value-type="float" office:value="0.979094160456858" calcext:value-type="float">
            <text:p>0,98</text:p>
          </table:table-cell>
          <table:table-cell table:formula="of:=[.E86]-0.005" office:value-type="float" office:value="0.13" calcext:value-type="float">
            <text:p>0,13</text:p>
          </table:table-cell>
        </table:table-row>
        <table:table-row table:style-name="ro1">
          <table:table-cell table:formula="of:=[.A87]+0.01" office:value-type="float" office:value="0.860000000000001" calcext:value-type="float">
            <text:p>0,86</text:p>
          </table:table-cell>
          <table:table-cell table:formula="of:=[.A88]" office:value-type="float" office:value="0.860000000000001" calcext:value-type="float">
            <text:p>0,86</text:p>
          </table:table-cell>
          <table:table-cell table:formula="of:=[.$A88]^0.35" office:value-type="float" office:value="0.948581079537883" calcext:value-type="float">
            <text:p>0,95</text:p>
          </table:table-cell>
          <table:table-cell table:formula="of:=[.$A88]^[.E88]" office:value-type="float" office:value="0.981323742401945" calcext:value-type="float">
            <text:p>0,98</text:p>
          </table:table-cell>
          <table:table-cell table:formula="of:=[.E87]-0.005" office:value-type="float" office:value="0.125" calcext:value-type="float">
            <text:p>0,125</text:p>
          </table:table-cell>
        </table:table-row>
        <table:table-row table:style-name="ro1">
          <table:table-cell table:formula="of:=[.A88]+0.01" office:value-type="float" office:value="0.87" calcext:value-type="float">
            <text:p>0,87</text:p>
          </table:table-cell>
          <table:table-cell table:formula="of:=[.A89]" office:value-type="float" office:value="0.87" calcext:value-type="float">
            <text:p>0,87</text:p>
          </table:table-cell>
          <table:table-cell table:formula="of:=[.$A89]^0.35" office:value-type="float" office:value="0.952427087405685" calcext:value-type="float">
            <text:p>0,95</text:p>
          </table:table-cell>
          <table:table-cell table:formula="of:=[.$A89]^[.E89]" office:value-type="float" office:value="0.983427413566022" calcext:value-type="float">
            <text:p>0,98</text:p>
          </table:table-cell>
          <table:table-cell table:formula="of:=[.E88]-0.005" office:value-type="float" office:value="0.12" calcext:value-type="float">
            <text:p>0,12</text:p>
          </table:table-cell>
        </table:table-row>
        <table:table-row table:style-name="ro1">
          <table:table-cell table:formula="of:=[.A89]+0.01" office:value-type="float" office:value="0.88" calcext:value-type="float">
            <text:p>0,88</text:p>
          </table:table-cell>
          <table:table-cell table:formula="of:=[.A90]" office:value-type="float" office:value="0.88" calcext:value-type="float">
            <text:p>0,88</text:p>
          </table:table-cell>
          <table:table-cell table:formula="of:=[.$A90]^0.35" office:value-type="float" office:value="0.956244466974624" calcext:value-type="float">
            <text:p>0,96</text:p>
          </table:table-cell>
          <table:table-cell table:formula="of:=[.$A90]^[.E90]" office:value-type="float" office:value="0.985406692020591" calcext:value-type="float">
            <text:p>0,99</text:p>
          </table:table-cell>
          <table:table-cell table:formula="of:=[.E89]-0.005" office:value-type="float" office:value="0.115" calcext:value-type="float">
            <text:p>0,115</text:p>
          </table:table-cell>
        </table:table-row>
        <table:table-row table:style-name="ro1">
          <table:table-cell table:formula="of:=[.A90]+0.01" office:value-type="float" office:value="0.890000000000001" calcext:value-type="float">
            <text:p>0,89</text:p>
          </table:table-cell>
          <table:table-cell table:formula="of:=[.A91]" office:value-type="float" office:value="0.890000000000001" calcext:value-type="float">
            <text:p>0,89</text:p>
          </table:table-cell>
          <table:table-cell table:formula="of:=[.$A91]^0.35" office:value-type="float" office:value="0.960033753070801" calcext:value-type="float">
            <text:p>0,96</text:p>
          </table:table-cell>
          <table:table-cell table:formula="of:=[.$A91]^[.E91]" office:value-type="float" office:value="0.987263090061407" calcext:value-type="float">
            <text:p>0,99</text:p>
          </table:table-cell>
          <table:table-cell table:formula="of:=[.E90]-0.005" office:value-type="float" office:value="0.11" calcext:value-type="float">
            <text:p>0,11</text:p>
          </table:table-cell>
        </table:table-row>
        <table:table-row table:style-name="ro1">
          <table:table-cell table:formula="of:=[.A91]+0.01" office:value-type="float" office:value="0.900000000000001" calcext:value-type="float">
            <text:p>0,90</text:p>
          </table:table-cell>
          <table:table-cell table:formula="of:=[.A92]" office:value-type="float" office:value="0.900000000000001" calcext:value-type="float">
            <text:p>0,90</text:p>
          </table:table-cell>
          <table:table-cell table:formula="of:=[.$A92]^0.35" office:value-type="float" office:value="0.963795464652834" calcext:value-type="float">
            <text:p>0,96</text:p>
          </table:table-cell>
          <table:table-cell table:formula="of:=[.$A92]^[.E92]" office:value-type="float" office:value="0.988998114191782" calcext:value-type="float">
            <text:p>0,99</text:p>
          </table:table-cell>
          <table:table-cell table:formula="of:=[.E91]-0.005" office:value-type="float" office:value="0.105" calcext:value-type="float">
            <text:p>0,105</text:p>
          </table:table-cell>
        </table:table-row>
        <table:table-row table:style-name="ro1">
          <table:table-cell table:formula="of:=[.A92]+0.01" office:value-type="float" office:value="0.910000000000001" calcext:value-type="float">
            <text:p>0,91</text:p>
          </table:table-cell>
          <table:table-cell table:formula="of:=[.A93]" office:value-type="float" office:value="0.910000000000001" calcext:value-type="float">
            <text:p>0,91</text:p>
          </table:table-cell>
          <table:table-cell table:formula="of:=[.$A93]^0.35" office:value-type="float" office:value="0.967530105453092" calcext:value-type="float">
            <text:p>0,97</text:p>
          </table:table-cell>
          <table:table-cell table:formula="of:=[.$A93]^[.E93]" office:value-type="float" office:value="0.990613265095411" calcext:value-type="float">
            <text:p>0,99</text:p>
          </table:table-cell>
          <table:table-cell table:formula="of:=[.E92]-0.005" office:value-type="float" office:value="0.0999999999999996" calcext:value-type="float">
            <text:p>0,1</text:p>
          </table:table-cell>
        </table:table-row>
        <table:table-row table:style-name="ro1">
          <table:table-cell table:formula="of:=[.A93]+0.01" office:value-type="float" office:value="0.92" calcext:value-type="float">
            <text:p>0,92</text:p>
          </table:table-cell>
          <table:table-cell table:formula="of:=[.A94]" office:value-type="float" office:value="0.92" calcext:value-type="float">
            <text:p>0,92</text:p>
          </table:table-cell>
          <table:table-cell table:formula="of:=[.$A94]^0.35" office:value-type="float" office:value="0.971238164586291" calcext:value-type="float">
            <text:p>0,97</text:p>
          </table:table-cell>
          <table:table-cell table:formula="of:=[.$A94]^[.E94]" office:value-type="float" office:value="0.992110037599779" calcext:value-type="float">
            <text:p>0,99</text:p>
          </table:table-cell>
          <table:table-cell table:formula="of:=[.E93]-0.005" office:value-type="float" office:value="0.0949999999999996" calcext:value-type="float">
            <text:p>0,095</text:p>
          </table:table-cell>
        </table:table-row>
        <table:table-row table:style-name="ro1">
          <table:table-cell table:formula="of:=[.A94]+0.01" office:value-type="float" office:value="0.930000000000001" calcext:value-type="float">
            <text:p>0,93</text:p>
          </table:table-cell>
          <table:table-cell table:formula="of:=[.A95]" office:value-type="float" office:value="0.930000000000001" calcext:value-type="float">
            <text:p>0,93</text:p>
          </table:table-cell>
          <table:table-cell table:formula="of:=[.$A95]^0.35" office:value-type="float" office:value="0.974920117127422" calcext:value-type="float">
            <text:p>0,97</text:p>
          </table:table-cell>
          <table:table-cell table:formula="of:=[.$A95]^[.E95]" office:value-type="float" office:value="0.993489920631132" calcext:value-type="float">
            <text:p>0,99</text:p>
          </table:table-cell>
          <table:table-cell table:formula="of:=[.E94]-0.005" office:value-type="float" office:value="0.0899999999999996" calcext:value-type="float">
            <text:p>0,09</text:p>
          </table:table-cell>
        </table:table-row>
        <table:table-row table:style-name="ro1">
          <table:table-cell table:formula="of:=[.A95]+0.01" office:value-type="float" office:value="0.940000000000001" calcext:value-type="float">
            <text:p>0,94</text:p>
          </table:table-cell>
          <table:table-cell table:formula="of:=[.A96]" office:value-type="float" office:value="0.940000000000001" calcext:value-type="float">
            <text:p>0,94</text:p>
          </table:table-cell>
          <table:table-cell table:formula="of:=[.$A96]^0.35" office:value-type="float" office:value="0.978576424660892" calcext:value-type="float">
            <text:p>0,98</text:p>
          </table:table-cell>
          <table:table-cell table:formula="of:=[.$A96]^[.E96]" office:value-type="float" office:value="0.994754397161895" calcext:value-type="float">
            <text:p>0,99</text:p>
          </table:table-cell>
          <table:table-cell table:formula="of:=[.E95]-0.005" office:value-type="float" office:value="0.0849999999999996" calcext:value-type="float">
            <text:p>0,085</text:p>
          </table:table-cell>
        </table:table-row>
        <table:table-row table:style-name="ro1">
          <table:table-cell table:formula="of:=[.A96]+0.01" office:value-type="float" office:value="0.950000000000001" calcext:value-type="float">
            <text:p>0,95</text:p>
          </table:table-cell>
          <table:table-cell table:formula="of:=[.A97]" office:value-type="float" office:value="0.950000000000001" calcext:value-type="float">
            <text:p>0,95</text:p>
          </table:table-cell>
          <table:table-cell table:formula="of:=[.$A97]^0.35" office:value-type="float" office:value="0.982207535802583" calcext:value-type="float">
            <text:p>0,98</text:p>
          </table:table-cell>
          <table:table-cell table:formula="of:=[.$A97]^[.E97]" office:value-type="float" office:value="0.995904944151388" calcext:value-type="float">
            <text:p>1,00</text:p>
          </table:table-cell>
          <table:table-cell table:formula="of:=[.E96]-0.005" office:value-type="float" office:value="0.0799999999999996" calcext:value-type="float">
            <text:p>0,08</text:p>
          </table:table-cell>
        </table:table-row>
        <table:table-row table:style-name="ro1">
          <table:table-cell table:formula="of:=[.A97]+0.01" office:value-type="float" office:value="0.960000000000001" calcext:value-type="float">
            <text:p>0,96</text:p>
          </table:table-cell>
          <table:table-cell table:formula="of:=[.A98]" office:value-type="float" office:value="0.960000000000001" calcext:value-type="float">
            <text:p>0,96</text:p>
          </table:table-cell>
          <table:table-cell table:formula="of:=[.$A98]^0.35" office:value-type="float" office:value="0.98581388669645" calcext:value-type="float">
            <text:p>0,99</text:p>
          </table:table-cell>
          <table:table-cell table:formula="of:=[.$A98]^[.E98]" office:value-type="float" office:value="0.99694303248058" calcext:value-type="float">
            <text:p>1,00</text:p>
          </table:table-cell>
          <table:table-cell table:formula="of:=[.E97]-0.005" office:value-type="float" office:value="0.0749999999999996" calcext:value-type="float">
            <text:p>0,075</text:p>
          </table:table-cell>
        </table:table-row>
        <table:table-row table:style-name="ro1">
          <table:table-cell table:formula="of:=[.A98]+0.01" office:value-type="float" office:value="0.970000000000001" calcext:value-type="float">
            <text:p>0,97</text:p>
          </table:table-cell>
          <table:table-cell table:formula="of:=[.A99]" office:value-type="float" office:value="0.970000000000001" calcext:value-type="float">
            <text:p>0,97</text:p>
          </table:table-cell>
          <table:table-cell table:formula="of:=[.$A99]^0.35" office:value-type="float" office:value="0.98939590148714" calcext:value-type="float">
            <text:p>0,99</text:p>
          </table:table-cell>
          <table:table-cell table:formula="of:=[.$A99]^[.E99]" office:value-type="float" office:value="0.997870126881598" calcext:value-type="float">
            <text:p>1,00</text:p>
          </table:table-cell>
          <table:table-cell table:formula="of:=[.E98]-0.005" office:value-type="float" office:value="0.0699999999999996" calcext:value-type="float">
            <text:p>0,07</text:p>
          </table:table-cell>
        </table:table-row>
        <table:table-row table:style-name="ro1">
          <table:table-cell table:formula="of:=[.A99]+0.01" office:value-type="float" office:value="0.980000000000001" calcext:value-type="float">
            <text:p>0,98</text:p>
          </table:table-cell>
          <table:table-cell table:formula="of:=[.A100]" office:value-type="float" office:value="0.980000000000001" calcext:value-type="float">
            <text:p>0,98</text:p>
          </table:table-cell>
          <table:table-cell table:formula="of:=[.$A100]^0.35" office:value-type="float" office:value="0.992953992770028" calcext:value-type="float">
            <text:p>0,99</text:p>
          </table:table-cell>
          <table:table-cell table:formula="of:=[.$A100]^[.E100]" office:value-type="float" office:value="0.998687685862643" calcext:value-type="float">
            <text:p>1,00</text:p>
          </table:table-cell>
          <table:table-cell table:formula="of:=[.E99]-0.005" office:value-type="float" office:value="0.0649999999999996" calcext:value-type="float">
            <text:p>0,065</text:p>
          </table:table-cell>
        </table:table-row>
        <table:table-row table:style-name="ro1">
          <table:table-cell table:formula="of:=[.A100]+0.01" office:value-type="float" office:value="0.990000000000001" calcext:value-type="float">
            <text:p>0,99</text:p>
          </table:table-cell>
          <table:table-cell table:formula="of:=[.A101]" office:value-type="float" office:value="0.990000000000001" calcext:value-type="float">
            <text:p>0,99</text:p>
          </table:table-cell>
          <table:table-cell table:formula="of:=[.$A101]^0.35" office:value-type="float" office:value="0.996488562019974" calcext:value-type="float">
            <text:p>1,00</text:p>
          </table:table-cell>
          <table:table-cell table:formula="of:=[.$A101]^[.E101]" office:value-type="float" office:value="0.9993971616289" calcext:value-type="float">
            <text:p>1,00</text:p>
          </table:table-cell>
          <table:table-cell table:formula="of:=[.E100]-0.005" office:value-type="float" office:value="0.0599999999999996" calcext:value-type="float">
            <text:p>0,06</text:p>
          </table:table-cell>
        </table:table-row>
        <table:table-row table:style-name="ro1">
          <table:table-cell table:formula="of:=[.A101]+0.01" office:value-type="float" office:value="1" calcext:value-type="float">
            <text:p>1,00</text:p>
          </table:table-cell>
          <table:table-cell table:formula="of:=[.A102]" office:value-type="float" office:value="1" calcext:value-type="float">
            <text:p>1,00</text:p>
          </table:table-cell>
          <table:table-cell table:formula="of:=[.$A102]^0.35" office:value-type="float" office:value="1" calcext:value-type="float">
            <text:p>1,00</text:p>
          </table:table-cell>
          <table:table-cell table:formula="of:=[.$A102]^[.E102]" office:value-type="float" office:value="1" calcext:value-type="float">
            <text:p>1,00</text:p>
          </table:table-cell>
          <table:table-cell table:formula="of:=[.E101]-0.005" office:value-type="float" office:value="0.0549999999999996" calcext:value-type="float">
            <text:p>0,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number:number-style style:name="N10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9:01:54.3886154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2T22:29:52.237942431</meta:creation-date>
    <meta:editing-duration>PT22M48S</meta:editing-duration>
    <meta:editing-cycles>5</meta:editing-cycles>
    <meta:generator>LibreOffice/7.1.7.2$Linux_X86_64 LibreOffice_project/10$Build-2</meta:generator>
    <dc:date>2021-12-02T22:35:03.951293041</dc:date>
    <dc:creator>Pedro Albarrán-Perez</dc:creator>
    <meta:document-statistic meta:table-count="2" meta:cell-count="1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Curva ROC</text:p>
        </chart:title>
        <chart:plot-area chart:style-name="ch3" table:cell-range-address="Hoja1.A2:Hoja1.F102 Hoja1.B1:Hoja1.F1" chart:data-source-has-labels="row" svg:x="1.701cm" svg:y="1.275cm" svg:width="13.979cm" svg:height="6.564cm">
          <chart:coordinate-region svg:x="2.613cm" svg:y="1.474cm" svg:width="12.973cm" svg:height="5.718cm"/>
          <chart:axis chart:dimension="x" chart:name="primary-x" chart:style-name="ch4">
            <chart:title svg:x="5.22cm" svg:y="8.019cm" chart:style-name="ch5">
              <text:p>TFP: Tasa de Falsos Positivos (1-Especificidad)</text:p>
            </chart:title>
          </chart:axis>
          <chart:axis chart:dimension="y" chart:name="primary-y" chart:style-name="ch6">
            <chart:title svg:x="0.451cm" svg:y="7.154cm" chart:style-name="ch7">
              <text:p>TVP: Tasa de Verdaderos Positivos (Sensibilidad)</text:p>
            </chart:title>
            <chart:grid chart:style-name="ch8" chart:class="major"/>
          </chart:axis>
          <chart:series chart:style-name="ch9" chart:values-cell-range-address="Hoja1.B2:Hoja1.B102" chart:label-cell-address="Hoja1.B1:Hoja1.B1" chart:class="chart:scatter">
            <chart:domain table:cell-range-address="Hoja1.A2:Hoja1.A102"/>
            <chart:data-point chart:repeated="101"/>
          </chart:series>
          <chart:series chart:style-name="ch10" chart:values-cell-range-address="Hoja1.C2:Hoja1.C102" chart:label-cell-address="Hoja1.C1:Hoja1.C1" chart:class="chart:scatter">
            <chart:data-point chart:repeated="101"/>
          </chart:series>
          <chart:series chart:style-name="ch11" chart:values-cell-range-address="Hoja1.D2:Hoja1.D102" chart:label-cell-address="Hoja1.D1:Hoja1.D1" chart:class="chart:scatter">
            <chart:data-point chart:repeated="101"/>
          </chart:series>
          <chart:series chart:style-name="ch12" chart:values-cell-range-address="Hoja1.E2:Hoja1.E102" chart:label-cell-address="Hoja1.E1:Hoja1.E1" chart:class="chart:scatter">
            <chart:data-point chart:repeated="101"/>
          </chart:series>
          <chart:series chart:style-name="ch13" chart:values-cell-range-address="Hoja1.F2:Hoja1.F102" chart:label-cell-address="Hoja1.F1:Hoja1.F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VP: Tasa de Verdaderos Positivos (Sensibilidad)</text:p>
                <draw:g>
                  <svg:desc>Hoja1.B1:Hoja1.B1</svg:desc>
                </draw:g>
              </table:table-cell>
              <table:table-cell office:value-type="string">
                <text:p/>
                <draw:g>
                  <svg:desc>Hoja1.C1:Hoja1.C1</svg:desc>
                </draw:g>
              </table:table-cell>
              <table:table-cell office:value-type="string">
                <text:p/>
                <draw:g>
                  <svg:desc>Hoja1.D1:Hoja1.D1</svg:desc>
                </draw:g>
              </table:table-cell>
              <table:table-cell office:value-type="string">
                <text:p/>
                <draw:g>
                  <svg:desc>Hoja1.E1:Hoja1.E1</svg:desc>
                </draw:g>
              </table:table-cell>
              <table:table-cell office:value-type="string">
                <text:p/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2:Hoja1.A102</svg:desc>
                </draw:g>
              </table:table-cell>
              <table:table-cell office:value-type="float" office:value="0">
                <text:p>0</text:p>
                <draw:g>
                  <svg:desc>Hoja1.B2:Hoja1.B102</svg:desc>
                </draw:g>
              </table:table-cell>
              <table:table-cell office:value-type="float" office:value="0">
                <text:p>0</text:p>
                <draw:g>
                  <svg:desc>Hoja1.C2:Hoja1.C102</svg:desc>
                </draw:g>
              </table:table-cell>
              <table:table-cell office:value-type="float" office:value="0">
                <text:p>0</text:p>
                <draw:g>
                  <svg:desc>Hoja1.D2:Hoja1.D102</svg:desc>
                </draw:g>
              </table:table-cell>
              <table:table-cell office:value-type="float" office:value="0">
                <text:p>0</text:p>
                <draw:g>
                  <svg:desc>Hoja1.E2:Hoja1.E102</svg:desc>
                </draw:g>
              </table:table-cell>
              <table:table-cell office:value-type="float" office:value="0">
                <text:p>0</text:p>
                <draw:g>
                  <svg:desc>Hoja1.F2:Hoja1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630957344480193">
                <text:p>0.630957344480193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0.0630957344480193">
                <text:p>0.063095734448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676243337806241">
                <text:p>0.676243337806241</text:p>
              </table:table-cell>
              <table:table-cell office:value-type="float" office:value="0.209127910518255">
                <text:p>0.209127910518255</text:p>
              </table:table-cell>
              <table:table-cell office:value-type="float" office:value="0.0956352499790037">
                <text:p>0.0956352499790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704226114001237">
                <text:p>0.704226114001237</text:p>
              </table:table-cell>
              <table:table-cell office:value-type="float" office:value="0.245950948584936">
                <text:p>0.245950948584936</text:p>
              </table:table-cell>
              <table:table-cell office:value-type="float" office:value="0.121975540946693">
                <text:p>0.12197554094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724779663677696">
                <text:p>0.724779663677696</text:p>
              </table:table-cell>
              <table:table-cell office:value-type="float" office:value="0.275945932292243">
                <text:p>0.275945932292243</text:p>
              </table:table-cell>
              <table:table-cell office:value-type="float" office:value="0.144955932735539">
                <text:p>0.144955932735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741134449106948">
                <text:p>0.741134449106948</text:p>
              </table:table-cell>
              <table:table-cell office:value-type="float" office:value="0.301708816827258">
                <text:p>0.301708816827258</text:p>
              </table:table-cell>
              <table:table-cell office:value-type="float" office:value="0.165722700866999">
                <text:p>0.165722700866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754770860611584">
                <text:p>0.754770860611584</text:p>
              </table:table-cell>
              <table:table-cell office:value-type="float" office:value="0.324534222319921">
                <text:p>0.324534222319921</text:p>
              </table:table-cell>
              <table:table-cell office:value-type="float" office:value="0.184880348121971">
                <text:p>0.184880348121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766495843264134">
                <text:p>0.766495843264134</text:p>
              </table:table-cell>
              <table:table-cell office:value-type="float" office:value="0.345174906598008">
                <text:p>0.345174906598008</text:p>
              </table:table-cell>
              <table:table-cell office:value-type="float" office:value="0.202795738224164">
                <text:p>0.202795738224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776799609715734">
                <text:p>0.776799609715734</text:p>
              </table:table-cell>
              <table:table-cell office:value-type="float" office:value="0.364112840605216">
                <text:p>0.364112840605216</text:p>
              </table:table-cell>
              <table:table-cell office:value-type="float" office:value="0.219712108661224">
                <text:p>0.219712108661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786003085596623">
                <text:p>0.786003085596623</text:p>
              </table:table-cell>
              <table:table-cell office:value-type="float" office:value="0.381677890961818">
                <text:p>0.381677890961818</text:p>
              </table:table-cell>
              <table:table-cell office:value-type="float" office:value="0.235800925678987">
                <text:p>0.235800925678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794328234724282">
                <text:p>0.794328234724282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801935184816137">
                <text:p>0.801935184816137</text:p>
              </table:table-cell>
              <table:table-cell office:value-type="float" office:value="0.413577662279005">
                <text:p>0.413577662279005</text:p>
              </table:table-cell>
              <table:table-cell office:value-type="float" office:value="0.265971811421944">
                <text:p>0.26597181142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808943378699175">
                <text:p>0.808943378699175</text:p>
              </table:table-cell>
              <table:table-cell office:value-type="float" office:value="0.428225473667665">
                <text:p>0.428225473667665</text:p>
              </table:table-cell>
              <table:table-cell office:value-type="float" office:value="0.28022620647068">
                <text:p>0.28022620647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.815444363650733">
                <text:p>0.815444363650733</text:p>
              </table:table-cell>
              <table:table-cell office:value-type="float" office:value="0.442157851128185">
                <text:p>0.442157851128185</text:p>
              </table:table-cell>
              <table:table-cell office:value-type="float" office:value="0.294012646543082">
                <text:p>0.294012646543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.821509903954877">
                <text:p>0.821509903954877</text:p>
              </table:table-cell>
              <table:table-cell office:value-type="float" office:value="0.455461019856367">
                <text:p>0.455461019856367</text:p>
              </table:table-cell>
              <table:table-cell office:value-type="float" office:value="0.307380860044072">
                <text:p>0.307380860044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27197333723116">
                <text:p>0.827197333723116</text:p>
              </table:table-cell>
              <table:table-cell office:value-type="float" office:value="0.468205492004621">
                <text:p>0.468205492004621</text:p>
              </table:table-cell>
              <table:table-cell office:value-type="float" office:value="0.320372149753681">
                <text:p>0.320372149753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.832553207401873">
                <text:p>0.832553207401873</text:p>
              </table:table-cell>
              <table:table-cell office:value-type="float" office:value="0.480449773592572">
                <text:p>0.480449773592572</text:p>
              </table:table-cell>
              <table:table-cell office:value-type="float" office:value="0.333021282960749">
                <text:p>0.333021282960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.837615860301003">
                <text:p>0.837615860301003</text:p>
              </table:table-cell>
              <table:table-cell office:value-type="float" office:value="0.492243022253183">
                <text:p>0.492243022253183</text:p>
              </table:table-cell>
              <table:table-cell office:value-type="float" office:value="0.345357866571364">
                <text:p>0.345357866571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.842417248614103">
                <text:p>0.842417248614103</text:p>
              </table:table-cell>
              <table:table-cell office:value-type="float" office:value="0.503626996491233">
                <text:p>0.503626996491233</text:p>
              </table:table-cell>
              <table:table-cell office:value-type="float" office:value="0.357407369450127">
                <text:p>0.357407369450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.846984299855298">
                <text:p>0.846984299855298</text:p>
              </table:table-cell>
              <table:table-cell office:value-type="float" office:value="0.514637513857738">
                <text:p>0.514637513857738</text:p>
              </table:table-cell>
              <table:table-cell office:value-type="float" office:value="0.36919189698348">
                <text:p>0.36919189698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51339922520785">
                <text:p>0.851339922520785</text:p>
              </table:table-cell>
              <table:table-cell office:value-type="float" office:value="0.525305560880753">
                <text:p>0.525305560880753</text:p>
              </table:table-cell>
              <table:table-cell office:value-type="float" office:value="0.380730787743176">
                <text:p>0.380730787743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85550377346776">
                <text:p>0.85550377346776</text:p>
              </table:table-cell>
              <table:table-cell office:value-type="float" office:value="0.535658151030767">
                <text:p>0.535658151030767</text:p>
              </table:table-cell>
              <table:table-cell office:value-type="float" office:value="0.392041079923636">
                <text:p>0.39204107992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.859492849760073">
                <text:p>0.859492849760073</text:p>
              </table:table-cell>
              <table:table-cell office:value-type="float" office:value="0.545718997096108">
                <text:p>0.545718997096108</text:p>
              </table:table-cell>
              <table:table-cell office:value-type="float" office:value="0.40313788079702">
                <text:p>0.4031378807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.863321951179196">
                <text:p>0.863321951179196</text:p>
              </table:table-cell>
              <table:table-cell office:value-type="float" office:value="0.555509044657347">
                <text:p>0.555509044657347</text:p>
              </table:table-cell>
              <table:table-cell office:value-type="float" office:value="0.414034662823303">
                <text:p>0.41403466282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.867004045984223">
                <text:p>0.867004045984223</text:p>
              </table:table-cell>
              <table:table-cell office:value-type="float" office:value="0.565046900098953">
                <text:p>0.565046900098953</text:p>
              </table:table-cell>
              <table:table-cell office:value-type="float" office:value="0.424743503517974">
                <text:p>0.424743503517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70550563296124">
                <text:p>0.870550563296124</text:p>
              </table:table-cell>
              <table:table-cell office:value-type="float" office:value="0.574349177498518">
                <text:p>0.574349177498518</text:p>
              </table:table-cell>
              <table:table-cell office:value-type="float" office:value="0.435275281648062">
                <text:p>0.43527528164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.873971629135651">
                <text:p>0.873971629135651</text:p>
              </table:table-cell>
              <table:table-cell office:value-type="float" office:value="0.583430782373985">
                <text:p>0.583430782373985</text:p>
              </table:table-cell>
              <table:table-cell office:value-type="float" office:value="0.445639839128916">
                <text:p>0.44563983912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.877276258696545">
                <text:p>0.877276258696545</text:p>
              </table:table-cell>
              <table:table-cell office:value-type="float" office:value="0.592305145750446">
                <text:p>0.592305145750446</text:p>
              </table:table-cell>
              <table:table-cell office:value-type="float" office:value="0.455846115700906">
                <text:p>0.455846115700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.880472514269576">
                <text:p>0.880472514269576</text:p>
              </table:table-cell>
              <table:table-cell office:value-type="float" office:value="0.600984418749166">
                <text:p>0.600984418749166</text:p>
              </table:table-cell>
              <table:table-cell office:value-type="float" office:value="0.465902261797014">
                <text:p>0.465902261797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.883567635947023">
                <text:p>0.883567635947023</text:p>
              </table:table-cell>
              <table:table-cell office:value-type="float" office:value="0.609479635519084">
                <text:p>0.609479635519084</text:p>
              </table:table-cell>
              <table:table-cell office:value-type="float" office:value="0.475815733782494">
                <text:p>0.475815733782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86568150565213">
                <text:p>0.886568150565213</text:p>
              </table:table-cell>
              <table:table-cell office:value-type="float" office:value="0.617800850567412">
                <text:p>0.617800850567412</text:p>
              </table:table-cell>
              <table:table-cell office:value-type="float" office:value="0.485593374830204">
                <text:p>0.485593374830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.889479963104914">
                <text:p>0.889479963104914</text:p>
              </table:table-cell>
              <table:table-cell office:value-type="float" office:value="0.625957255225243">
                <text:p>0.625957255225243</text:p>
              </table:table-cell>
              <table:table-cell office:value-type="float" office:value="0.49524148400269">
                <text:p>0.49524148400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892308433842802">
                <text:p>0.892308433842802</text:p>
              </table:table-cell>
              <table:table-cell office:value-type="float" office:value="0.633957276984445">
                <text:p>0.633957276984445</text:p>
              </table:table-cell>
              <table:table-cell office:value-type="float" office:value="0.504765875584155">
                <text:p>0.50476587558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.895058443846453">
                <text:p>0.895058443846453</text:p>
              </table:table-cell>
              <table:table-cell office:value-type="float" office:value="0.641808664677936">
                <text:p>0.641808664677936</text:p>
              </table:table-cell>
              <table:table-cell office:value-type="float" office:value="0.514171930298879">
                <text:p>0.514171930298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897734450870122">
                <text:p>0.897734450870122</text:p>
              </table:table-cell>
              <table:table-cell office:value-type="float" office:value="0.649518561885833">
                <text:p>0.649518561885833</text:p>
              </table:table-cell>
              <table:table-cell office:value-type="float" office:value="0.523464639736905">
                <text:p>0.523464639736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900340537296277">
                <text:p>0.900340537296277</text:p>
              </table:table-cell>
              <table:table-cell office:value-type="float" office:value="0.657093570491184">
                <text:p>0.657093570491184</text:p>
              </table:table-cell>
              <table:table-cell office:value-type="float" office:value="0.532648645060355">
                <text:p>0.532648645060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02880451447434">
                <text:p>0.902880451447434</text:p>
              </table:table-cell>
              <table:table-cell office:value-type="float" office:value="0.664539805948974">
                <text:p>0.664539805948974</text:p>
              </table:table-cell>
              <table:table-cell office:value-type="float" office:value="0.541728270868461">
                <text:p>0.541728270868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905357643341992">
                <text:p>0.905357643341992</text:p>
              </table:table-cell>
              <table:table-cell office:value-type="float" office:value="0.671862945547642">
                <text:p>0.671862945547642</text:p>
              </table:table-cell>
              <table:table-cell office:value-type="float" office:value="0.550707554943977">
                <text:p>0.550707554943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07775295769791">
                <text:p>0.907775295769791</text:p>
              </table:table-cell>
              <table:table-cell office:value-type="float" office:value="0.67906827071578">
                <text:p>0.67906827071578</text:p>
              </table:table-cell>
              <table:table-cell office:value-type="float" office:value="0.559590274479261">
                <text:p>0.559590274479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10136351405914">
                <text:p>0.910136351405914</text:p>
              </table:table-cell>
              <table:table-cell office:value-type="float" office:value="0.686160704245201">
                <text:p>0.686160704245201</text:p>
              </table:table-cell>
              <table:table-cell office:value-type="float" office:value="0.568379969279955">
                <text:p>0.568379969279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12443536555481">
                <text:p>0.912443536555481</text:p>
              </table:table-cell>
              <table:table-cell office:value-type="float" office:value="0.693144843155146">
                <text:p>0.693144843155146</text:p>
              </table:table-cell>
              <table:table-cell office:value-type="float" office:value="0.577079962362886">
                <text:p>0.577079962362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14699382021059">
                <text:p>0.914699382021059</text:p>
              </table:table-cell>
              <table:table-cell office:value-type="float" office:value="0.700024987803636">
                <text:p>0.700024987803636</text:p>
              </table:table-cell>
              <table:table-cell office:value-type="float" office:value="0.585693378298389">
                <text:p>0.585693378298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16906241502405">
                <text:p>0.916906241502405</text:p>
              </table:table-cell>
              <table:table-cell office:value-type="float" office:value="0.706805167755079">
                <text:p>0.706805167755079</text:p>
              </table:table-cell>
              <table:table-cell office:value-type="float" office:value="0.594223159592883">
                <text:p>0.594223159592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.919066307871655">
                <text:p>0.919066307871655</text:p>
              </table:table-cell>
              <table:table-cell office:value-type="float" office:value="0.713489164833766">
                <text:p>0.713489164833766</text:p>
              </table:table-cell>
              <table:table-cell office:value-type="float" office:value="0.602672081362559">
                <text:p>0.602672081362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.92118162761254">
                <text:p>0.92118162761254</text:p>
              </table:table-cell>
              <table:table-cell office:value-type="float" office:value="0.720080533727364">
                <text:p>0.720080533727364</text:p>
              </table:table-cell>
              <table:table-cell office:value-type="float" office:value="0.611042764511937">
                <text:p>0.611042764511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923254113667427">
                <text:p>0.923254113667427</text:p>
              </table:table-cell>
              <table:table-cell office:value-type="float" office:value="0.726582620450234">
                <text:p>0.726582620450234</text:p>
              </table:table-cell>
              <table:table-cell office:value-type="float" office:value="0.619337687600005">
                <text:p>0.6193376876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925285556898915">
                <text:p>0.925285556898915</text:p>
              </table:table-cell>
              <table:table-cell office:value-type="float" office:value="0.732998578931263">
                <text:p>0.732998578931263</text:p>
              </table:table-cell>
              <table:table-cell office:value-type="float" office:value="0.627559197550828">
                <text:p>0.627559197550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.927277636342039">
                <text:p>0.927277636342039</text:p>
              </table:table-cell>
              <table:table-cell office:value-type="float" office:value="0.739331385953133">
                <text:p>0.739331385953133</text:p>
              </table:table-cell>
              <table:table-cell office:value-type="float" office:value="0.635709519343731">
                <text:p>0.635709519343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.929231928397486">
                <text:p>0.929231928397486</text:p>
              </table:table-cell>
              <table:table-cell office:value-type="float" office:value="0.74558385463827">
                <text:p>0.74558385463827</text:p>
              </table:table-cell>
              <table:table-cell office:value-type="float" office:value="0.643790764799861">
                <text:p>0.643790764799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.931149915094838">
                <text:p>0.931149915094838</text:p>
              </table:table-cell>
              <table:table-cell office:value-type="float" office:value="0.751758646650046">
                <text:p>0.751758646650046</text:p>
              </table:table-cell>
              <table:table-cell office:value-type="float" office:value="0.651804940566387">
                <text:p>0.651804940566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933032991536807">
                <text:p>0.933032991536807</text:p>
              </table:table-cell>
              <table:table-cell office:value-type="float" office:value="0.757858283255199">
                <text:p>0.757858283255199</text:p>
              </table:table-cell>
              <table:table-cell office:value-type="float" office:value="0.659753955386447">
                <text:p>0.659753955386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.934882472620295">
                <text:p>0.934882472620295</text:p>
              </table:table-cell>
              <table:table-cell office:value-type="float" office:value="0.763885155374323">
                <text:p>0.763885155374323</text:p>
              </table:table-cell>
              <table:table-cell office:value-type="float" office:value="0.667639626731701">
                <text:p>0.667639626731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  <table:table-cell office:value-type="float" office:value="0.936699599117201">
                <text:p>0.936699599117201</text:p>
              </table:table-cell>
              <table:table-cell office:value-type="float" office:value="0.769841532730892">
                <text:p>0.769841532730892</text:p>
              </table:table-cell>
              <table:table-cell office:value-type="float" office:value="0.675463686864727">
                <text:p>0.675463686864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938485543187039">
                <text:p>0.938485543187039</text:p>
              </table:table-cell>
              <table:table-cell office:value-type="float" office:value="0.775729572195403">
                <text:p>0.775729572195403</text:p>
              </table:table-cell>
              <table:table-cell office:value-type="float" office:value="0.683227788390276">
                <text:p>0.683227788390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0.940241413384081">
                <text:p>0.940241413384081</text:p>
              </table:table-cell>
              <table:table-cell office:value-type="float" office:value="0.781551325409206">
                <text:p>0.781551325409206</text:p>
              </table:table-cell>
              <table:table-cell office:value-type="float" office:value="0.69093350934728">
                <text:p>0.69093350934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941968259213826">
                <text:p>0.941968259213826</text:p>
              </table:table-cell>
              <table:table-cell office:value-type="float" office:value="0.787308745762334">
                <text:p>0.787308745762334</text:p>
              </table:table-cell>
              <table:table-cell office:value-type="float" office:value="0.698582357887372">
                <text:p>0.698582357887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0.943667075286739">
                <text:p>0.943667075286739</text:p>
              </table:table-cell>
              <table:table-cell office:value-type="float" office:value="0.793003694790775">
                <text:p>0.793003694790775</text:p>
              </table:table-cell>
              <table:table-cell office:value-type="float" office:value="0.706175776580398">
                <text:p>0.706175776580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  <table:table-cell office:value-type="float" office:value="0.94533880511138">
                <text:p>0.94533880511138</text:p>
              </table:table-cell>
              <table:table-cell office:value-type="float" office:value="0.798637948050935">
                <text:p>0.798637948050935</text:p>
              </table:table-cell>
              <table:table-cell office:value-type="float" office:value="0.71371514638276">
                <text:p>0.7137151463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0.946984344563948">
                <text:p>0.946984344563948</text:p>
              </table:table-cell>
              <table:table-cell office:value-type="float" office:value="0.804213200522412">
                <text:p>0.804213200522412</text:p>
              </table:table-cell>
              <table:table-cell office:value-type="float" office:value="0.721201790300428">
                <text:p>0.721201790300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  <table:table-cell office:value-type="float" office:value="0.948604545066923">
                <text:p>0.948604545066923</text:p>
              </table:table-cell>
              <table:table-cell office:value-type="float" office:value="0.809731071584388">
                <text:p>0.809731071584388</text:p>
              </table:table-cell>
              <table:table-cell office:value-type="float" office:value="0.728636976774964">
                <text:p>0.728636976774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950200216505676">
                <text:p>0.950200216505676</text:p>
              </table:table-cell>
              <table:table-cell office:value-type="float" office:value="0.815193109605923">
                <text:p>0.815193109605923</text:p>
              </table:table-cell>
              <table:table-cell office:value-type="float" office:value="0.736021922817834">
                <text:p>0.7360219228178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0.951772129908618">
                <text:p>0.951772129908618</text:p>
              </table:table-cell>
              <table:table-cell office:value-type="float" office:value="0.82060079618601">
                <text:p>0.82060079618601</text:p>
              </table:table-cell>
              <table:table-cell office:value-type="float" office:value="0.743357796915577">
                <text:p>0.743357796915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  <table:table-cell office:value-type="float" office:value="0.953321019913608">
                <text:p>0.953321019913608</text:p>
              </table:table-cell>
              <table:table-cell office:value-type="float" office:value="0.825955550075395">
                <text:p>0.825955550075395</text:p>
              </table:table-cell>
              <table:table-cell office:value-type="float" office:value="0.750645721726072">
                <text:p>0.750645721726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  <table:table-cell office:value-type="float" office:value="0.954847587040818">
                <text:p>0.954847587040818</text:p>
              </table:table-cell>
              <table:table-cell office:value-type="float" office:value="0.831258730808781">
                <text:p>0.831258730808781</text:p>
              </table:table-cell>
              <table:table-cell office:value-type="float" office:value="0.757886776584032">
                <text:p>0.757886776584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0.956352499790037">
                <text:p>0.956352499790037</text:p>
              </table:table-cell>
              <table:table-cell office:value-type="float" office:value="0.836511642073019">
                <text:p>0.836511642073019</text:p>
              </table:table-cell>
              <table:table-cell office:value-type="float" office:value="0.76508199983203">
                <text:p>0.76508199983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957836396578507">
                <text:p>0.957836396578507</text:p>
              </table:table-cell>
              <table:table-cell office:value-type="float" office:value="0.84171553483432">
                <text:p>0.84171553483432</text:p>
              </table:table-cell>
              <table:table-cell office:value-type="float" office:value="0.772232390991743">
                <text:p>0.772232390991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  <table:table-cell office:value-type="float" office:value="0.959299887533659">
                <text:p>0.959299887533659</text:p>
              </table:table-cell>
              <table:table-cell office:value-type="float" office:value="0.846871610245124">
                <text:p>0.846871610245124</text:p>
              </table:table-cell>
              <table:table-cell office:value-type="float" office:value="0.779338912788641">
                <text:p>0.779338912788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0.96074355615364">
                <text:p>0.96074355615364</text:p>
              </table:table-cell>
              <table:table-cell office:value-type="float" office:value="0.851981022349263">
                <text:p>0.851981022349263</text:p>
              </table:table-cell>
              <table:table-cell office:value-type="float" office:value="0.78640249304208">
                <text:p>0.78640249304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0.962167960847189">
                <text:p>0.962167960847189</text:p>
              </table:table-cell>
              <table:table-cell office:value-type="float" office:value="0.857044880602191">
                <text:p>0.857044880602191</text:p>
              </table:table-cell>
              <table:table-cell office:value-type="float" office:value="0.793424026431624">
                <text:p>0.793424026431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0.963573636363267">
                <text:p>0.963573636363267</text:p>
              </table:table-cell>
              <table:table-cell office:value-type="float" office:value="0.862064252221454">
                <text:p>0.862064252221454</text:p>
              </table:table-cell>
              <table:table-cell office:value-type="float" office:value="0.800404376149386">
                <text:p>0.800404376149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64961095119818">
                <text:p>0.964961095119818</text:p>
              </table:table-cell>
              <table:table-cell office:value-type="float" office:value="0.867040164381124">
                <text:p>0.867040164381124</text:p>
              </table:table-cell>
              <table:table-cell office:value-type="float" office:value="0.807344375447297">
                <text:p>0.807344375447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0.966330828440085">
                <text:p>0.966330828440085</text:p>
              </table:table-cell>
              <table:table-cell office:value-type="float" office:value="0.87197360626261">
                <text:p>0.87197360626261</text:p>
              </table:table-cell>
              <table:table-cell office:value-type="float" office:value="0.814244829087375">
                <text:p>0.814244829087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  <table:table-cell office:value-type="float" office:value="0.967683307704148">
                <text:p>0.967683307704148</text:p>
              </table:table-cell>
              <table:table-cell office:value-type="float" office:value="0.876865530973155">
                <text:p>0.876865530973155</text:p>
              </table:table-cell>
              <table:table-cell office:value-type="float" office:value="0.821106514702358">
                <text:p>0.821106514702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0.969018985422558">
                <text:p>0.969018985422558</text:p>
              </table:table-cell>
              <table:table-cell office:value-type="float" office:value="0.88171685734225">
                <text:p>0.88171685734225</text:p>
              </table:table-cell>
              <table:table-cell office:value-type="float" office:value="0.827930184073413">
                <text:p>0.827930184073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  <table:table-cell office:value-type="float" office:value="0.970338296238345">
                <text:p>0.970338296238345</text:p>
              </table:table-cell>
              <table:table-cell office:value-type="float" office:value="0.886528471605292">
                <text:p>0.886528471605292</text:p>
              </table:table-cell>
              <table:table-cell office:value-type="float" office:value="0.834716564331021">
                <text:p>0.83471656433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971641657863074">
                <text:p>0.971641657863074</text:p>
              </table:table-cell>
              <table:table-cell office:value-type="float" office:value="0.891301228983002">
                <text:p>0.891301228983002</text:p>
              </table:table-cell>
              <table:table-cell office:value-type="float" office:value="0.84146635908465">
                <text:p>0.84146635908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  <table:table-cell office:value-type="float" office:value="0.972929471952097">
                <text:p>0.972929471952097</text:p>
              </table:table-cell>
              <table:table-cell office:value-type="float" office:value="0.896035955164341">
                <text:p>0.896035955164341</text:p>
              </table:table-cell>
              <table:table-cell office:value-type="float" office:value="0.848180249486316">
                <text:p>0.848180249486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  <table:table-cell office:value-type="float" office:value="0.974202124923708">
                <text:p>0.974202124923708</text:p>
              </table:table-cell>
              <table:table-cell office:value-type="float" office:value="0.900733447700015">
                <text:p>0.900733447700015</text:p>
              </table:table-cell>
              <table:table-cell office:value-type="float" office:value="0.854858895232727">
                <text:p>0.854858895232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0.975459988726465">
                <text:p>0.975459988726465</text:p>
              </table:table-cell>
              <table:table-cell office:value-type="float" office:value="0.905394477313044">
                <text:p>0.905394477313044</text:p>
              </table:table-cell>
              <table:table-cell office:value-type="float" office:value="0.8615029355103">
                <text:p>0.8615029355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1">
                <text:p>1</text:p>
              </table:table-cell>
              <table:table-cell office:value-type="float" office:value="0.976703421558577">
                <text:p>0.976703421558577</text:p>
              </table:table-cell>
              <table:table-cell office:value-type="float" office:value="0.910019789132327">
                <text:p>0.910019789132327</text:p>
              </table:table-cell>
              <table:table-cell office:value-type="float" office:value="0.868112989886998">
                <text:p>0.868112989886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77932768542929">
                <text:p>0.977932768542929</text:p>
              </table:table-cell>
              <table:table-cell office:value-type="float" office:value="0.914610103854653">
                <text:p>0.914610103854653</text:p>
              </table:table-cell>
              <table:table-cell office:value-type="float" office:value="0.874689659154623">
                <text:p>0.8746896591546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">
                <text:p>1</text:p>
              </table:table-cell>
              <table:table-cell office:value-type="float" office:value="0.979148362360977">
                <text:p>0.979148362360977</text:p>
              </table:table-cell>
              <table:table-cell office:value-type="float" office:value="0.919166118840122">
                <text:p>0.919166118840122</text:p>
              </table:table-cell>
              <table:table-cell office:value-type="float" office:value="0.881233526124879">
                <text:p>0.881233526124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80350523848518">
                <text:p>0.980350523848518</text:p>
              </table:table-cell>
              <table:table-cell office:value-type="float" office:value="0.923688509145596">
                <text:p>0.923688509145596</text:p>
              </table:table-cell>
              <table:table-cell office:value-type="float" office:value="0.88774515638231">
                <text:p>0.88774515638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8153956255604">
                <text:p>0.98153956255604</text:p>
              </table:table-cell>
              <table:table-cell office:value-type="float" office:value="0.928177928500376">
                <text:p>0.928177928500376</text:p>
              </table:table-cell>
              <table:table-cell office:value-type="float" office:value="0.894225098996915">
                <text:p>0.894225098996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82715777276172">
                <text:p>0.982715777276172</text:p>
              </table:table-cell>
              <table:table-cell office:value-type="float" office:value="0.932635010227989">
                <text:p>0.932635010227989</text:p>
              </table:table-cell>
              <table:table-cell office:value-type="float" office:value="0.900673887199084">
                <text:p>0.900673887199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1">
                <text:p>1</text:p>
              </table:table-cell>
              <table:table-cell office:value-type="float" office:value="0.983879456540526">
                <text:p>0.983879456540526</text:p>
              </table:table-cell>
              <table:table-cell office:value-type="float" office:value="0.937060368117681">
                <text:p>0.937060368117681</text:p>
              </table:table-cell>
              <table:table-cell office:value-type="float" office:value="0.907092039019255">
                <text:p>0.907092039019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1">
                <text:p>1</text:p>
              </table:table-cell>
              <table:table-cell office:value-type="float" office:value="0.98503087908805">
                <text:p>0.98503087908805</text:p>
              </table:table-cell>
              <table:table-cell office:value-type="float" office:value="0.9414545972489">
                <text:p>0.9414545972489</text:p>
              </table:table-cell>
              <table:table-cell office:value-type="float" office:value="0.913480057894534">
                <text:p>0.913480057894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86170314306825">
                <text:p>0.986170314306825</text:p>
              </table:table-cell>
              <table:table-cell office:value-type="float" office:value="0.945818274771838">
                <text:p>0.945818274771838</text:p>
              </table:table-cell>
              <table:table-cell office:value-type="float" office:value="0.919838433244349">
                <text:p>0.919838433244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8729802265111">
                <text:p>0.98729802265111</text:p>
              </table:table-cell>
              <table:table-cell office:value-type="float" office:value="0.950151960646825">
                <text:p>0.950151960646825</text:p>
              </table:table-cell>
              <table:table-cell office:value-type="float" office:value="0.926167641017056">
                <text:p>0.926167641017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1">
                <text:p>1</text:p>
              </table:table-cell>
              <table:table-cell office:value-type="float" office:value="0.988414256035288">
                <text:p>0.988414256035288</text:p>
              </table:table-cell>
              <table:table-cell office:value-type="float" office:value="0.954456198345221">
                <text:p>0.954456198345221</text:p>
              </table:table-cell>
              <table:table-cell office:value-type="float" office:value="0.932468144209267">
                <text:p>0.9324681442092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">
                <text:p>1</text:p>
              </table:table-cell>
              <table:table-cell office:value-type="float" office:value="0.989519258206214">
                <text:p>0.989519258206214</text:p>
              </table:table-cell>
              <table:table-cell office:value-type="float" office:value="0.958731515514183">
                <text:p>0.958731515514183</text:p>
              </table:table-cell>
              <table:table-cell office:value-type="float" office:value="0.93874039335957">
                <text:p>0.93874039335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1">
                <text:p>1</text:p>
              </table:table-cell>
              <table:table-cell office:value-type="float" office:value="0.990613265095411">
                <text:p>0.990613265095411</text:p>
              </table:table-cell>
              <table:table-cell office:value-type="float" office:value="0.962978424607576">
                <text:p>0.962978424607576</text:p>
              </table:table-cell>
              <table:table-cell office:value-type="float" office:value="0.94498482701815">
                <text:p>0.94498482701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1696505152373">
                <text:p>0.991696505152373</text:p>
              </table:table-cell>
              <table:table-cell office:value-type="float" office:value="0.967197423485091">
                <text:p>0.967197423485091</text:p>
              </table:table-cell>
              <table:table-cell office:value-type="float" office:value="0.951201872193761">
                <text:p>0.951201872193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1">
                <text:p>1</text:p>
              </table:table-cell>
              <table:table-cell office:value-type="float" office:value="0.992769199660217">
                <text:p>0.992769199660217</text:p>
              </table:table-cell>
              <table:table-cell office:value-type="float" office:value="0.9713889959815">
                <text:p>0.9713889959815</text:p>
              </table:table-cell>
              <table:table-cell office:value-type="float" office:value="0.957391944779362">
                <text:p>0.957391944779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">
                <text:p>1</text:p>
              </table:table-cell>
              <table:table-cell office:value-type="float" office:value="0.993831563034777">
                <text:p>0.993831563034777</text:p>
              </table:table-cell>
              <table:table-cell office:value-type="float" office:value="0.975553612447846">
                <text:p>0.975553612447846</text:p>
              </table:table-cell>
              <table:table-cell office:value-type="float" office:value="0.963555449957655">
                <text:p>0.963555449957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1">
                <text:p>1</text:p>
              </table:table-cell>
              <table:table-cell office:value-type="float" office:value="0.994883803108176">
                <text:p>0.994883803108176</text:p>
              </table:table-cell>
              <table:table-cell office:value-type="float" office:value="0.97969173026623">
                <text:p>0.97969173026623</text:p>
              </table:table-cell>
              <table:table-cell office:value-type="float" office:value="0.969692782587681">
                <text:p>0.969692782587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">
                <text:p>1</text:p>
              </table:table-cell>
              <table:table-cell office:value-type="float" office:value="0.995926121397851">
                <text:p>0.995926121397851</text:p>
              </table:table-cell>
              <table:table-cell office:value-type="float" office:value="0.983803794339745">
                <text:p>0.983803794339745</text:p>
              </table:table-cell>
              <table:table-cell office:value-type="float" office:value="0.975804327573548">
                <text:p>0.975804327573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1">
                <text:p>1</text:p>
              </table:table-cell>
              <table:table-cell office:value-type="float" office:value="0.996958713361894">
                <text:p>0.996958713361894</text:p>
              </table:table-cell>
              <table:table-cell office:value-type="float" office:value="0.987890237559014">
                <text:p>0.987890237559014</text:p>
              </table:table-cell>
              <table:table-cell office:value-type="float" office:value="0.98189046021629">
                <text:p>0.98189046021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">
                <text:p>1</text:p>
              </table:table-cell>
              <table:table-cell office:value-type="float" office:value="0.99798176864157">
                <text:p>0.99798176864157</text:p>
              </table:table-cell>
              <table:table-cell office:value-type="float" office:value="0.99195148124666">
                <text:p>0.99195148124666</text:p>
              </table:table-cell>
              <table:table-cell office:value-type="float" office:value="0.987951546549798">
                <text:p>0.987951546549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">
                <text:p>1</text:p>
              </table:table-cell>
              <table:table-cell office:value-type="float" office:value="0.99899547129175">
                <text:p>0.99899547129175</text:p>
              </table:table-cell>
              <table:table-cell office:value-type="float" office:value="0.995987935580982">
                <text:p>0.995987935580982</text:p>
              </table:table-cell>
              <table:table-cell office:value-type="float" office:value="0.993987943661699">
                <text:p>0.99398794366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Curva ROC</text:p>
        </chart:title>
        <chart:plot-area chart:style-name="ch3" table:cell-range-address="Hoja1_2.A2:Hoja1_2.D102 Hoja1_2.B1:Hoja1_2.D1" chart:data-source-has-labels="row" svg:x="1.701cm" svg:y="1.275cm" svg:width="13.979cm" svg:height="6.564cm">
          <chart:coordinate-region svg:x="2.613cm" svg:y="1.474cm" svg:width="12.973cm" svg:height="5.718cm"/>
          <chart:axis chart:dimension="x" chart:name="primary-x" chart:style-name="ch4">
            <chart:title svg:x="5.22cm" svg:y="8.019cm" chart:style-name="ch5">
              <text:p>TFP: Tasa de Falsos Positivos (1-Especificidad)</text:p>
            </chart:title>
          </chart:axis>
          <chart:axis chart:dimension="y" chart:name="primary-y" chart:style-name="ch6">
            <chart:title svg:x="0.451cm" svg:y="7.154cm" chart:style-name="ch7">
              <text:p>TVP: Tasa de Verdaderos Positivos (Sensibilidad)</text:p>
            </chart:title>
            <chart:grid chart:style-name="ch8" chart:class="major"/>
          </chart:axis>
          <chart:series chart:style-name="ch9" chart:values-cell-range-address="Hoja1_2.B2:Hoja1_2.B102" chart:label-cell-address="Hoja1_2.B1:Hoja1_2.B1" chart:class="chart:scatter">
            <chart:domain table:cell-range-address="Hoja1_2.A2:Hoja1_2.A102"/>
            <chart:data-point chart:repeated="101"/>
          </chart:series>
          <chart:series chart:style-name="ch10" chart:values-cell-range-address="Hoja1_2.C2:Hoja1_2.C102" chart:label-cell-address="Hoja1_2.C1:Hoja1_2.C1" chart:class="chart:scatter">
            <chart:data-point chart:repeated="101"/>
          </chart:series>
          <chart:series chart:style-name="ch11" chart:values-cell-range-address="Hoja1_2.C2:Hoja1_2.C102" chart:label-cell-address="Hoja1_2.C1:Hoja1_2.C1" chart:class="chart:scatter">
            <chart:data-point chart:repeated="101"/>
          </chart:series>
          <chart:series chart:style-name="ch12" chart:values-cell-range-address="Hoja1_2.C2:Hoja1_2.C102" chart:label-cell-address="Hoja1_2.C1:Hoja1_2.C1" chart:class="chart:scatter">
            <chart:data-point chart:repeated="101"/>
          </chart:series>
          <chart:series chart:style-name="ch13" chart:values-cell-range-address="Hoja1_2.D2:Hoja1_2.D102" chart:label-cell-address="Hoja1_2.D1:Hoja1_2.D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VP: Tasa de Verdaderos Positivos (Sensibilidad)</text:p>
                <draw:g>
                  <svg:desc>Hoja1_2.B1:Hoja1_2.B1</svg:desc>
                </draw:g>
              </table:table-cell>
              <table:table-cell office:value-type="string">
                <text:p/>
                <draw:g>
                  <svg:desc>Hoja1_2.C1:Hoja1_2.C1</svg:desc>
                </draw:g>
              </table:table-cell>
              <table:table-cell office:value-type="string">
                <text:p/>
                <draw:g>
                  <svg:desc>Hoja1_2.C1:Hoja1_2.C1</svg:desc>
                </draw:g>
              </table:table-cell>
              <table:table-cell office:value-type="string">
                <text:p/>
                <draw:g>
                  <svg:desc>Hoja1_2.C1:Hoja1_2.C1</svg:desc>
                </draw:g>
              </table:table-cell>
              <table:table-cell office:value-type="string">
                <text:p/>
                <draw:g>
                  <svg:desc>Hoja1_2.D1:Hoja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_2.A2:Hoja1_2.A102</svg:desc>
                </draw:g>
              </table:table-cell>
              <table:table-cell office:value-type="float" office:value="0">
                <text:p>0</text:p>
                <draw:g>
                  <svg:desc>Hoja1_2.B2:Hoja1_2.B102</svg:desc>
                </draw:g>
              </table:table-cell>
              <table:table-cell office:value-type="float" office:value="0">
                <text:p>0</text:p>
                <draw:g>
                  <svg:desc>Hoja1_2.C2:Hoja1_2.C102</svg:desc>
                </draw:g>
              </table:table-cell>
              <table:table-cell office:value-type="float" office:value="0">
                <text:p>0</text:p>
                <draw:g>
                  <svg:desc>Hoja1_2.C2:Hoja1_2.C102</svg:desc>
                </draw:g>
              </table:table-cell>
              <table:table-cell office:value-type="float" office:value="0">
                <text:p>0</text:p>
                <draw:g>
                  <svg:desc>Hoja1_2.C2:Hoja1_2.C102</svg:desc>
                </draw:g>
              </table:table-cell>
              <table:table-cell office:value-type="float" office:value="0">
                <text:p>0</text:p>
                <draw:g>
                  <svg:desc>Hoja1_2.D2:Hoja1_2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0.0794328234724281">
                <text:p>0.0794328234724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254308278783322">
                <text:p>0.254308278783322</text:p>
              </table:table-cell>
              <table:table-cell office:value-type="float" office:value="0.254308278783322">
                <text:p>0.254308278783322</text:p>
              </table:table-cell>
              <table:table-cell office:value-type="float" office:value="0.254308278783322">
                <text:p>0.254308278783322</text:p>
              </table:table-cell>
              <table:table-cell office:value-type="float" office:value="0.118593625950266">
                <text:p>0.118593625950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293084222031976">
                <text:p>0.293084222031976</text:p>
              </table:table-cell>
              <table:table-cell office:value-type="float" office:value="0.293084222031976">
                <text:p>0.293084222031976</text:p>
              </table:table-cell>
              <table:table-cell office:value-type="float" office:value="0.293084222031976">
                <text:p>0.293084222031976</text:p>
              </table:table-cell>
              <table:table-cell office:value-type="float" office:value="0.150537769739769">
                <text:p>0.150537769739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324131319338552">
                <text:p>0.324131319338552</text:p>
              </table:table-cell>
              <table:table-cell office:value-type="float" office:value="0.324131319338552">
                <text:p>0.324131319338552</text:p>
              </table:table-cell>
              <table:table-cell office:value-type="float" office:value="0.324131319338552">
                <text:p>0.324131319338552</text:p>
              </table:table-cell>
              <table:table-cell office:value-type="float" office:value="0.178690759753448">
                <text:p>0.17869075975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350460843193044">
                <text:p>0.350460843193044</text:p>
              </table:table-cell>
              <table:table-cell office:value-type="float" office:value="0.350460843193044">
                <text:p>0.350460843193044</text:p>
              </table:table-cell>
              <table:table-cell office:value-type="float" office:value="0.350460843193044">
                <text:p>0.350460843193044</text:p>
              </table:table-cell>
              <table:table-cell office:value-type="float" office:value="0.204387392111597">
                <text:p>0.20438739211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373553609890453">
                <text:p>0.373553609890453</text:p>
              </table:table-cell>
              <table:table-cell office:value-type="float" office:value="0.373553609890453">
                <text:p>0.373553609890453</text:p>
              </table:table-cell>
              <table:table-cell office:value-type="float" office:value="0.373553609890453">
                <text:p>0.373553609890453</text:p>
              </table:table-cell>
              <table:table-cell office:value-type="float" office:value="0.228312351169435">
                <text:p>0.2283123511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394261449270029">
                <text:p>0.394261449270029</text:p>
              </table:table-cell>
              <table:table-cell office:value-type="float" office:value="0.394261449270029">
                <text:p>0.394261449270029</text:p>
              </table:table-cell>
              <table:table-cell office:value-type="float" office:value="0.394261449270029">
                <text:p>0.394261449270029</text:p>
              </table:table-cell>
              <table:table-cell office:value-type="float" office:value="0.250871300288506">
                <text:p>0.250871300288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413125017709966">
                <text:p>0.413125017709966</text:p>
              </table:table-cell>
              <table:table-cell office:value-type="float" office:value="0.413125017709966">
                <text:p>0.413125017709966</text:p>
              </table:table-cell>
              <table:table-cell office:value-type="float" office:value="0.413125017709966">
                <text:p>0.413125017709966</text:p>
              </table:table-cell>
              <table:table-cell office:value-type="float" office:value="0.27232740224249">
                <text:p>0.27232740224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430511620249934">
                <text:p>0.430511620249934</text:p>
              </table:table-cell>
              <table:table-cell office:value-type="float" office:value="0.430511620249934">
                <text:p>0.430511620249934</text:p>
              </table:table-cell>
              <table:table-cell office:value-type="float" office:value="0.430511620249934">
                <text:p>0.430511620249934</text:p>
              </table:table-cell>
              <table:table-cell office:value-type="float" office:value="0.292862442299335">
                <text:p>0.292862442299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446683592150963">
                <text:p>0.446683592150963</text:p>
              </table:table-cell>
              <table:table-cell office:value-type="float" office:value="0.446683592150963">
                <text:p>0.446683592150963</text:p>
              </table:table-cell>
              <table:table-cell office:value-type="float" office:value="0.446683592150963">
                <text:p>0.446683592150963</text:p>
              </table:table-cell>
              <table:table-cell office:value-type="float" office:value="0.312607936712395">
                <text:p>0.312607936712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461835634992082">
                <text:p>0.461835634992082</text:p>
              </table:table-cell>
              <table:table-cell office:value-type="float" office:value="0.461835634992082">
                <text:p>0.461835634992082</text:p>
              </table:table-cell>
              <table:table-cell office:value-type="float" office:value="0.461835634992082">
                <text:p>0.461835634992082</text:p>
              </table:table-cell>
              <table:table-cell office:value-type="float" office:value="0.33166247903554">
                <text:p>0.33166247903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476116723359351">
                <text:p>0.476116723359351</text:p>
              </table:table-cell>
              <table:table-cell office:value-type="float" office:value="0.476116723359351">
                <text:p>0.476116723359351</text:p>
              </table:table-cell>
              <table:table-cell office:value-type="float" office:value="0.476116723359351">
                <text:p>0.476116723359351</text:p>
              </table:table-cell>
              <table:table-cell office:value-type="float" office:value="0.350102100817228">
                <text:p>0.350102100817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489643702569115">
                <text:p>0.489643702569115</text:p>
              </table:table-cell>
              <table:table-cell office:value-type="float" office:value="0.489643702569115">
                <text:p>0.489643702569115</text:p>
              </table:table-cell>
              <table:table-cell office:value-type="float" office:value="0.489643702569115">
                <text:p>0.489643702569115</text:p>
              </table:table-cell>
              <table:table-cell office:value-type="float" office:value="0.36798680185603">
                <text:p>0.36798680185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502510120109409">
                <text:p>0.502510120109409</text:p>
              </table:table-cell>
              <table:table-cell office:value-type="float" office:value="0.502510120109409">
                <text:p>0.502510120109409</text:p>
              </table:table-cell>
              <table:table-cell office:value-type="float" office:value="0.502510120109409">
                <text:p>0.502510120109409</text:p>
              </table:table-cell>
              <table:table-cell office:value-type="float" office:value="0.385364848367723">
                <text:p>0.385364848367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514792179500998">
                <text:p>0.514792179500998</text:p>
              </table:table-cell>
              <table:table-cell office:value-type="float" office:value="0.514792179500998">
                <text:p>0.514792179500998</text:p>
              </table:table-cell>
              <table:table-cell office:value-type="float" office:value="0.514792179500998">
                <text:p>0.514792179500998</text:p>
              </table:table-cell>
              <table:table-cell office:value-type="float" office:value="0.402275704742851">
                <text:p>0.40227570474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526552881733695">
                <text:p>0.526552881733695</text:p>
              </table:table-cell>
              <table:table-cell office:value-type="float" office:value="0.526552881733695">
                <text:p>0.526552881733695</text:p>
              </table:table-cell>
              <table:table-cell office:value-type="float" office:value="0.526552881733695">
                <text:p>0.526552881733695</text:p>
              </table:table-cell>
              <table:table-cell office:value-type="float" office:value="0.418752093990746">
                <text:p>0.418752093990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537844983726624">
                <text:p>0.537844983726624</text:p>
              </table:table-cell>
              <table:table-cell office:value-type="float" office:value="0.537844983726624">
                <text:p>0.537844983726624</text:p>
              </table:table-cell>
              <table:table-cell office:value-type="float" office:value="0.537844983726624">
                <text:p>0.537844983726624</text:p>
              </table:table-cell>
              <table:table-cell office:value-type="float" office:value="0.434821483140899">
                <text:p>0.434821483140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548713160773988">
                <text:p>0.548713160773988</text:p>
              </table:table-cell>
              <table:table-cell office:value-type="float" office:value="0.548713160773988">
                <text:p>0.548713160773988</text:p>
              </table:table-cell>
              <table:table-cell office:value-type="float" office:value="0.548713160773988">
                <text:p>0.548713160773988</text:p>
              </table:table-cell>
              <table:table-cell office:value-type="float" office:value="0.450507177815566">
                <text:p>0.450507177815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559195619062598">
                <text:p>0.559195619062598</text:p>
              </table:table-cell>
              <table:table-cell office:value-type="float" office:value="0.559195619062598">
                <text:p>0.559195619062598</text:p>
              </table:table-cell>
              <table:table-cell office:value-type="float" office:value="0.559195619062598">
                <text:p>0.559195619062598</text:p>
              </table:table-cell>
              <table:table-cell office:value-type="float" office:value="0.465829144338014">
                <text:p>0.465829144338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569325319425153">
                <text:p>0.569325319425153</text:p>
              </table:table-cell>
              <table:table-cell office:value-type="float" office:value="0.569325319425153">
                <text:p>0.569325319425153</text:p>
              </table:table-cell>
              <table:table-cell office:value-type="float" office:value="0.569325319425153">
                <text:p>0.569325319425153</text:p>
              </table:table-cell>
              <table:table-cell office:value-type="float" office:value="0.480804637628589">
                <text:p>0.480804637628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579130920629391">
                <text:p>0.579130920629391</text:p>
              </table:table-cell>
              <table:table-cell office:value-type="float" office:value="0.579130920629391">
                <text:p>0.579130920629391</text:p>
              </table:table-cell>
              <table:table-cell office:value-type="float" office:value="0.579130920629391">
                <text:p>0.579130920629391</text:p>
              </table:table-cell>
              <table:table-cell office:value-type="float" office:value="0.495448687930302">
                <text:p>0.495448687930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588637516653898">
                <text:p>0.588637516653898</text:p>
              </table:table-cell>
              <table:table-cell office:value-type="float" office:value="0.588637516653898">
                <text:p>0.588637516653898</text:p>
              </table:table-cell>
              <table:table-cell office:value-type="float" office:value="0.588637516653898">
                <text:p>0.588637516653898</text:p>
              </table:table-cell>
              <table:table-cell office:value-type="float" office:value="0.509774483119547">
                <text:p>0.509774483119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.597867220178891">
                <text:p>0.597867220178891</text:p>
              </table:table-cell>
              <table:table-cell office:value-type="float" office:value="0.597867220178891">
                <text:p>0.597867220178891</text:p>
              </table:table-cell>
              <table:table-cell office:value-type="float" office:value="0.597867220178891">
                <text:p>0.597867220178891</text:p>
              </table:table-cell>
              <table:table-cell office:value-type="float" office:value="0.523793672577479">
                <text:p>0.523793672577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606839629602086">
                <text:p>0.606839629602086</text:p>
              </table:table-cell>
              <table:table-cell office:value-type="float" office:value="0.606839629602086">
                <text:p>0.606839629602086</text:p>
              </table:table-cell>
              <table:table-cell office:value-type="float" office:value="0.606839629602086">
                <text:p>0.606839629602086</text:p>
              </table:table-cell>
              <table:table-cell office:value-type="float" office:value="0.537516611305489">
                <text:p>0.537516611305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615572206672458">
                <text:p>0.615572206672458</text:p>
              </table:table-cell>
              <table:table-cell office:value-type="float" office:value="0.615572206672458">
                <text:p>0.615572206672458</text:p>
              </table:table-cell>
              <table:table-cell office:value-type="float" office:value="0.615572206672458">
                <text:p>0.615572206672458</text:p>
              </table:table-cell>
              <table:table-cell office:value-type="float" office:value="0.550952557938305">
                <text:p>0.550952557938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624080584709417">
                <text:p>0.624080584709417</text:p>
              </table:table-cell>
              <table:table-cell office:value-type="float" office:value="0.624080584709417">
                <text:p>0.624080584709417</text:p>
              </table:table-cell>
              <table:table-cell office:value-type="float" office:value="0.624080584709417">
                <text:p>0.624080584709417</text:p>
              </table:table-cell>
              <table:table-cell office:value-type="float" office:value="0.564109836777175">
                <text:p>0.564109836777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632378822323648">
                <text:p>0.632378822323648</text:p>
              </table:table-cell>
              <table:table-cell office:value-type="float" office:value="0.632378822323648">
                <text:p>0.632378822323648</text:p>
              </table:table-cell>
              <table:table-cell office:value-type="float" office:value="0.632378822323648">
                <text:p>0.632378822323648</text:p>
              </table:table-cell>
              <table:table-cell office:value-type="float" office:value="0.576995971446718">
                <text:p>0.576995971446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640479613920926">
                <text:p>0.640479613920926</text:p>
              </table:table-cell>
              <table:table-cell office:value-type="float" office:value="0.640479613920926">
                <text:p>0.640479613920926</text:p>
              </table:table-cell>
              <table:table-cell office:value-type="float" office:value="0.640479613920926">
                <text:p>0.640479613920926</text:p>
              </table:table-cell>
              <table:table-cell office:value-type="float" office:value="0.589617795955856">
                <text:p>0.5896177959558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64839446561842">
                <text:p>0.64839446561842</text:p>
              </table:table-cell>
              <table:table-cell office:value-type="float" office:value="0.64839446561842">
                <text:p>0.64839446561842</text:p>
              </table:table-cell>
              <table:table-cell office:value-type="float" office:value="0.64839446561842">
                <text:p>0.64839446561842</text:p>
              </table:table-cell>
              <table:table-cell office:value-type="float" office:value="0.601981547605823">
                <text:p>0.601981547605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56133843243842">
                <text:p>0.656133843243842</text:p>
              </table:table-cell>
              <table:table-cell office:value-type="float" office:value="0.656133843243842">
                <text:p>0.656133843243842</text:p>
              </table:table-cell>
              <table:table-cell office:value-type="float" office:value="0.656133843243842">
                <text:p>0.656133843243842</text:p>
              </table:table-cell>
              <table:table-cell office:value-type="float" office:value="0.614092945195107">
                <text:p>0.614092945195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.663707297623535">
                <text:p>0.663707297623535</text:p>
              </table:table-cell>
              <table:table-cell office:value-type="float" office:value="0.663707297623535">
                <text:p>0.663707297623535</text:p>
              </table:table-cell>
              <table:table-cell office:value-type="float" office:value="0.663707297623535">
                <text:p>0.663707297623535</text:p>
              </table:table-cell>
              <table:table-cell office:value-type="float" office:value="0.625957255225243">
                <text:p>0.625957255225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671123571259264">
                <text:p>0.671123571259264</text:p>
              </table:table-cell>
              <table:table-cell office:value-type="float" office:value="0.671123571259264">
                <text:p>0.671123571259264</text:p>
              </table:table-cell>
              <table:table-cell office:value-type="float" office:value="0.671123571259264">
                <text:p>0.671123571259264</text:p>
              </table:table-cell>
              <table:table-cell office:value-type="float" office:value="0.637579348245214">
                <text:p>0.637579348245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678390689649291">
                <text:p>0.678390689649291</text:p>
              </table:table-cell>
              <table:table-cell office:value-type="float" office:value="0.678390689649291">
                <text:p>0.678390689649291</text:p>
              </table:table-cell>
              <table:table-cell office:value-type="float" office:value="0.678390689649291">
                <text:p>0.678390689649291</text:p>
              </table:table-cell>
              <table:table-cell office:value-type="float" office:value="0.648963747038366">
                <text:p>0.648963747038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685516039859124">
                <text:p>0.685516039859124</text:p>
              </table:table-cell>
              <table:table-cell office:value-type="float" office:value="0.685516039859124">
                <text:p>0.685516039859124</text:p>
              </table:table-cell>
              <table:table-cell office:value-type="float" office:value="0.685516039859124">
                <text:p>0.685516039859124</text:p>
              </table:table-cell>
              <table:table-cell office:value-type="float" office:value="0.660114668020117">
                <text:p>0.660114668020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692506438442109">
                <text:p>0.692506438442109</text:p>
              </table:table-cell>
              <table:table-cell office:value-type="float" office:value="0.692506438442109">
                <text:p>0.692506438442109</text:p>
              </table:table-cell>
              <table:table-cell office:value-type="float" office:value="0.692506438442109">
                <text:p>0.692506438442109</text:p>
              </table:table-cell>
              <table:table-cell office:value-type="float" office:value="0.671036056953089">
                <text:p>0.671036056953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69936819041443">
                <text:p>0.69936819041443</text:p>
              </table:table-cell>
              <table:table-cell office:value-type="float" office:value="0.69936819041443">
                <text:p>0.69936819041443</text:p>
              </table:table-cell>
              <table:table-cell office:value-type="float" office:value="0.69936819041443">
                <text:p>0.69936819041443</text:p>
              </table:table-cell>
              <table:table-cell office:value-type="float" office:value="0.6817316198805">
                <text:p>0.6817316198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.70610714067676">
                <text:p>0.70610714067676</text:p>
              </table:table-cell>
              <table:table-cell office:value-type="float" office:value="0.70610714067676">
                <text:p>0.70610714067676</text:p>
              </table:table-cell>
              <table:table-cell office:value-type="float" office:value="0.70610714067676">
                <text:p>0.70610714067676</text:p>
              </table:table-cell>
              <table:table-cell office:value-type="float" office:value="0.692204850015735">
                <text:p>0.692204850015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712728719026608">
                <text:p>0.712728719026608</text:p>
              </table:table-cell>
              <table:table-cell office:value-type="float" office:value="0.712728719026608">
                <text:p>0.712728719026608</text:p>
              </table:table-cell>
              <table:table-cell office:value-type="float" office:value="0.712728719026608">
                <text:p>0.712728719026608</text:p>
              </table:table-cell>
              <table:table-cell office:value-type="float" office:value="0.702459051196073">
                <text:p>0.7024590511960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719237979706762">
                <text:p>0.719237979706762</text:p>
              </table:table-cell>
              <table:table-cell office:value-type="float" office:value="0.719237979706762">
                <text:p>0.719237979706762</text:p>
              </table:table-cell>
              <table:table-cell office:value-type="float" office:value="0.719237979706762">
                <text:p>0.719237979706762</text:p>
              </table:table-cell>
              <table:table-cell office:value-type="float" office:value="0.71249735840423">
                <text:p>0.71249735840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725639636275262">
                <text:p>0.725639636275262</text:p>
              </table:table-cell>
              <table:table-cell office:value-type="float" office:value="0.725639636275262">
                <text:p>0.725639636275262</text:p>
              </table:table-cell>
              <table:table-cell office:value-type="float" office:value="0.725639636275262">
                <text:p>0.725639636275262</text:p>
              </table:table-cell>
              <table:table-cell office:value-type="float" office:value="0.72232275577711">
                <text:p>0.72232275577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.731938092452745">
                <text:p>0.731938092452745</text:p>
              </table:table-cell>
              <table:table-cell office:value-type="float" office:value="0.731938092452745">
                <text:p>0.731938092452745</text:p>
              </table:table-cell>
              <table:table-cell office:value-type="float" office:value="0.731938092452745">
                <text:p>0.731938092452745</text:p>
              </table:table-cell>
              <table:table-cell office:value-type="float" office:value="0.731938092452745">
                <text:p>0.731938092452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738137469497379">
                <text:p>0.738137469497379</text:p>
              </table:table-cell>
              <table:table-cell office:value-type="float" office:value="0.738137469497379">
                <text:p>0.738137469497379</text:p>
              </table:table-cell>
              <table:table-cell office:value-type="float" office:value="0.738137469497379">
                <text:p>0.738137469497379</text:p>
              </table:table-cell>
              <table:table-cell office:value-type="float" office:value="0.741346096550447">
                <text:p>0.741346096550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744241630571156">
                <text:p>0.744241630571156</text:p>
              </table:table-cell>
              <table:table-cell office:value-type="float" office:value="0.744241630571156">
                <text:p>0.744241630571156</text:p>
              </table:table-cell>
              <table:table-cell office:value-type="float" office:value="0.744241630571156">
                <text:p>0.744241630571156</text:p>
              </table:table-cell>
              <table:table-cell office:value-type="float" office:value="0.750549387533296">
                <text:p>0.750549387533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.750254202490044">
                <text:p>0.750254202490044</text:p>
              </table:table-cell>
              <table:table-cell office:value-type="float" office:value="0.750254202490044">
                <text:p>0.750254202490044</text:p>
              </table:table-cell>
              <table:table-cell office:value-type="float" office:value="0.750254202490044">
                <text:p>0.750254202490044</text:p>
              </table:table-cell>
              <table:table-cell office:value-type="float" office:value="0.759550487164188">
                <text:p>0.759550487164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756178595191623">
                <text:p>0.756178595191623</text:p>
              </table:table-cell>
              <table:table-cell office:value-type="float" office:value="0.756178595191623">
                <text:p>0.756178595191623</text:p>
              </table:table-cell>
              <table:table-cell office:value-type="float" office:value="0.756178595191623">
                <text:p>0.756178595191623</text:p>
              </table:table-cell>
              <table:table-cell office:value-type="float" office:value="0.768351829235252">
                <text:p>0.768351829235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762018019204831">
                <text:p>0.762018019204831</text:p>
              </table:table-cell>
              <table:table-cell office:value-type="float" office:value="0.762018019204831">
                <text:p>0.762018019204831</text:p>
              </table:table-cell>
              <table:table-cell office:value-type="float" office:value="0.762018019204831">
                <text:p>0.762018019204831</text:p>
              </table:table-cell>
              <table:table-cell office:value-type="float" office:value="0.776955768224249">
                <text:p>0.776955768224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767775501365593">
                <text:p>0.767775501365593</text:p>
              </table:table-cell>
              <table:table-cell office:value-type="float" office:value="0.767775501365593">
                <text:p>0.767775501365593</text:p>
              </table:table-cell>
              <table:table-cell office:value-type="float" office:value="0.767775501365593">
                <text:p>0.767775501365593</text:p>
              </table:table-cell>
              <table:table-cell office:value-type="float" office:value="0.785364587009709">
                <text:p>0.785364587009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773453898987824">
                <text:p>0.773453898987824</text:p>
              </table:table-cell>
              <table:table-cell office:value-type="float" office:value="0.773453898987824">
                <text:p>0.773453898987824</text:p>
              </table:table-cell>
              <table:table-cell office:value-type="float" office:value="0.773453898987824">
                <text:p>0.773453898987824</text:p>
              </table:table-cell>
              <table:table-cell office:value-type="float" office:value="0.793580503758142">
                <text:p>0.793580503758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779055912670449">
                <text:p>0.779055912670449</text:p>
              </table:table-cell>
              <table:table-cell office:value-type="float" office:value="0.779055912670449">
                <text:p>0.779055912670449</text:p>
              </table:table-cell>
              <table:table-cell office:value-type="float" office:value="0.779055912670449">
                <text:p>0.779055912670449</text:p>
              </table:table-cell>
              <table:table-cell office:value-type="float" office:value="0.801605678081184">
                <text:p>0.801605678081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784584097896751">
                <text:p>0.784584097896751</text:p>
              </table:table-cell>
              <table:table-cell office:value-type="float" office:value="0.784584097896751">
                <text:p>0.784584097896751</text:p>
              </table:table-cell>
              <table:table-cell office:value-type="float" office:value="0.784584097896751">
                <text:p>0.784584097896751</text:p>
              </table:table-cell>
              <table:table-cell office:value-type="float" office:value="0.809442216547409">
                <text:p>0.809442216547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790040875561653">
                <text:p>0.790040875561653</text:p>
              </table:table-cell>
              <table:table-cell office:value-type="float" office:value="0.790040875561653">
                <text:p>0.790040875561653</text:p>
              </table:table-cell>
              <table:table-cell office:value-type="float" office:value="0.790040875561653">
                <text:p>0.790040875561653</text:p>
              </table:table-cell>
              <table:table-cell office:value-type="float" office:value="0.817092177622391">
                <text:p>0.81709217762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795428541545007">
                <text:p>0.795428541545007</text:p>
              </table:table-cell>
              <table:table-cell office:value-type="float" office:value="0.795428541545007">
                <text:p>0.795428541545007</text:p>
              </table:table-cell>
              <table:table-cell office:value-type="float" office:value="0.795428541545007">
                <text:p>0.795428541545007</text:p>
              </table:table-cell>
              <table:table-cell office:value-type="float" office:value="0.824557576101124">
                <text:p>0.824557576101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800749275433907">
                <text:p>0.800749275433907</text:p>
              </table:table-cell>
              <table:table-cell office:value-type="float" office:value="0.800749275433907">
                <text:p>0.800749275433907</text:p>
              </table:table-cell>
              <table:table-cell office:value-type="float" office:value="0.800749275433907">
                <text:p>0.800749275433907</text:p>
              </table:table-cell>
              <table:table-cell office:value-type="float" office:value="0.831840387088766">
                <text:p>0.8318403870887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806005148484245">
                <text:p>0.806005148484245</text:p>
              </table:table-cell>
              <table:table-cell office:value-type="float" office:value="0.806005148484245">
                <text:p>0.806005148484245</text:p>
              </table:table-cell>
              <table:table-cell office:value-type="float" office:value="0.806005148484245">
                <text:p>0.806005148484245</text:p>
              </table:table-cell>
              <table:table-cell office:value-type="float" office:value="0.838942549578746">
                <text:p>0.838942549578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811198130900619">
                <text:p>0.811198130900619</text:p>
              </table:table-cell>
              <table:table-cell office:value-type="float" office:value="0.811198130900619">
                <text:p>0.811198130900619</text:p>
              </table:table-cell>
              <table:table-cell office:value-type="float" office:value="0.811198130900619">
                <text:p>0.811198130900619</text:p>
              </table:table-cell>
              <table:table-cell office:value-type="float" office:value="0.845865969671251">
                <text:p>0.845865969671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816330098504255">
                <text:p>0.816330098504255</text:p>
              </table:table-cell>
              <table:table-cell office:value-type="float" office:value="0.816330098504255">
                <text:p>0.816330098504255</text:p>
              </table:table-cell>
              <table:table-cell office:value-type="float" office:value="0.816330098504255">
                <text:p>0.816330098504255</text:p>
              </table:table-cell>
              <table:table-cell office:value-type="float" office:value="0.85261252346996">
                <text:p>0.85261252346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821402838850324">
                <text:p>0.821402838850324</text:p>
              </table:table-cell>
              <table:table-cell office:value-type="float" office:value="0.821402838850324">
                <text:p>0.821402838850324</text:p>
              </table:table-cell>
              <table:table-cell office:value-type="float" office:value="0.821402838850324">
                <text:p>0.821402838850324</text:p>
              </table:table-cell>
              <table:table-cell office:value-type="float" office:value="0.859184059690437">
                <text:p>0.859184059690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826418056848951">
                <text:p>0.826418056848951</text:p>
              </table:table-cell>
              <table:table-cell office:value-type="float" office:value="0.826418056848951">
                <text:p>0.826418056848951</text:p>
              </table:table-cell>
              <table:table-cell office:value-type="float" office:value="0.826418056848951">
                <text:p>0.826418056848951</text:p>
              </table:table-cell>
              <table:table-cell office:value-type="float" office:value="0.865582402009692">
                <text:p>0.865582402009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831377379937988">
                <text:p>0.831377379937988</text:p>
              </table:table-cell>
              <table:table-cell office:value-type="float" office:value="0.831377379937988">
                <text:p>0.831377379937988</text:p>
              </table:table-cell>
              <table:table-cell office:value-type="float" office:value="0.831377379937988">
                <text:p>0.831377379937988</text:p>
              </table:table-cell>
              <table:table-cell office:value-type="float" office:value="0.87180935118307">
                <text:p>0.871809351183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836282362850269">
                <text:p>0.836282362850269</text:p>
              </table:table-cell>
              <table:table-cell office:value-type="float" office:value="0.836282362850269">
                <text:p>0.836282362850269</text:p>
              </table:table-cell>
              <table:table-cell office:value-type="float" office:value="0.836282362850269">
                <text:p>0.836282362850269</text:p>
              </table:table-cell>
              <table:table-cell office:value-type="float" office:value="0.87786668695168">
                <text:p>0.87786668695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841134492013326">
                <text:p>0.841134492013326</text:p>
              </table:table-cell>
              <table:table-cell office:value-type="float" office:value="0.841134492013326">
                <text:p>0.841134492013326</text:p>
              </table:table-cell>
              <table:table-cell office:value-type="float" office:value="0.841134492013326">
                <text:p>0.841134492013326</text:p>
              </table:table-cell>
              <table:table-cell office:value-type="float" office:value="0.883756169761018">
                <text:p>0.883756169761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.845935189615425">
                <text:p>0.845935189615425</text:p>
              </table:table-cell>
              <table:table-cell office:value-type="float" office:value="0.845935189615425">
                <text:p>0.845935189615425</text:p>
              </table:table-cell>
              <table:table-cell office:value-type="float" office:value="0.845935189615425">
                <text:p>0.845935189615425</text:p>
              </table:table-cell>
              <table:table-cell office:value-type="float" office:value="0.889479542309174">
                <text:p>0.889479542309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0.850685817368202">
                <text:p>0.850685817368202</text:p>
              </table:table-cell>
              <table:table-cell office:value-type="float" office:value="0.850685817368202">
                <text:p>0.850685817368202</text:p>
              </table:table-cell>
              <table:table-cell office:value-type="float" office:value="0.850685817368202">
                <text:p>0.850685817368202</text:p>
              </table:table-cell>
              <table:table-cell office:value-type="float" office:value="0.895038530941057">
                <text:p>0.8950385309410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855387679992951">
                <text:p>0.855387679992951</text:p>
              </table:table-cell>
              <table:table-cell office:value-type="float" office:value="0.855387679992951">
                <text:p>0.855387679992951</text:p>
              </table:table-cell>
              <table:table-cell office:value-type="float" office:value="0.855387679992951">
                <text:p>0.855387679992951</text:p>
              </table:table-cell>
              <table:table-cell office:value-type="float" office:value="0.900434846903324">
                <text:p>0.900434846903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860042028454851">
                <text:p>0.860042028454851</text:p>
              </table:table-cell>
              <table:table-cell office:value-type="float" office:value="0.860042028454851">
                <text:p>0.860042028454851</text:p>
              </table:table-cell>
              <table:table-cell office:value-type="float" office:value="0.860042028454851">
                <text:p>0.860042028454851</text:p>
              </table:table-cell>
              <table:table-cell office:value-type="float" office:value="0.905670187473177">
                <text:p>0.905670187473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864650062966948">
                <text:p>0.864650062966948</text:p>
              </table:table-cell>
              <table:table-cell office:value-type="float" office:value="0.864650062966948">
                <text:p>0.864650062966948</text:p>
              </table:table-cell>
              <table:table-cell office:value-type="float" office:value="0.864650062966948">
                <text:p>0.864650062966948</text:p>
              </table:table-cell>
              <table:table-cell office:value-type="float" office:value="0.910746236972827">
                <text:p>0.910746236972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.86921293578348">
                <text:p>0.86921293578348</text:p>
              </table:table-cell>
              <table:table-cell office:value-type="float" office:value="0.86921293578348">
                <text:p>0.86921293578348</text:p>
              </table:table-cell>
              <table:table-cell office:value-type="float" office:value="0.86921293578348">
                <text:p>0.86921293578348</text:p>
              </table:table-cell>
              <table:table-cell office:value-type="float" office:value="0.91566466768025">
                <text:p>0.915664667680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873731753800262">
                <text:p>0.873731753800262</text:p>
              </table:table-cell>
              <table:table-cell office:value-type="float" office:value="0.873731753800262">
                <text:p>0.873731753800262</text:p>
              </table:table-cell>
              <table:table-cell office:value-type="float" office:value="0.873731753800262">
                <text:p>0.873731753800262</text:p>
              </table:table-cell>
              <table:table-cell office:value-type="float" office:value="0.920427140645773">
                <text:p>0.920427140645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87820758097806">
                <text:p>0.87820758097806</text:p>
              </table:table-cell>
              <table:table-cell office:value-type="float" office:value="0.87820758097806">
                <text:p>0.87820758097806</text:p>
              </table:table-cell>
              <table:table-cell office:value-type="float" office:value="0.87820758097806">
                <text:p>0.87820758097806</text:p>
              </table:table-cell>
              <table:table-cell office:value-type="float" office:value="0.925035306423105">
                <text:p>0.925035306423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82641440603402">
                <text:p>0.882641440603402</text:p>
              </table:table-cell>
              <table:table-cell office:value-type="float" office:value="0.882641440603402">
                <text:p>0.882641440603402</text:p>
              </table:table-cell>
              <table:table-cell office:value-type="float" office:value="0.882641440603402">
                <text:p>0.882641440603402</text:p>
              </table:table-cell>
              <table:table-cell office:value-type="float" office:value="0.929490805722591">
                <text:p>0.929490805722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0.887034317399873">
                <text:p>0.887034317399873</text:p>
              </table:table-cell>
              <table:table-cell office:value-type="float" office:value="0.887034317399873">
                <text:p>0.887034317399873</text:p>
              </table:table-cell>
              <table:table-cell office:value-type="float" office:value="0.887034317399873">
                <text:p>0.887034317399873</text:p>
              </table:table-cell>
              <table:table-cell office:value-type="float" office:value="0.933795269993701">
                <text:p>0.9337952699937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891387159501753">
                <text:p>0.891387159501753</text:p>
              </table:table-cell>
              <table:table-cell office:value-type="float" office:value="0.891387159501753">
                <text:p>0.891387159501753</text:p>
              </table:table-cell>
              <table:table-cell office:value-type="float" office:value="0.891387159501753">
                <text:p>0.891387159501753</text:p>
              </table:table-cell>
              <table:table-cell office:value-type="float" office:value="0.937950321943114">
                <text:p>0.937950321943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95700880300745">
                <text:p>0.895700880300745</text:p>
              </table:table-cell>
              <table:table-cell office:value-type="float" office:value="0.895700880300745">
                <text:p>0.895700880300745</text:p>
              </table:table-cell>
              <table:table-cell office:value-type="float" office:value="0.895700880300745">
                <text:p>0.895700880300745</text:p>
              </table:table-cell>
              <table:table-cell office:value-type="float" office:value="0.941957575994164">
                <text:p>0.941957575994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899976360175581">
                <text:p>0.899976360175581</text:p>
              </table:table-cell>
              <table:table-cell office:value-type="float" office:value="0.899976360175581">
                <text:p>0.899976360175581</text:p>
              </table:table-cell>
              <table:table-cell office:value-type="float" office:value="0.899976360175581">
                <text:p>0.899976360175581</text:p>
              </table:table-cell>
              <table:table-cell office:value-type="float" office:value="0.945818638692871">
                <text:p>0.945818638692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904214448113396">
                <text:p>0.904214448113396</text:p>
              </table:table-cell>
              <table:table-cell office:value-type="float" office:value="0.904214448113396">
                <text:p>0.904214448113396</text:p>
              </table:table-cell>
              <table:table-cell office:value-type="float" office:value="0.904214448113396">
                <text:p>0.904214448113396</text:p>
              </table:table-cell>
              <table:table-cell office:value-type="float" office:value="0.949535109065295">
                <text:p>0.949535109065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0.908415963231008">
                <text:p>0.908415963231008</text:p>
              </table:table-cell>
              <table:table-cell office:value-type="float" office:value="0.908415963231008">
                <text:p>0.908415963231008</text:p>
              </table:table-cell>
              <table:table-cell office:value-type="float" office:value="0.908415963231008">
                <text:p>0.908415963231008</text:p>
              </table:table-cell>
              <table:table-cell office:value-type="float" office:value="0.953108578930547">
                <text:p>0.953108578930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0.9125816962035">
                <text:p>0.9125816962035</text:p>
              </table:table-cell>
              <table:table-cell office:value-type="float" office:value="0.9125816962035">
                <text:p>0.9125816962035</text:p>
              </table:table-cell>
              <table:table-cell office:value-type="float" office:value="0.9125816962035">
                <text:p>0.9125816962035</text:p>
              </table:table-cell>
              <table:table-cell office:value-type="float" office:value="0.956540633173371">
                <text:p>0.9565406331733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916712410606889">
                <text:p>0.916712410606889</text:p>
              </table:table-cell>
              <table:table-cell office:value-type="float" office:value="0.916712410606889">
                <text:p>0.916712410606889</text:p>
              </table:table-cell>
              <table:table-cell office:value-type="float" office:value="0.916712410606889">
                <text:p>0.916712410606889</text:p>
              </table:table-cell>
              <table:table-cell office:value-type="float" office:value="0.959832849979882">
                <text:p>0.959832849979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92080884418107">
                <text:p>0.92080884418107</text:p>
              </table:table-cell>
              <table:table-cell office:value-type="float" office:value="0.92080884418107">
                <text:p>0.92080884418107</text:p>
              </table:table-cell>
              <table:table-cell office:value-type="float" office:value="0.92080884418107">
                <text:p>0.92080884418107</text:p>
              </table:table-cell>
              <table:table-cell office:value-type="float" office:value="0.962986801039731">
                <text:p>0.962986801039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92487171001872">
                <text:p>0.92487171001872</text:p>
              </table:table-cell>
              <table:table-cell office:value-type="float" office:value="0.92487171001872">
                <text:p>0.92487171001872</text:p>
              </table:table-cell>
              <table:table-cell office:value-type="float" office:value="0.92487171001872">
                <text:p>0.92487171001872</text:p>
              </table:table-cell>
              <table:table-cell office:value-type="float" office:value="0.966004051717673">
                <text:p>0.966004051717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928901697685371">
                <text:p>0.928901697685371</text:p>
              </table:table-cell>
              <table:table-cell office:value-type="float" office:value="0.928901697685371">
                <text:p>0.928901697685371</text:p>
              </table:table-cell>
              <table:table-cell office:value-type="float" office:value="0.928901697685371">
                <text:p>0.928901697685371</text:p>
              </table:table-cell>
              <table:table-cell office:value-type="float" office:value="0.968886161197264">
                <text:p>0.968886161197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932899474275435">
                <text:p>0.932899474275435</text:p>
              </table:table-cell>
              <table:table-cell office:value-type="float" office:value="0.932899474275435">
                <text:p>0.932899474275435</text:p>
              </table:table-cell>
              <table:table-cell office:value-type="float" office:value="0.932899474275435">
                <text:p>0.932899474275435</text:p>
              </table:table-cell>
              <table:table-cell office:value-type="float" office:value="0.971634682599178">
                <text:p>0.971634682599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0.936865685408567">
                <text:p>0.936865685408567</text:p>
              </table:table-cell>
              <table:table-cell office:value-type="float" office:value="0.936865685408567">
                <text:p>0.936865685408567</text:p>
              </table:table-cell>
              <table:table-cell office:value-type="float" office:value="0.936865685408567">
                <text:p>0.936865685408567</text:p>
              </table:table-cell>
              <table:table-cell office:value-type="float" office:value="0.974251163076429">
                <text:p>0.9742511630764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940800956170432">
                <text:p>0.940800956170432</text:p>
              </table:table-cell>
              <table:table-cell office:value-type="float" office:value="0.940800956170432">
                <text:p>0.940800956170432</text:p>
              </table:table-cell>
              <table:table-cell office:value-type="float" office:value="0.940800956170432">
                <text:p>0.940800956170432</text:p>
              </table:table-cell>
              <table:table-cell office:value-type="float" office:value="0.976737143888579">
                <text:p>0.97673714388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944705892001581">
                <text:p>0.944705892001581</text:p>
              </table:table-cell>
              <table:table-cell office:value-type="float" office:value="0.944705892001581">
                <text:p>0.944705892001581</text:p>
              </table:table-cell>
              <table:table-cell office:value-type="float" office:value="0.944705892001581">
                <text:p>0.944705892001581</text:p>
              </table:table-cell>
              <table:table-cell office:value-type="float" office:value="0.979094160456858">
                <text:p>0.979094160456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948581079537883">
                <text:p>0.948581079537883</text:p>
              </table:table-cell>
              <table:table-cell office:value-type="float" office:value="0.948581079537883">
                <text:p>0.948581079537883</text:p>
              </table:table-cell>
              <table:table-cell office:value-type="float" office:value="0.948581079537883">
                <text:p>0.948581079537883</text:p>
              </table:table-cell>
              <table:table-cell office:value-type="float" office:value="0.981323742401945">
                <text:p>0.981323742401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952427087405685">
                <text:p>0.952427087405685</text:p>
              </table:table-cell>
              <table:table-cell office:value-type="float" office:value="0.952427087405685">
                <text:p>0.952427087405685</text:p>
              </table:table-cell>
              <table:table-cell office:value-type="float" office:value="0.952427087405685">
                <text:p>0.952427087405685</text:p>
              </table:table-cell>
              <table:table-cell office:value-type="float" office:value="0.983427413566022">
                <text:p>0.983427413566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956244466974624">
                <text:p>0.956244466974624</text:p>
              </table:table-cell>
              <table:table-cell office:value-type="float" office:value="0.956244466974624">
                <text:p>0.956244466974624</text:p>
              </table:table-cell>
              <table:table-cell office:value-type="float" office:value="0.956244466974624">
                <text:p>0.956244466974624</text:p>
              </table:table-cell>
              <table:table-cell office:value-type="float" office:value="0.985406692020591">
                <text:p>0.9854066920205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960033753070801">
                <text:p>0.960033753070801</text:p>
              </table:table-cell>
              <table:table-cell office:value-type="float" office:value="0.960033753070801">
                <text:p>0.960033753070801</text:p>
              </table:table-cell>
              <table:table-cell office:value-type="float" office:value="0.960033753070801">
                <text:p>0.960033753070801</text:p>
              </table:table-cell>
              <table:table-cell office:value-type="float" office:value="0.987263090061407">
                <text:p>0.987263090061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63795464652834">
                <text:p>0.963795464652834</text:p>
              </table:table-cell>
              <table:table-cell office:value-type="float" office:value="0.963795464652834">
                <text:p>0.963795464652834</text:p>
              </table:table-cell>
              <table:table-cell office:value-type="float" office:value="0.963795464652834">
                <text:p>0.963795464652834</text:p>
              </table:table-cell>
              <table:table-cell office:value-type="float" office:value="0.988998114191782">
                <text:p>0.9889981141917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67530105453092">
                <text:p>0.967530105453092</text:p>
              </table:table-cell>
              <table:table-cell office:value-type="float" office:value="0.967530105453092">
                <text:p>0.967530105453092</text:p>
              </table:table-cell>
              <table:table-cell office:value-type="float" office:value="0.967530105453092">
                <text:p>0.967530105453092</text:p>
              </table:table-cell>
              <table:table-cell office:value-type="float" office:value="0.990613265095411">
                <text:p>0.990613265095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71238164586291">
                <text:p>0.971238164586291</text:p>
              </table:table-cell>
              <table:table-cell office:value-type="float" office:value="0.971238164586291">
                <text:p>0.971238164586291</text:p>
              </table:table-cell>
              <table:table-cell office:value-type="float" office:value="0.971238164586291">
                <text:p>0.971238164586291</text:p>
              </table:table-cell>
              <table:table-cell office:value-type="float" office:value="0.992110037599779">
                <text:p>0.992110037599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74920117127422">
                <text:p>0.974920117127422</text:p>
              </table:table-cell>
              <table:table-cell office:value-type="float" office:value="0.974920117127422">
                <text:p>0.974920117127422</text:p>
              </table:table-cell>
              <table:table-cell office:value-type="float" office:value="0.974920117127422">
                <text:p>0.974920117127422</text:p>
              </table:table-cell>
              <table:table-cell office:value-type="float" office:value="0.993489920631132">
                <text:p>0.993489920631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78576424660892">
                <text:p>0.978576424660892</text:p>
              </table:table-cell>
              <table:table-cell office:value-type="float" office:value="0.978576424660892">
                <text:p>0.978576424660892</text:p>
              </table:table-cell>
              <table:table-cell office:value-type="float" office:value="0.978576424660892">
                <text:p>0.978576424660892</text:p>
              </table:table-cell>
              <table:table-cell office:value-type="float" office:value="0.994754397161895">
                <text:p>0.994754397161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82207535802583">
                <text:p>0.982207535802583</text:p>
              </table:table-cell>
              <table:table-cell office:value-type="float" office:value="0.982207535802583">
                <text:p>0.982207535802583</text:p>
              </table:table-cell>
              <table:table-cell office:value-type="float" office:value="0.982207535802583">
                <text:p>0.982207535802583</text:p>
              </table:table-cell>
              <table:table-cell office:value-type="float" office:value="0.995904944151388">
                <text:p>0.9959049441513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8581388669645">
                <text:p>0.98581388669645</text:p>
              </table:table-cell>
              <table:table-cell office:value-type="float" office:value="0.98581388669645">
                <text:p>0.98581388669645</text:p>
              </table:table-cell>
              <table:table-cell office:value-type="float" office:value="0.98581388669645">
                <text:p>0.98581388669645</text:p>
              </table:table-cell>
              <table:table-cell office:value-type="float" office:value="0.99694303248058">
                <text:p>0.99694303248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8939590148714">
                <text:p>0.98939590148714</text:p>
              </table:table-cell>
              <table:table-cell office:value-type="float" office:value="0.98939590148714">
                <text:p>0.98939590148714</text:p>
              </table:table-cell>
              <table:table-cell office:value-type="float" office:value="0.98939590148714">
                <text:p>0.98939590148714</text:p>
              </table:table-cell>
              <table:table-cell office:value-type="float" office:value="0.997870126881598">
                <text:p>0.997870126881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92953992770028">
                <text:p>0.992953992770028</text:p>
              </table:table-cell>
              <table:table-cell office:value-type="float" office:value="0.992953992770028">
                <text:p>0.992953992770028</text:p>
              </table:table-cell>
              <table:table-cell office:value-type="float" office:value="0.992953992770028">
                <text:p>0.992953992770028</text:p>
              </table:table-cell>
              <table:table-cell office:value-type="float" office:value="0.998687685862643">
                <text:p>0.9986876858626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6488562019974">
                <text:p>0.996488562019974</text:p>
              </table:table-cell>
              <table:table-cell office:value-type="float" office:value="0.996488562019974">
                <text:p>0.996488562019974</text:p>
              </table:table-cell>
              <table:table-cell office:value-type="float" office:value="0.996488562019974">
                <text:p>0.996488562019974</text:p>
              </table:table-cell>
              <table:table-cell office:value-type="float" office:value="0.9993971616289">
                <text:p>0.99939716162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